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cm" fo:margin-left="0.025cm" fo:margin-right="0.014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91*"/>
    </style:style>
    <style:style style:name="Table34.B" style:family="table-column">
      <style:table-column-properties style:column-width="9.432cm" style:rel-column-width="3134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17" style:family="table-cell">
      <style:table-cell-properties style:vertical-align="middle" fo:background-color="#f3f3f3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2" style:family="table">
      <style:table-properties style:width="18.493cm" fo:margin-left="0.753cm" fo:margin-right="0.513cm" table:align="margins"/>
    </style:style>
    <style:style style:name="Table82.A" style:family="table-column">
      <style:table-column-properties style:column-width="18.493cm" style:rel-column-width="65535*"/>
    </style:style>
    <style:style style:name="Table82.A1" style:family="table-cell">
      <style:table-cell-properties fo:padding="0.097cm" fo:border="0.002cm solid #000000"/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6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4.732cm" fo:margin-left="2.387cm" fo:margin-right="2.641cm" fo:break-before="page" table:align="margins"/>
    </style:style>
    <style:style style:name="Table18.A" style:family="table-column">
      <style:table-column-properties style:column-width="14.732cm" style:rel-column-width="65535*"/>
    </style:style>
    <style:style style:name="Table18.A1" style:family="table-cell">
      <style:table-cell-properties fo:padding="0.097cm" fo:border="0.002cm solid #000000"/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609cm" fo:margin-left="2.671cm" fo:margin-right="10.479cm" table:align="margins" fo:background-color="transparent">
        <style:background-image/>
      </style:table-properties>
    </style:style>
    <style:style style:name="Table79.A" style:family="table-column">
      <style:table-column-properties style:column-width="2.2cm" style:rel-column-width="21810*"/>
    </style:style>
    <style:style style:name="Table79.C" style:family="table-column">
      <style:table-column-properties style:column-width="2.21cm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5" style:family="table">
      <style:table-properties style:width="18.643cm" fo:margin-left="0.674cm" fo:margin-right="0.443cm" table:align="margins"/>
    </style:style>
    <style:style style:name="Table85.A" style:family="table-column">
      <style:table-column-properties style:column-width="18.643cm" style:rel-column-width="65535*"/>
    </style:style>
    <style:style style:name="Table8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8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3.A" style:family="table-column">
      <style:table-column-properties style:column-width="4.981cm" style:rel-column-width="16573*"/>
    </style:style>
    <style:style style:name="Table83.B" style:family="table-column">
      <style:table-column-properties style:column-width="1.766cm" style:rel-column-width="5877*"/>
    </style:style>
    <style:style style:name="Table83.C" style:family="table-column">
      <style:table-column-properties style:column-width="12.95cm" style:rel-column-width="43085*"/>
    </style:style>
    <style:style style:name="Table83.1" style:family="table-row">
      <style:table-row-properties fo:background-color="#e6e6e6">
        <style:background-image/>
      </style:table-row-properties>
    </style:style>
    <style:style style:name="Table8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3.2" style:family="table-row">
      <style:table-row-properties fo:background-color="#ffffcc">
        <style:background-image/>
      </style:table-row-properties>
    </style:style>
    <style:style style:name="Table8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4.A" style:family="table-column">
      <style:table-column-properties style:column-width="4.981cm" style:rel-column-width="16573*"/>
    </style:style>
    <style:style style:name="Table84.B" style:family="table-column">
      <style:table-column-properties style:column-width="1.766cm" style:rel-column-width="5877*"/>
    </style:style>
    <style:style style:name="Table84.C" style:family="table-column">
      <style:table-column-properties style:column-width="12.95cm" style:rel-column-width="43085*"/>
    </style:style>
    <style:style style:name="Table84.1" style:family="table-row">
      <style:table-row-properties fo:background-color="#e6e6e6">
        <style:background-image/>
      </style:table-row-properties>
    </style:style>
    <style:style style:name="Table8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4.2" style:family="table-row">
      <style:table-row-properties fo:background-color="#ffffcc">
        <style:background-image/>
      </style:table-row-properties>
    </style:style>
    <style:style style:name="Table8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6" style:family="table">
      <style:table-properties style:width="18.643cm" fo:margin-left="0.674cm" fo:margin-right="0.443cm" table:align="margins"/>
    </style:style>
    <style:style style:name="Table86.A" style:family="table-column">
      <style:table-column-properties style:column-width="18.643cm" style:rel-column-width="65535*"/>
    </style:style>
    <style:style style:name="Table8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7" style:family="table">
      <style:table-properties style:width="18.643cm" fo:margin-left="0.674cm" fo:margin-right="0.443cm" table:align="margins"/>
    </style:style>
    <style:style style:name="Table87.A" style:family="table-column">
      <style:table-column-properties style:column-width="18.643cm" style:rel-column-width="65535*"/>
    </style:style>
    <style:style style:name="Table87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8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0.A" style:family="table-column">
      <style:table-column-properties style:column-width="4.981cm" style:rel-column-width="16573*"/>
    </style:style>
    <style:style style:name="Table80.B" style:family="table-column">
      <style:table-column-properties style:column-width="1.766cm" style:rel-column-width="5877*"/>
    </style:style>
    <style:style style:name="Table80.C" style:family="table-column">
      <style:table-column-properties style:column-width="12.95cm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1.A" style:family="table-column">
      <style:table-column-properties style:column-width="4.978cm" style:rel-column-width="16562*"/>
    </style:style>
    <style:style style:name="Table81.B" style:family="table-column">
      <style:table-column-properties style:column-width="1.766cm" style:rel-column-width="5877*"/>
    </style:style>
    <style:style style:name="Table81.C" style:family="table-column">
      <style:table-column-properties style:column-width="12.952cm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9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94.A" style:family="table-column">
      <style:table-column-properties style:column-width="4.981cm" style:rel-column-width="16573*"/>
    </style:style>
    <style:style style:name="Table94.B" style:family="table-column">
      <style:table-column-properties style:column-width="1.766cm" style:rel-column-width="5877*"/>
    </style:style>
    <style:style style:name="Table94.C" style:family="table-column">
      <style:table-column-properties style:column-width="12.95cm" style:rel-column-width="43085*"/>
    </style:style>
    <style:style style:name="Table94.1" style:family="table-row">
      <style:table-row-properties fo:background-color="#e6e6e6">
        <style:background-image/>
      </style:table-row-properties>
    </style:style>
    <style:style style:name="Table9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9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94.2" style:family="table-row">
      <style:table-row-properties fo:background-color="#ffffcc">
        <style:background-image/>
      </style:table-row-properties>
    </style:style>
    <style:style style:name="Table9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9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9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95.A" style:family="table-column">
      <style:table-column-properties style:column-width="4.981cm" style:rel-column-width="16573*"/>
    </style:style>
    <style:style style:name="Table95.B" style:family="table-column">
      <style:table-column-properties style:column-width="1.766cm" style:rel-column-width="5877*"/>
    </style:style>
    <style:style style:name="Table95.C" style:family="table-column">
      <style:table-column-properties style:column-width="12.95cm" style:rel-column-width="43085*"/>
    </style:style>
    <style:style style:name="Table95.1" style:family="table-row">
      <style:table-row-properties fo:background-color="#e6e6e6">
        <style:background-image/>
      </style:table-row-properties>
    </style:style>
    <style:style style:name="Table9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9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95.2" style:family="table-row">
      <style:table-row-properties fo:background-color="#ffffcc">
        <style:background-image/>
      </style:table-row-properties>
    </style:style>
    <style:style style:name="Table9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9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8.A" style:family="table-column">
      <style:table-column-properties style:column-width="4.981cm" style:rel-column-width="16573*"/>
    </style:style>
    <style:style style:name="Table88.B" style:family="table-column">
      <style:table-column-properties style:column-width="1.766cm" style:rel-column-width="5877*"/>
    </style:style>
    <style:style style:name="Table88.C" style:family="table-column">
      <style:table-column-properties style:column-width="12.95cm" style:rel-column-width="43085*"/>
    </style:style>
    <style:style style:name="Table88.1" style:family="table-row">
      <style:table-row-properties fo:background-color="#e6e6e6">
        <style:background-image/>
      </style:table-row-properties>
    </style:style>
    <style:style style:name="Table8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8.2" style:family="table-row">
      <style:table-row-properties fo:background-color="#ffffcc">
        <style:background-image/>
      </style:table-row-properties>
    </style:style>
    <style:style style:name="Table8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9.A" style:family="table-column">
      <style:table-column-properties style:column-width="4.981cm" style:rel-column-width="16573*"/>
    </style:style>
    <style:style style:name="Table89.B" style:family="table-column">
      <style:table-column-properties style:column-width="1.766cm" style:rel-column-width="5877*"/>
    </style:style>
    <style:style style:name="Table89.C" style:family="table-column">
      <style:table-column-properties style:column-width="12.95cm" style:rel-column-width="43085*"/>
    </style:style>
    <style:style style:name="Table89.1" style:family="table-row">
      <style:table-row-properties fo:background-color="#e6e6e6">
        <style:background-image/>
      </style:table-row-properties>
    </style:style>
    <style:style style:name="Table8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9.2" style:family="table-row">
      <style:table-row-properties fo:background-color="#ffffcc">
        <style:background-image/>
      </style:table-row-properties>
    </style:style>
    <style:style style:name="Table8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9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90.A" style:family="table-column">
      <style:table-column-properties style:column-width="4.981cm" style:rel-column-width="16573*"/>
    </style:style>
    <style:style style:name="Table90.B" style:family="table-column">
      <style:table-column-properties style:column-width="1.766cm" style:rel-column-width="5877*"/>
    </style:style>
    <style:style style:name="Table90.C" style:family="table-column">
      <style:table-column-properties style:column-width="12.95cm" style:rel-column-width="43085*"/>
    </style:style>
    <style:style style:name="Table90.1" style:family="table-row">
      <style:table-row-properties fo:background-color="#e6e6e6">
        <style:background-image/>
      </style:table-row-properties>
    </style:style>
    <style:style style:name="Table9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9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90.2" style:family="table-row">
      <style:table-row-properties fo:background-color="#ffffcc">
        <style:background-image/>
      </style:table-row-properties>
    </style:style>
    <style:style style:name="Table9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9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9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91.A" style:family="table-column">
      <style:table-column-properties style:column-width="4.981cm" style:rel-column-width="16573*"/>
    </style:style>
    <style:style style:name="Table91.B" style:family="table-column">
      <style:table-column-properties style:column-width="1.766cm" style:rel-column-width="5877*"/>
    </style:style>
    <style:style style:name="Table91.C" style:family="table-column">
      <style:table-column-properties style:column-width="12.95cm" style:rel-column-width="43085*"/>
    </style:style>
    <style:style style:name="Table91.1" style:family="table-row">
      <style:table-row-properties fo:background-color="#e6e6e6">
        <style:background-image/>
      </style:table-row-properties>
    </style:style>
    <style:style style:name="Table9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9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91.2" style:family="table-row">
      <style:table-row-properties fo:background-color="#ffffcc">
        <style:background-image/>
      </style:table-row-properties>
    </style:style>
    <style:style style:name="Table9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9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9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92.A" style:family="table-column">
      <style:table-column-properties style:column-width="4.981cm" style:rel-column-width="16573*"/>
    </style:style>
    <style:style style:name="Table92.B" style:family="table-column">
      <style:table-column-properties style:column-width="1.766cm" style:rel-column-width="5877*"/>
    </style:style>
    <style:style style:name="Table92.C" style:family="table-column">
      <style:table-column-properties style:column-width="12.95cm" style:rel-column-width="43085*"/>
    </style:style>
    <style:style style:name="Table92.1" style:family="table-row">
      <style:table-row-properties fo:background-color="#e6e6e6">
        <style:background-image/>
      </style:table-row-properties>
    </style:style>
    <style:style style:name="Table9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9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92.2" style:family="table-row">
      <style:table-row-properties fo:background-color="#ffffcc">
        <style:background-image/>
      </style:table-row-properties>
    </style:style>
    <style:style style:name="Table9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9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9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93.A" style:family="table-column">
      <style:table-column-properties style:column-width="4.981cm" style:rel-column-width="16573*"/>
    </style:style>
    <style:style style:name="Table93.B" style:family="table-column">
      <style:table-column-properties style:column-width="1.766cm" style:rel-column-width="5877*"/>
    </style:style>
    <style:style style:name="Table93.C" style:family="table-column">
      <style:table-column-properties style:column-width="12.95cm" style:rel-column-width="43085*"/>
    </style:style>
    <style:style style:name="Table93.1" style:family="table-row">
      <style:table-row-properties fo:background-color="#e6e6e6">
        <style:background-image/>
      </style:table-row-properties>
    </style:style>
    <style:style style:name="Table9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9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93.2" style:family="table-row">
      <style:table-row-properties fo:background-color="#ffffcc">
        <style:background-image/>
      </style:table-row-properties>
    </style:style>
    <style:style style:name="Table9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9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text-properties style:font-name="Arial2" fo:font-size="10pt" style:font-size-asian="10pt" style:font-size-complex="10pt"/>
    </style:style>
    <style:style style:name="P46" style:family="paragraph" style:parent-style-name="Text_20_body">
      <style:text-properties style:font-name="Arial2" fo:font-weight="normal" style:font-weight-asian="normal" style:font-weight-complex="normal"/>
    </style:style>
    <style:style style:name="P47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text-properties style:font-name="Arial2" fo:font-style="normal" style:font-style-asian="normal" style:font-style-complex="normal"/>
    </style:style>
    <style:style style:name="P49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4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57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58" style:family="paragraph" style:parent-style-name="Text_20_body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margin-top="0cm" fo:margin-bottom="0cm" fo:text-align="start" style:justify-single-word="false"/>
    </style:style>
    <style:style style:name="P60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</style:style>
    <style:style style:name="P61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2" style:family="paragraph" style:parent-style-name="Text_20_body">
      <style:paragraph-properties fo:margin-top="0cm" fo:margin-bottom="0cm">
        <style:tab-stops>
          <style:tab-stop style:position="11.596cm"/>
        </style:tab-stops>
      </style:paragraph-properties>
    </style:style>
    <style:style style:name="P63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5" style:family="paragraph" style:parent-style-name="Text_20_body">
      <style:paragraph-properties fo:margin-top="0cm" fo:margin-bottom="0cm" fo:text-align="start" style:justify-single-word="false" fo:background-color="transparent">
        <style:tab-stops>
          <style:tab-stop style:position="2.328cm"/>
        </style:tab-stops>
        <style:background-image/>
      </style:paragraph-properties>
    </style:style>
    <style:style style:name="P66" style:family="paragraph" style:parent-style-name="Text_20_body">
      <style:paragraph-properties fo:margin-top="0cm" fo:margin-bottom="0cm" fo:text-align="start" style:justify-single-word="false" fo:background-color="transparent">
        <style:tab-stops>
          <style:tab-stop style:position="2.877cm"/>
        </style:tab-stops>
        <style:background-image/>
      </style:paragraph-properties>
    </style:style>
    <style:style style:name="P67" style:family="paragraph" style:parent-style-name="Text_20_body">
      <style:paragraph-properties fo:margin-top="0cm" fo:margin-bottom="0cm" fo:text-align="start" style:justify-single-word="false" fo:background-color="transparent">
        <style:tab-stops>
          <style:tab-stop style:position="4.221cm"/>
        </style:tab-stops>
        <style:background-image/>
      </style:paragraph-properties>
    </style:style>
    <style:style style:name="P68" style:family="paragraph" style:parent-style-name="Text_20_body">
      <style:paragraph-properties fo:margin-top="0cm" fo:margin-bottom="0cm" fo:text-align="start" style:justify-single-word="false" fo:background-color="transparent">
        <style:tab-stops>
          <style:tab-stop style:position="2.328cm"/>
        </style:tab-stops>
        <style:background-image/>
      </style:paragraph-properties>
      <style:text-properties fo:color="#000000" style:font-name="Arial2" fo:font-size="10pt" style:font-size-asian="10pt" style:font-name-complex="Arial2" style:font-size-complex="10pt"/>
    </style:style>
    <style:style style:name="P69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70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2" style:family="paragraph" style:parent-style-name="Standard">
      <style:text-properties style:font-name="Arial2" fo:font-size="10pt" style:font-size-asian="10pt" style:font-size-complex="10pt"/>
    </style:style>
    <style:style style:name="P73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5" style:family="paragraph" style:parent-style-name="Standard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8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81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</style:style>
    <style:style style:name="P84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5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6" style:family="paragraph" style:parent-style-name="Standard">
      <style:paragraph-properties>
        <style:tab-stops>
          <style:tab-stop style:position="2.328cm"/>
        </style:tab-stops>
      </style:paragraph-properties>
    </style:style>
    <style:style style:name="P87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break-before="page"/>
    </style:style>
    <style:style style:name="P89" style:family="paragraph" style:parent-style-name="Contents_20_Heading">
      <style:paragraph-properties fo:break-before="page"/>
    </style:style>
    <style:style style:name="P90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91" style:family="paragraph" style:parent-style-name="Text_20_body">
      <style:paragraph-properties fo:margin-left="1.127cm" fo:margin-right="0cm" fo:text-indent="0cm" style:auto-text-indent="false"/>
    </style:style>
    <style:style style:name="P92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3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4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5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6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7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8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100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102" style:family="paragraph" style:parent-style-name="Text_20_body">
      <style:paragraph-properties fo:margin-top="0cm" fo:margin-bottom="0.4cm"/>
      <style:text-properties fo:font-weight="normal" style:font-weight-asian="normal" style:font-weight-complex="normal"/>
    </style:style>
    <style:style style:name="P103" style:family="paragraph" style:parent-style-name="Text_20_body">
      <style:paragraph-properties fo:margin-left="0.4cm" fo:margin-right="0cm" fo:margin-top="0.101cm" fo:margin-bottom="0.101cm" fo:text-indent="0cm" style:auto-text-indent="false"/>
    </style:style>
    <style:style style:name="P104" style:family="paragraph" style:parent-style-name="Text_20_body">
      <style:paragraph-properties fo:margin-left="0.4cm" fo:margin-right="0.4cm" fo:margin-top="0.101cm" fo:margin-bottom="0.101cm" fo:text-indent="0cm" style:auto-text-indent="false"/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105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</style:style>
    <style:style style:name="P106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7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109" style:family="paragraph" style:parent-style-name="Heading_20_1">
      <style:paragraph-properties fo:break-before="page"/>
    </style:style>
    <style:style style:name="P110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11" style:family="paragraph" style:parent-style-name="Heading_20_2">
      <style:text-properties style:font-name="Arial2" fo:font-size="10pt" style:font-size-asian="10pt" style:font-size-complex="10pt"/>
    </style:style>
    <style:style style:name="P112" style:family="paragraph" style:parent-style-name="Heading_20_2">
      <style:paragraph-properties fo:break-before="page"/>
    </style:style>
    <style:style style:name="P113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14" style:family="paragraph" style:parent-style-name="Text_20_body" style:list-style-name="L1"/>
    <style:style style:name="P115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16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17" style:family="paragraph" style:parent-style-name="Text_20_body" style:list-style-name="L1">
      <style:paragraph-properties>
        <style:tab-stops>
          <style:tab-stop style:position="6.405cm"/>
        </style:tab-stops>
      </style:paragraph-properties>
    </style:style>
    <style:style style:name="P118" style:family="paragraph" style:parent-style-name="Text_20_body" style:list-style-name="L3"/>
    <style:style style:name="P119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20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21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22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23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24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25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26" style:family="paragraph" style:parent-style-name="Text_20_body" style:list-style-name="L1">
      <style:paragraph-properties fo:margin-top="0.4cm" fo:margin-bottom="0.199cm"/>
    </style:style>
    <style:style style:name="P127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8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9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30" style:family="paragraph" style:parent-style-name="Standard" style:list-style-name="L1"/>
    <style:style style:name="P131" style:family="paragraph" style:parent-style-name="Standard" style:list-style-name="L4">
      <style:paragraph-properties fo:margin-top="0cm" fo:margin-bottom="0.199cm"/>
    </style:style>
    <style:style style:name="P132" style:family="paragraph">
      <style:paragraph-properties fo:text-align="center"/>
    </style:style>
    <style:style style:name="P133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34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="Arial2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use-window-font-color="true" style:font-name-complex="Arial2"/>
    </style:style>
    <style:style style:name="T22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3" style:family="text">
      <style:text-properties style:use-window-font-color="true" style:font-name="Courier New" fo:font-weight="bold" style:font-weight-asian="bold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6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7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8" style:family="text">
      <style:text-properties fo:color="#c00000"/>
    </style:style>
    <style:style style:name="T29" style:family="text">
      <style:text-properties fo:color="#c00000" style:font-name="Arial2" style:font-size-asian="10pt" style:font-name-complex="Arial2" style:font-size-complex="10pt"/>
    </style:style>
    <style:style style:name="T30" style:family="text">
      <style:text-properties fo:color="#c00000" style:font-name="Arial2" fo:font-size="10pt" style:font-size-asian="10pt" style:font-name-complex="Arial2" style:font-size-complex="10pt"/>
    </style:style>
    <style:style style:name="T31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2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3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4" style:family="text">
      <style:text-properties fo:color="#c00000" style:font-name="Arial2" fo:font-weight="normal" style:font-size-asian="10pt" style:font-weight-asian="normal" style:font-name-complex="Arial2" style:font-size-complex="10pt" style:font-weight-complex="normal"/>
    </style:style>
    <style:style style:name="T35" style:family="text">
      <style:text-properties fo:color="#c00000" style:font-name-complex="Arial2"/>
    </style:style>
    <style:style style:name="T36" style:family="text">
      <style:text-properties fo:color="#c00000" style:font-name-asian="Monospace" style:font-name-complex="Arial2"/>
    </style:style>
    <style:style style:name="T37" style:family="text">
      <style:text-properties fo:color="#0000c0"/>
    </style:style>
    <style:style style:name="T38" style:family="text">
      <style:text-properties fo:color="#0000c0" style:font-name="Arial2" style:font-size-asian="10pt" style:font-name-complex="Arial2" style:font-size-complex="10pt"/>
    </style:style>
    <style:style style:name="T39" style:family="text">
      <style:text-properties fo:color="#0000c0" style:font-name="Arial2" fo:font-size="10pt" style:font-size-asian="10pt" style:font-name-complex="Arial2" style:font-size-complex="10pt"/>
    </style:style>
    <style:style style:name="T40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41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42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3" style:family="text">
      <style:text-properties fo:color="#0000c0" style:font-name="Arial2" fo:font-weight="normal" style:font-size-asian="10pt" style:font-weight-asian="normal" style:font-name-complex="Arial2" style:font-size-complex="10pt" style:font-weight-complex="normal"/>
    </style:style>
    <style:style style:name="T44" style:family="text">
      <style:text-properties fo:color="#0000c0" style:font-name="Arial2" style:text-underline-style="none" style:font-size-asian="10pt" style:font-name-complex="Arial2" style:font-size-complex="10pt"/>
    </style:style>
    <style:style style:name="T45" style:family="text">
      <style:text-properties fo:color="#0000c0" style:font-name-complex="Arial2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name-asian="Arial2" style:font-weight-asian="bold" style:font-name-complex="Arial2" style:font-weight-complex="bold"/>
    </style:style>
    <style:style style:name="T48" style:family="text">
      <style:text-properties style:font-name="Arial2"/>
    </style:style>
    <style:style style:name="T49" style:family="text">
      <style:text-properties style:font-name="Arial2" fo:font-size="10pt" style:font-size-asian="10pt" style:font-size-complex="10pt"/>
    </style:style>
    <style:style style:name="T50" style:family="text">
      <style:text-properties style:font-name="Arial2" fo:font-size="10pt" style:font-size-asian="10pt" style:font-name-complex="Arial2" style:font-size-complex="10pt"/>
    </style:style>
    <style:style style:name="T51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2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5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7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8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9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60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61" style:family="text">
      <style:text-properties style:font-name="Arial2" fo:font-size="10pt" style:font-name-asian="HJLJEC+TimesNewRomanPSMT" style:font-size-asian="10pt" style:font-name-complex="HJLJEC+TimesNewRomanPSMT" style:font-size-complex="10pt"/>
    </style:style>
    <style:style style:name="T62" style:family="text">
      <style:text-properties style:font-name="Arial2" fo:font-style="normal" style:font-style-asian="normal" style:font-style-complex="normal"/>
    </style:style>
    <style:style style:name="T63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font-name="Arial2" fo:font-style="italic" style:font-style-asian="italic" style:font-style-complex="italic"/>
    </style:style>
    <style:style style:name="T65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style:font-name="Arial2" fo:font-weight="normal" style:font-weight-asian="normal" style:font-weight-complex="normal"/>
    </style:style>
    <style:style style:name="T67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8" style:family="text">
      <style:text-properties style:font-name="Arial2" fo:font-size="4pt" style:font-size-asian="4pt" style:font-size-complex="4pt"/>
    </style:style>
    <style:style style:name="T69" style:family="text">
      <style:text-properties style:font-name-asian="Arial2" style:font-name-complex="Arial2"/>
    </style:style>
    <style:style style:name="T70" style:family="text">
      <style:text-properties fo:font-size="4pt" style:font-size-asian="4pt" style:font-size-complex="4pt"/>
    </style:style>
    <style:style style:name="T71" style:family="text">
      <style:text-properties fo:font-size="4pt" style:font-name-asian="Arial2" style:font-size-asian="4pt" style:font-name-complex="Arial2" style:font-size-complex="4pt"/>
    </style:style>
    <style:style style:name="T72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style:font-weight-asian="bold" style:font-weight-complex="bold"/>
    </style:style>
    <style:style style:name="T78" style:family="text">
      <style:text-properties fo:font-weight="normal" style:font-name-asian="Arial2" style:font-weight-asian="normal" style:font-name-complex="Arial2" style:font-weight-complex="normal"/>
    </style:style>
    <style:style style:name="T79" style:family="text">
      <style:text-properties style:font-name="Courier New" fo:font-weight="bold" style:font-weight-asian="bold" style:font-weight-complex="bold"/>
    </style:style>
    <style:style style:name="T80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1" style:family="text">
      <style:text-properties style:font-name="Courier New" fo:font-weight="bold" style:font-size-asian="10pt" style:font-weight-asian="bold" style:font-size-complex="10pt" style:font-weight-complex="bold"/>
    </style:style>
    <style:style style:name="T82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5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style:font-name="Courier New" fo:font-style="normal" style:font-style-asian="normal" style:font-style-complex="normal"/>
    </style:style>
    <style:style style:name="T88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9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0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1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92" style:family="text">
      <style:text-properties fo:font-variant="normal" fo:text-transform="none"/>
    </style:style>
    <style:style style:name="T93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/>
    </style:style>
    <style:style style:name="T95" style:family="text">
      <style:text-properties fo:color="#000000" style:font-name-complex="Arial2"/>
    </style:style>
    <style:style style:name="T96" style:family="text">
      <style:text-properties fo:color="#000000" style:font-name="Arial2" fo:font-size="10pt" style:font-size-asian="10pt" style:font-name-complex="Arial2" style:font-size-complex="10pt"/>
    </style:style>
    <style:style style:name="T97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8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9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00" style:family="text">
      <style:text-properties fo:color="#000000" style:font-name="Arial2" style:font-size-asian="10pt" style:font-name-complex="Arial2" style:font-size-complex="10pt"/>
    </style:style>
    <style:style style:name="T101" style:family="text">
      <style:text-properties fo:color="#000000" style:font-name="Courier New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02" style:family="text">
      <style:text-properties fo:color="#008000"/>
    </style:style>
    <style:style style:name="T103" style:family="text">
      <style:text-properties fo:color="#008000" style:font-name-complex="Arial2"/>
    </style:style>
    <style:style style:name="T104" style:family="text">
      <style:text-properties fo:color="#008000" style:font-name="Arial2" fo:font-size="10pt" style:font-size-asian="10pt" style:font-name-complex="Arial2" style:font-size-complex="10pt"/>
    </style:style>
    <style:style style:name="T105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6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7" style:family="text">
      <style:text-properties fo:color="#008000" style:font-name="Arial2" style:font-size-asian="10pt" style:font-name-complex="Arial2" style:font-size-complex="10pt"/>
    </style:style>
    <style:style style:name="T108" style:family="text">
      <style:text-properties fo:color="#008000" style:font-name="Arial2" fo:font-weight="normal" style:font-name-asian="Monospace" style:font-size-asian="10pt" style:font-weight-asian="normal" style:font-name-complex="Arial2" style:font-size-complex="10pt" style:font-weight-complex="normal"/>
    </style:style>
    <style:style style:name="T109" style:family="text">
      <style:text-properties fo:color="#008000" style:font-name="Arial2" fo:font-weight="normal" style:font-size-asian="10pt" style:font-weight-asian="normal" style:font-name-complex="Arial2" style:font-size-complex="10pt" style:font-weight-complex="normal"/>
    </style:style>
    <style:style style:name="T110" style:family="text">
      <style:text-properties fo:color="#008000" style:font-name-asian="Monospace" style:font-name-complex="Arial2"/>
    </style:style>
    <style:style style:name="T111" style:family="text">
      <style:text-properties style:font-name-complex="Arial2"/>
    </style:style>
    <style:style style:name="T112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13" style:family="text">
      <style:text-properties style:font-name="Verdana" fo:font-size="10pt" style:font-size-asian="12.0500001907349pt" style:font-size-complex="13.8000001907349pt"/>
    </style:style>
    <style:style style:name="T114" style:family="text">
      <style:text-properties style:font-name="Arial" style:font-name-asian="Arial" style:font-name-complex="Arial"/>
    </style:style>
    <style:style style:name="T115" style:family="text">
      <style:text-properties style:font-name="Arial" style:font-name-asian="DejaVu Sans" style:font-name-complex="DejaVu Sans"/>
    </style:style>
    <style:style style:name="T116" style:family="text">
      <style:text-properties style:font-name="Arial" fo:font-weight="bold" style:font-weight-asian="bold" style:font-weight-complex="bold"/>
    </style:style>
    <style:style style:name="T117" style:family="text">
      <style:text-properties fo:color="#808080" style:font-name="Arial2" fo:font-size="10pt" style:font-size-asian="10pt" style:font-name-complex="Arial2" style:font-size-complex="10pt"/>
    </style:style>
    <style:style style:name="T118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19" style:family="text">
      <style:text-properties style:font-name-asian="Monospace" style:font-name-complex="Monospace"/>
    </style:style>
    <style:style style:name="T120" style:family="text"/>
    <style:style style:name="T121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22" style:family="text">
      <style:text-properties style:font-name="Arial2" fo:font-size="10pt" fo:font-style="italic" style:font-name-complex="Arial2" style:font-size-complex="10pt" style:font-style-complex="italic"/>
    </style:style>
    <style:style style:name="T123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33" svg:width="3.864cm" svg:height="1.103cm" draw:transform="rotate (-0.523598775599386) translate (16.4270972222222cm -0.259291666666667cm)" draw:corner-radius="0.199cm">
     <text:p text:style-name="P132"><text:span text:style-name="T121">DRAFT</text:span></text:p>
    </draw:rect><draw:rect text:anchor-type="paragraph" draw:z-index="6" draw:style-name="gr3" draw:text-style-name="P132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4"/>
      <text:p text:style-name="P74"/>
      <text:p text:style-name="P74"><draw:frame text:anchor-type="paragraph" draw:z-index="5" draw:style-name="gr2" draw:text-style-name="P134" svg:width="16.613cm" svg:height="1.195cm" svg:x="1.565cm" svg:y="0.374cm">
     <draw:text-box>
      <text:p><text:span text:style-name="T122">Disclaimer</text:span><text:span text:style-name="T123">: This is a system in development. <text:s/>That is, the specification may change without notice.</text:span></text:p>
      <text:p><text:span text:style-name="T123">However, it should still give you a good insight in the “Cloud” Token concept. <text:s/></text:span><text:span text:style-name="T122">Feedback is encouraged!</text:span></text:p>
     </draw:text-box>
    </draw:frame></text:p>
      <text:p text:style-name="P74"/>
      <text:p text:style-name="P74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9">Table of Contents</text:p>
          </text:index-title>
          <text:p text:style-name="P107"><text:a xlink:type="simple" xlink:href="#2.Introduction|outline" text:style-name="Internet_20_link" text:visited-style-name="Internet_20_link">Introduction<text:tab/>4</text:a></text:p>
          <text:p text:style-name="P107"><text:a xlink:type="simple" xlink:href="#3.Architecture|outline" text:style-name="Internet_20_link" text:visited-style-name="Internet_20_link">Architecture<text:tab/>4</text:a></text:p>
          <text:p text:style-name="P107"><text:a xlink:type="simple" xlink:href="#4.Provisioning API|outline" text:style-name="Internet_20_link" text:visited-style-name="Internet_20_link">Provisioning API<text:tab/>4</text:a></text:p>
          <text:p text:style-name="P108"><text:a xlink:type="simple" xlink:href="#4.1.Backward Compatibility|outline" text:style-name="Internet_20_link" text:visited-style-name="Internet_20_link">Backward Compatibility<text:tab/>5</text:a></text:p>
          <text:p text:style-name="P107"><text:a xlink:type="simple" xlink:href="#5.User API|outline" text:style-name="Internet_20_link" text:visited-style-name="Internet_20_link">User API<text:tab/>5</text:a></text:p>
          <text:p text:style-name="P107"><text:a xlink:type="simple" xlink:href="#6.Security Model|outline" text:style-name="Internet_20_link" text:visited-style-name="Internet_20_link">Security Model<text:tab/>5</text:a></text:p>
          <text:p text:style-name="P107"><text:a xlink:type="simple" xlink:href="#7.Objects|outline" text:style-name="Internet_20_link" text:visited-style-name="Internet_20_link">Objects<text:tab/>6</text:a></text:p>
          <text:p text:style-name="P108"><text:a xlink:type="simple" xlink:href="#7.1.Key Protection Objects|outline" text:style-name="Internet_20_link" text:visited-style-name="Internet_20_link">Key Protection Objects<text:tab/>6</text:a></text:p>
          <text:p text:style-name="P108"><text:a xlink:type="simple" xlink:href="#7.2.Key Entries|outline" text:style-name="Internet_20_link" text:visited-style-name="Internet_20_link">Key Entries<text:tab/>7</text:a></text:p>
          <text:p text:style-name="P108"><text:a xlink:type="simple" xlink:href="#7.3.Provisioning Objects|outline" text:style-name="Internet_20_link" text:visited-style-name="Internet_20_link">Provisioning Objects<text:tab/>7</text:a></text:p>
          <text:p text:style-name="P107"><text:a xlink:type="simple" xlink:href="#8.Algorithm Support|outline" text:style-name="Internet_20_link" text:visited-style-name="Internet_20_link">Algorithm Support<text:tab/>8</text:a></text:p>
          <text:p text:style-name="P107"><text:a xlink:type="simple" xlink:href="#9.Data Types|outline" text:style-name="Internet_20_link" text:visited-style-name="Internet_20_link">Data Types<text:tab/>9</text:a></text:p>
          <text:p text:style-name="P107"><text:a xlink:type="simple" xlink:href="#10.Return Values|outline" text:style-name="Internet_20_link" text:visited-style-name="Internet_20_link">Return Values<text:tab/>9</text:a></text:p>
          <text:p text:style-name="P107"><text:a xlink:type="simple" xlink:href="#11.Error Codes|outline" text:style-name="Internet_20_link" text:visited-style-name="Internet_20_link">Error Codes<text:tab/>9</text:a></text:p>
          <text:p text:style-name="P107"><text:a xlink:type="simple" xlink:href="#12.Key Policy Attributes|outline" text:style-name="Internet_20_link" text:visited-style-name="Internet_20_link">Key Policy Attributes<text:tab/>10</text:a></text:p>
          <text:p text:style-name="P108"><text:a xlink:type="simple" xlink:href="#12.1.Export Control|outline" text:style-name="Internet_20_link" text:visited-style-name="Internet_20_link">Export Control<text:tab/>10</text:a></text:p>
          <text:p text:style-name="P108"><text:a xlink:type="simple" xlink:href="#12.2.PIN Input Control|outline" text:style-name="Internet_20_link" text:visited-style-name="Internet_20_link">PIN Input Control<text:tab/>10</text:a></text:p>
          <text:p text:style-name="P108"><text:a xlink:type="simple" xlink:href="#12.3.PIN Grouping Control|outline" text:style-name="Internet_20_link" text:visited-style-name="Internet_20_link">PIN Grouping Control<text:tab/>10</text:a></text:p>
          <text:p text:style-name="P108"><text:a xlink:type="simple" xlink:href="#12.4.PIN Pattern Control|outline" text:style-name="Internet_20_link" text:visited-style-name="Internet_20_link">PIN Pattern Control<text:tab/>11</text:a></text:p>
          <text:p text:style-name="P108"><text:a xlink:type="simple" xlink:href="#12.5.PIN and PUK Formats|outline" text:style-name="Internet_20_link" text:visited-style-name="Internet_20_link">PIN and PUK Formats<text:tab/>11</text:a></text:p>
          <text:p text:style-name="P108"><text:a xlink:type="simple" xlink:href="#12.6.Delete Control|outline" text:style-name="Internet_20_link" text:visited-style-name="Internet_20_link">Delete Control<text:tab/>11</text:a></text:p>
          <text:p text:style-name="P108"><text:a xlink:type="simple" xlink:href="#12.7.Biometric Protection|outline" text:style-name="Internet_20_link" text:visited-style-name="Internet_20_link">Biometric Protection<text:tab/>12</text:a></text:p>
          <text:p text:style-name="P108"><text:a xlink:type="simple" xlink:href="#12.9.Key Usage|outline" text:style-name="Internet_20_link" text:visited-style-name="Internet_20_link">Key Usage<text:tab/>12</text:a></text:p>
          <text:p text:style-name="P107"><text:a xlink:type="simple" xlink:href="#14.Atomic Operation|outline" text:style-name="Internet_20_link" text:visited-style-name="Internet_20_link">Atomic Operation<text:tab/>13</text:a></text:p>
          <text:p text:style-name="P107"><text:a xlink:type="simple" xlink:href="#15.Method List|outline" text:style-name="Internet_20_link" text:visited-style-name="Internet_20_link">Method List<text:tab/>13</text:a></text:p>
          <text:p text:style-name="P108"><text:a xlink:type="simple" xlink:href="#15.1.getDeviceInfo (1)|outline" text:style-name="Internet_20_link" text:visited-style-name="Internet_20_link">getDeviceInfo (1)<text:tab/>14</text:a></text:p>
          <text:p text:style-name="P108"><text:a xlink:type="simple" xlink:href="#15.2.createProvisioningSession (2)|outline" text:style-name="Internet_20_link" text:visited-style-name="Internet_20_link">createProvisioningSession (2)<text:tab/>15</text:a></text:p>
          <text:p text:style-name="P108"><text:a xlink:type="simple" xlink:href="#15.3.closeProvisioningSession (3)|outline" text:style-name="Internet_20_link" text:visited-style-name="Internet_20_link">closeProvisioningSession (3)<text:tab/>20</text:a></text:p>
          <text:p text:style-name="P108"><text:a xlink:type="simple" xlink:href="#15.4.enumerateProvisioningSessions (4)|outline" text:style-name="Internet_20_link" text:visited-style-name="Internet_20_link">enumerateProvisioningSessions (4)<text:tab/>21</text:a></text:p>
          <text:p text:style-name="P108"><text:a xlink:type="simple" xlink:href="#15.5.abortProvisioningSession (5)|outline" text:style-name="Internet_20_link" text:visited-style-name="Internet_20_link">abortProvisioningSession (5)<text:tab/>22</text:a></text:p>
          <text:p text:style-name="P108"><text:a xlink:type="simple" xlink:href="#15.6.signProvisioningSessionData (6)|outline" text:style-name="Internet_20_link" text:visited-style-name="Internet_20_link">signProvisioningSessionData (6)<text:tab/>23</text:a></text:p>
          <text:p text:style-name="P108"><text:a xlink:type="simple" xlink:href="#15.7.createPUKPolicy (7)|outline" text:style-name="Internet_20_link" text:visited-style-name="Internet_20_link">createPUKPolicy (7)<text:tab/>24</text:a></text:p>
          <text:p text:style-name="P108"><text:a xlink:type="simple" xlink:href="#15.8.createPINPolicy (8)|outline" text:style-name="Internet_20_link" text:visited-style-name="Internet_20_link">createPINPolicy (8)<text:tab/>25</text:a></text:p>
          <text:p text:style-name="P108"><text:a xlink:type="simple" xlink:href="#15.9.createKeyPair (9)|outline" text:style-name="Internet_20_link" text:visited-style-name="Internet_20_link">createKeyPair (9)<text:tab/>26</text:a></text:p>
          <text:p text:style-name="P108"><text:a xlink:type="simple" xlink:href="#15.10.getKeyHandle (10)|outline" text:style-name="Internet_20_link" text:visited-style-name="Internet_20_link">getKeyHandle (10)<text:tab/>29</text:a></text:p>
          <text:p text:style-name="P108"><text:a xlink:type="simple" xlink:href="#15.11.setCertificatePath (11)|outline" text:style-name="Internet_20_link" text:visited-style-name="Internet_20_link">setCertificatePath (11)<text:tab/>30</text:a></text:p>
          <text:p text:style-name="P108"><text:a xlink:type="simple" xlink:href="#15.12.setSymmetricKey (12)|outline" text:style-name="Internet_20_link" text:visited-style-name="Internet_20_link">setSymmetricKey (12)<text:tab/>32</text:a></text:p>
          <text:p text:style-name="P108"><text:a xlink:type="simple" xlink:href="#15.13.addExtension (13)|outline" text:style-name="Internet_20_link" text:visited-style-name="Internet_20_link">addExtension (13)<text:tab/>33</text:a></text:p>
          <text:p text:style-name="P108"><text:a xlink:type="simple" xlink:href="#15.14.restorePrivateKey (14)|outline" text:style-name="Internet_20_link" text:visited-style-name="Internet_20_link">restorePrivateKey (14)<text:tab/>36</text:a></text:p>
          <text:p text:style-name="P108"><text:a xlink:type="simple" xlink:href="#15.15.pp_deleteKey (50)|outline" text:style-name="Internet_20_link" text:visited-style-name="Internet_20_link">pp_deleteKey (50)<text:tab/>37</text:a></text:p>
          <text:p text:style-name="P108"><text:a xlink:type="simple" xlink:href="#15.16.pp_updateKey (51)|outline" text:style-name="Internet_20_link" text:visited-style-name="Internet_20_link">pp_updateKey (51)<text:tab/>38</text:a></text:p>
          <text:p text:style-name="P108"><text:a xlink:type="simple" xlink:href="#15.17.pp_cloneKeyProtection (52)|outline" text:style-name="Internet_20_link" text:visited-style-name="Internet_20_link">pp_cloneKeyProtection (52)<text:tab/>39</text:a></text:p>
          <text:p text:style-name="P108"><text:a xlink:type="simple" xlink:href="#15.18.enumerateKeys (100)|outline" text:style-name="Internet_20_link" text:visited-style-name="Internet_20_link">enumerateKeys (100)<text:tab/>40</text:a></text:p>
          <text:p text:style-name="P108"><text:a xlink:type="simple" xlink:href="#15.19.getKeyAttributes (101)|outline" text:style-name="Internet_20_link" text:visited-style-name="Internet_20_link">getKeyAttributes (101)<text:tab/>41</text:a></text:p>
          <text:p text:style-name="P108"><text:a xlink:type="simple" xlink:href="#15.20.getKeyProtectionInfo (102)|outline" text:style-name="Internet_20_link" text:visited-style-name="Internet_20_link">getKeyProtectionInfo (102)<text:tab/>42</text:a></text:p>
          <text:p text:style-name="P108"><text:a xlink:type="simple" xlink:href="#15.22.getExtension (103)|outline" text:style-name="Internet_20_link" text:visited-style-name="Internet_20_link">getExtension (103)<text:tab/>43</text:a></text:p>
          <text:p text:style-name="P108"><text:soft-page-break/><text:a xlink:type="simple" xlink:href="#15.23.setProperty (104)|outline" text:style-name="Internet_20_link" text:visited-style-name="Internet_20_link">setProperty (104)<text:tab/>44</text:a></text:p>
          <text:p text:style-name="P108"><text:a xlink:type="simple" xlink:href="#15.24.deleteKey (105)|outline" text:style-name="Internet_20_link" text:visited-style-name="Internet_20_link">deleteKey (105)<text:tab/>45</text:a></text:p>
          <text:p text:style-name="P108"><text:a xlink:type="simple" xlink:href="#15.25.unlockKey (106)|outline" text:style-name="Internet_20_link" text:visited-style-name="Internet_20_link">unlockKey (106)<text:tab/>46</text:a></text:p>
          <text:p text:style-name="P108"><text:a xlink:type="simple" xlink:href="#15.26.exportKey (107)|outline" text:style-name="Internet_20_link" text:visited-style-name="Internet_20_link">exportKey (107)<text:tab/>47</text:a></text:p>
          <text:p text:style-name="P108"><text:a xlink:type="simple" xlink:href="#15.27.signHashedData (110)|outline" text:style-name="Internet_20_link" text:visited-style-name="Internet_20_link">signHashedData (110)<text:tab/>48</text:a></text:p>
          <text:p text:style-name="P108"><text:a xlink:type="simple" xlink:href="#15.28.asymmetricKeyDecrypt (111)|outline" text:style-name="Internet_20_link" text:visited-style-name="Internet_20_link">asymmetricKeyDecrypt (111)<text:tab/>49</text:a></text:p>
          <text:p text:style-name="P108"><text:a xlink:type="simple" xlink:href="#15.29.performHMAC (112)|outline" text:style-name="Internet_20_link" text:visited-style-name="Internet_20_link">performHMAC (112)<text:tab/>50</text:a></text:p>
          <text:p text:style-name="P108"><text:a xlink:type="simple" xlink:href="#15.30.symmetricKeyEncrypt (113)|outline" text:style-name="Internet_20_link" text:visited-style-name="Internet_20_link">symmetricKeyEncrypt (113)<text:tab/>51</text:a></text:p>
          <text:p text:style-name="P107"><text:a xlink:type="simple" xlink:href="#16.Session Security Mechanisms|outline" text:style-name="Internet_20_link" text:visited-style-name="Internet_20_link">Session Security Mechanisms<text:tab/>52</text:a></text:p>
          <text:p text:style-name="P108"><text:a xlink:type="simple" xlink:href="#16.1.Encrypted Data|outline" text:style-name="Internet_20_link" text:visited-style-name="Internet_20_link">Encrypted Data<text:tab/>52</text:a></text:p>
          <text:p text:style-name="P108"><text:a xlink:type="simple" xlink:href="#16.2.MAC Operations|outline" text:style-name="Internet_20_link" text:visited-style-name="Internet_20_link">MAC Operations<text:tab/>52</text:a></text:p>
          <text:p text:style-name="P108"><text:a xlink:type="simple" xlink:href="#16.3.Attestations|outline" text:style-name="Internet_20_link" text:visited-style-name="Internet_20_link">Attestations<text:tab/>52</text:a></text:p>
          <text:p text:style-name="P108"><text:a xlink:type="simple" xlink:href="#16.4.Post Provisioning MAC Operations|outline" text:style-name="Internet_20_link" text:visited-style-name="Internet_20_link">Post Provisioning MAC Operations<text:tab/>52</text:a></text:p>
          <text:p text:style-name="P107"><text:a xlink:type="simple" xlink:href="#17.Sample Session|outline" text:style-name="Internet_20_link" text:visited-style-name="Internet_20_link">Sample Session<text:tab/>53</text:a></text:p>
          <text:p text:style-name="P107"><text:a xlink:type="simple" xlink:href="#18.Reference Implementation|outline" text:style-name="Internet_20_link" text:visited-style-name="Internet_20_link">Reference Implementation<text:tab/>53</text:a></text:p>
          <text:p text:style-name="P107"><text:a xlink:type="simple" xlink:href="#19.Remote Key Lookup|outline" text:style-name="Internet_20_link" text:visited-style-name="Internet_20_link">Remote Key Lookup<text:tab/>54</text:a></text:p>
          <text:p text:style-name="P107"><text:a xlink:type="simple" xlink:href="#20.Security Considerations|outline" text:style-name="Internet_20_link" text:visited-style-name="Internet_20_link">Security Considerations<text:tab/>55</text:a></text:p>
          <text:p text:style-name="P107"><text:a xlink:type="simple" xlink:href="#21.Intellectual Property Rights|outline" text:style-name="Internet_20_link" text:visited-style-name="Internet_20_link">Intellectual Property Rights<text:tab/>55</text:a></text:p>
          <text:p text:style-name="P107"><text:a xlink:type="simple" xlink:href="#22.References|outline" text:style-name="Internet_20_link" text:visited-style-name="Internet_20_link">References<text:tab/>56</text:a></text:p>
          <text:p text:style-name="P107"><text:a xlink:type="simple" xlink:href="#23.Acknowledgments|outline" text:style-name="Internet_20_link" text:visited-style-name="Internet_20_link">Acknowledgments<text:tab/>57</text:a></text:p>
          <text:p text:style-name="P107"><text:a xlink:type="simple" xlink:href="#24.Author|outline" text:style-name="Internet_20_link" text:visited-style-name="Internet_20_link">Author<text:tab/>57</text:a></text:p>
        </text:index-body>
      </text:table-of-content>
      <text:h text:style-name="Heading_20_1" text:outline-level="1"/>
      <text:h text:style-name="P109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</text:reference-ref></text:span><text:span text:style-name="CrossRef">s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3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12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2">“On the Internet anybody can be an operator of something”<text:line-break/></text:p>
      <text:p text:style-name="Text_20_body"><text:span text:style-name="T73">Many card schemes also depend on roles like SO (Security Officer) which squarely matches scenarios with users associated with a multitude of </text:span><text:span text:style-name="T1">independent</text:span><text:span text:style-name="T73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73">. <text:s/>Using SKS, the </text:span><text:span text:style-name="T1">technical</text:span><text:span text:style-name="T73"> part of the SO role, exclusively becomes an affair between the card and the issuers, </text:span><text:span text:style-name="T1">where each issuer is confined to their own virtual card and SO policy</text:span><text:span text:style-name="T73">.</text:span></text:p>
      <text:p text:style-name="P51"><text:span text:style-name="T73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73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09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9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>Note that the set of keys bound to a particular PIN policy object “owns” the PIN policy object which means that when the </text:span></text:span><text:span text:style-name="CrossRef"><text:span text:style-name="T20">last</text:span></text:span><text:span text:style-name="CrossRef"><text:span text:style-name="T18"> key of such a set has been deleted, the PIN policy object itself MUST be </text:span></text:span><text:span text:style-name="CrossRef"><text:span text:style-name="T20">automatically</text:span></text:span><text:span text:style-name="CrossRef"><text:span text:style-name="T18"> deleted (by </text:span></text:span><text:span text:style-name="CrossRef"><text:reference-ref text:reference-format="text" text:ref-name="pp.delkey">pp_deleteKey</text:reference-ref></text:span><text:span text:style-name="CrossRef"><text:span text:style-name="T18"> and </text:span></text:span><text:span text:style-name="CrossRef"><text:reference-ref text:reference-format="text" text:ref-name="deletekey">deleteKey</text:reference-ref></text:span><text:span text:style-name="CrossRef"><text:span text:style-name="T18">). <text:s/>The very same principle is also valid for PUK policy objects. <text:s/>Due to this there are no specific PIN or PUK delete methods.</text:span></text:span></text:p>
      <text:h text:style-name="P112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73"> denotes an </text:span><text:span text:style-name="T1">optional</text:span><text:span text:style-name="T73"> secret key defined by calling </text:span><text:span text:style-name="CrossRef"><text:span text:style-name="T73"><text:reference-ref text:reference-format="text" text:ref-name="setpiggybacked">setSymmetricKey</text:reference-ref></text:span></text:span><text:span text:style-name="T73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75"> denote </text:span><text:span text:style-name="T2">optional</text:span><text:span text:style-name="T75"> extension objects defined by calling </text:span><text:span text:style-name="CrossRef"><text:span text:style-name="T73"><text:reference-ref text:reference-format="text" text:ref-name="addextensiondata">addExtension</text:reference-ref></text:span></text:span><text:span text:style-name="T75">.</text:span></text:p>
      <text:p text:style-name="Text_20_body"><text:span text:style-name="T2">PIN Error Counter</text:span> denotes a counter associated by keys protected by a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73"><text:reference-ref text:reference-format="text" text:ref-name="setpiggybacked">setSymmetricKey</text:reference-ref></text:span></text:span><text:span text:style-name="T73">.</text:span></text:p>
      <text:p text:style-name="P33">Note that the key management methods always include the entire key entry; <text:span text:style-name="T1">individual components cannot be managed</text:span>.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p text:style-name="Text_20_body">Note that when the <text:span text:style-name="T1">last</text:span> key owned by a provisioning object has been deleted, the provisioning object itself MUST be <text:span text:style-name="T1">automatically</text:span> deleted (by <text:span text:style-name="CrossRef"><text:reference-ref text:reference-format="text" text:ref-name="closeProvisioningSession">closeProvisioningSession</text:reference-ref></text:span> and <text:span text:style-name="CrossRef"><text:reference-ref text:reference-format="text" text:ref-name="deletekey">deleteKey</text:reference-ref></text:span>).</text:p>
      <text:h text:style-name="P109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ym.key.enc"/>Symmetric Key Encryption<text:reference-mark-end text:name="sy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76">See </text:span><text:span text:style-name="CrossRef"><text:span text:style-name="T77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9">See </text:span><text:span text:style-name="CrossRef"><text:span text:style-name="T49"><text:reference-ref text:reference-format="text" text:ref-name="fips.197">FIPS 197</text:reference-ref></text:span></text:span>. <text:s text:c="2"/><text:span text:style-name="T49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hmac.operations"/>HMAC Operations<text:reference-mark-end text:name="hmac.oper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18"/>
          </table:table-cell>
          <table:covered-table-cell/>
        </table:table-row>
        <table:table-row table:style-name="Table34.2">
          <table:table-cell table:style-name="Table34.A17" table:number-columns-spanned="2" office:value-type="string">
            <text:p text:style-name="P12">Diffie-Hellman Key Agreement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8">http://xmlns.webpki.org/keygen2/1.0#algorithm.ecdh</text:p>
          </table:table-cell>
          <table:table-cell table:style-name="Table34.B4" office:value-type="string">
            <text:p text:style-name="P62">See <text:span text:style-name="CrossRef"><text:reference-ref text:reference-format="text" text:ref-name="sp800-56a">SP800-56A</text:reference-ref></text:span> <text:span text:style-name="T61">ECC CDH primitive (Section 5.7.1.2)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8">http://xmlns.webpki.org/keygen2/1.0#algorithm.rsa.none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signdata">signHashedData</text:reference-ref></text:span></text:p>
          </table:table-cell>
        </table:table-row>
        <table:table-row table:style-name="Table34.2">
          <table:table-cell table:style-name="Table34.A4" office:value-type="string">
            <text:p text:style-name="P78">http://xmlns.webpki.org/keygen2/1.0#algorithm.ecdsa.none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8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8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Attestation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09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70"> </text:span>] which MUST contain an 1-32 byte string according to the <text:span text:style-name="CrossRef"><text:reference-ref text:reference-format="text" text:ref-name="xml.schema">XML Schema</text:reference-ref></text:span> data type <text:span text:style-name="T1">NCName</text:span><text:span text:style-name="T73"> but restricted to: | a-z | A-Z | 0-9 | . | _ | - |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terminating null characters. <text:s/>String literals are in this specification considered equivalent to <text:span text:style-name="T49">byte[</text:span><text:span text:style-name="T68"> </text:span><text:span text:style-name="T49">].</text:span>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h text:style-name="P110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73"><text:reference-ref text:reference-format="text" text:ref-name="privatekeybackup">PrivateKeyBackup</text:reference-ref></text:span></text:span>, <text:span text:style-name="CrossRef"><text:span text:style-name="T73"><text:reference-ref text:reference-format="text" text:ref-name="sess.updatable">Updatable</text:reference-ref></text:span></text:span>, and <text:span text:style-name="CrossRef"><text:span text:style-name="T73"><text:reference-ref text:reference-format="text" text:ref-name="enablepincaching">EnablePINCaching</text:reference-ref></text:span></text:span>.</text:p>
      <text:p text:style-name="P48"/>
      <text:h text:style-name="Heading_20_2" text:outline-level="2"><text:reference-mark-start text:name="exportcontrol"/>Export Control<text:reference-mark-end text:name="exportcontrol"/></text:h>
      <text:p text:style-name="Standard"><text:span text:style-name="T76">The following table illustrates the use of the </text:span><text:span text:style-name="CrossRef"><text:reference-ref text:reference-format="text" text:ref-name="exportpolicy">ExportPolicy</text:reference-ref></text:span><text:span text:style-name="T76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7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Text_20_body">Keys protected by a <text:span text:style-name="T25">shared</text:span> PIN MUST be treated as having a single PIN error counter.</text:p>
      <text:p text:style-name="P79"/>
      <text:h text:style-name="P112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5">The PIN format MUST be <text:span text:style-name="T25">alphanumeric</text:span> or <text:span text:style-name="T25">string</text:span> and contain a mix of <text:span text:style-name="T1">letters</text:span> and <text:span text:style-name="T1">digits</text:span>. <text:s/>The <text:span text:style-name="T25">string</text:span> format also requires <text:span text:style-name="T1">lowercase</text:span> letters and <text:span text:style-name="T1">non-alphanumeric</text:span> characters.<text:line-break/><text:span text:style-name="T48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9"> </text:span><text:span text:style-name="CrossRef"><text:reference-ref text:reference-format="text" text:ref-name="pinpukformat">PIN and PUK Formats</text:reference-ref></text:span>).</text:p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25">Note that format specifiers only deal with how PINs and PUKs are treated in GUIs; internally and in the SKS API, key protection data MUST always be handled as <text:span text:style-name="T1">decoded</text:span> strings of bytes. <text:s/>A conforming SKS MUST perform syntax validation during <text:span text:style-name="CrossRef"><text:reference-ref text:reference-format="text" text:ref-name="createKeyPair">createKeyPair</text:reference-ref></text:span> on <text:span text:style-name="T25">numeric</text:span> and <text:span text:style-name="T25">alphanumeric</text:span> PIN data.<text:span text:style-name="T73"> <text:s/></text:span><text:span text:style-name="T66">Length of the clear-text binary value MUST NOT exceed 100 bytes. <text:s/></text:span>See <text:span text:style-name="T25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7">Also see <text:span text:style-name="CrossRef"><text:reference-ref text:reference-format="text" text:ref-name="deletekey">deleteKey</text:reference-ref></text:span>.</text:p>
      <text:h text:style-name="P112" text:outline-level="2"><text:reference-mark-start text:name="biometricoption"/><text:span text:style-name="CrossRef"><text:span text:style-name="T22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11" text:outline-level="2"/>
      <text:p text:style-name="P45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9">The biometric protection option is only intended to be applied to </text:span><text:span text:style-name="CrossRef"><text:span text:style-name="T113"><text:reference-ref text:reference-format="text" text:ref-name="user.api">User API</text:reference-ref></text:span></text:span><text:span text:style-name="T49"> methods like </text:span><text:span text:style-name="CrossRef"><text:span text:style-name="T113"><text:reference-ref text:reference-format="text" text:ref-name="signdata">signHashedData</text:reference-ref></text:span></text:span><text:span text:style-name="T49">.</text:span></text:p>
      <text:p text:style-name="P45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4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8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10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73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20</text:p>
          </table:table-cell>
          <table:table-cell table:style-name="Table25.C2" office:value-type="float" office:value="3">
            <text:p text:style-name="P71">3</text:p>
          </table:table-cell>
          <table:table-cell table:style-name="Table25.D2" office:value-type="string">
            <text:p text:style-name="P70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70"><text:span text:style-name="CrossRef"><text:span text:style-name="T13">See </text:span></text:span><text:span text:style-name="CrossRef"><text:span text:style-name="T73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4">signature</text:span> and <text:span text:style-name="T24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9">nonRepudiation</text:span> and <text:span text:style-name="T79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4">Notes</text:p>
      <text:p text:style-name="P31">1. The key MUST NOT be subject to a <text:span text:style-name="CrossRef"><text:span text:style-name="T73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privatekeybackup">PrivateKeyBackup</text:reference-ref></text:span> attribute set or be subject to <text:span text:style-name="CrossRef"><text:reference-ref text:reference-format="text" text:ref-name="restorePrivateKey">restorePrivateKey</text:reference-ref></text:span> operations.</text:p>
      <text:h text:style-name="Heading_20_1" text:outline-level="1"/>
      <text:h text:style-name="P109" text:outline-level="1"><text:reference-mark-start text:name="atomic.op"/>Atomic Operation<text:reference-mark-end text:name="atomic.op"/></text:h>
      <text:p text:style-name="P57">An important aspect of SKS is that a provisioning session SHOULD either succeed or leave the system intact, AKA “atomic” operation. <text:s/>To accomplish this provisioning operations MUST NOT be committed before <text:span text:style-name="CrossRef"><text:reference-ref text:reference-format="text" text:ref-name="closeProvisioningSession">closeProvisioningSession</text:reference-ref></text:span>.</text:p>
      <text:p text:style-name="P57"><text:span text:style-name="T1">Ideally</text:span> an SKS container SHOULD be able dealing with power-failures regardless when they occur.</text:p>
      <text:p text:style-name="P57"/>
      <text:h text:style-name="Heading_20_1" text:outline-level="1">Method List</text:h>
      <text:p text:style-name="P102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14">≥</text:span><text:span text:style-name="T115"> 100.</text:span>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104">Note: The described API is adapted for an SKS using low-level byte-streams for communication. <text:s/>However, the SKS design is equally applicable to API schemes using high-level objects and exceptions. <text:s/>The only thing that MUST remain intact are the cryptographic operations including how objects are represented in MACs.</text:p>
          </table:table-cell>
        </table:table-row>
      </table:table>
      <text:h text:style-name="P112" text:outline-level="2"><text:reference-mark-start text:name="getDeviceData"/>getDeviceInfo<text:reference-mark-end text:name="getDeviceData"/> (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80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9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49.C2" office:value-type="string">
            <text:p text:style-name="P69"><text:span text:style-name="T76">DER-encoded </text:span><text:span text:style-name="CrossRef"><text:reference-ref text:reference-format="text" text:ref-name="X.509">X.509</text:reference-ref></text:span><text:span text:style-name="T76"> certificate object</text:span> <text:span text:style-name="T1">repeated</text:span> as defined by <text:span text:style-name="T79">PathLength</text:span>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84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49.C2" office:value-type="string">
            <text:p text:style-name="Standard">Algorithm URI<text:span text:style-name="T53"> </text:span><text:span text:style-name="T51">repeated </text:span><text:span text:style-name="T54">as defined by</text:span><text:span text:style-name="T73"> </text:span><text:span text:style-name="T84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9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9">Maximum size of </text:span><text:span text:style-name="CrossRef"><text:span text:style-name="T49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85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6">Note that </text:span><text:span text:style-name="T84">X509Certificate</text:span><text:span text:style-name="T56"> objects MUST form an </text:span><text:span text:style-name="T52">ordered</text:span><text:span text:style-name="T53"> certificate </text:span><text:span text:style-name="T56">path so that the </text:span><text:span text:style-name="T52">first</text:span><text:span text:style-name="T56"> object contains the actual SKS </text:span><text:span text:style-name="CrossRef"><text:reference-ref text:reference-format="text" text:ref-name="devcert">Device Certificate</text:reference-ref></text:span><text:span text:style-name="T56">.</text:span></text:p>
      <text:p text:style-name="Text_20_body">The<text:span text:style-name="T92"> certificate path</text:span> MUST NOT contain any “holes” but does not have to be complete (include all CAs).</text:p>
      <text:p text:style-name="Text_20_body"><text:span text:style-name="T82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9"><text:reference-ref text:reference-format="text" text:ref-name="extensiondata">ExtensionData</text:reference-ref></text:span></text:span> objects with sizes of at least 65536 bytes.</text:p>
      <text:p text:style-name="P56">For ECC key generation see <text:span text:style-name="CrossRef"><text:reference-ref text:reference-format="text" text:ref-name="elliptic.curves">Elliptic Curves</text:reference-ref></text:span>.</text:p>
      <text:h text:style-name="P113" text:outline-level="2"><text:reference-mark-start text:name="createProvisioningSession"/>createProvisioningSession<text:reference-mark-end text:name="createProvisioningSession"/> (2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70"> </text:span>]</text:p>
          </table:table-cell>
          <table:table-cell table:style-name="Table1.C2" office:value-type="string">
            <text:p text:style-name="P25"><text:span text:style-name="T49">Server-created ephemeral ECDH key</text:span>. <text:s/>See <text:span text:style-name="CrossRef"><text:span text:style-name="T73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73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Locally acquired time in UNIX “epoch” format in <text:span text:style-name="T1">seconds. <text:s/>See </text:span><text:span text:style-name="CrossRef"><text:span text:style-name="T73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82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8"> </text:span><text:span text:style-name="T79">SessionKey</text:span><text:span text:style-name="T48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70"> </text:span>]</text:p>
          </table:table-cell>
          <table:table-cell table:style-name="Table3.C2" office:value-type="string">
            <text:p text:style-name="P8">SKS-created ephemeral ECDH key which <text:span text:style-name="T73">MUST be in </text:span><text:span text:style-name="CrossRef"><text:span text:style-name="T73"><text:reference-ref text:reference-format="text" text:ref-name="X.509">X.509</text:reference-ref></text:span></text:span><text:span text:style-name="T73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70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85">createProvisioningSession</text:span><text:span text:style-name="T73"> establishes a </text:span><text:span text:style-name="T1">persistent session key</text:span><text:span text:style-name="T73"> that is only known by the issuer and the SKS for usage in subsequent provisioning steps. <text:s/>In addition, the SKS is </text:span><text:span text:style-name="T1">optionally</text:span><text:span text:style-name="T73"> authenticated by the issuer.</text:span></text:p>
      <text:p text:style-name="P31"/>
      <text:p text:style-name="P85"/>
      <text:p text:style-name="P31"/>
      <text:p text:style-name="P31"/>
      <text:p text:style-name="P79">Continued on the next page...</text:p>
      <text:p text:style-name="P79"/>
      <text:p text:style-name="P88">Shown below is the mandatory to support<text:span text:style-name="T98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513914698" text:style-name="L1">
              <text:list-item>
                <text:p text:style-name="P119">Generate a for this SKS <text:span text:style-name="T1">unique</text:span> <text:span text:style-name="T79">ClientSessionID</text:span></text:p>
              </text:list-item>
              <text:list-item>
                <text:p text:style-name="P115">Output <text:span text:style-name="T79">ClientSessionID</text:span></text:p>
              </text:list-item>
              <text:list-item>
                <text:p text:style-name="P115">Generate an <text:span text:style-name="T1">ephemeral</text:span> ECDH key-pair <text:span text:style-name="T79">EKP</text:span> using <text:span text:style-name="T1">the same named curve</text:span> as <text:span text:style-name="T79">ServerEphemeralKey</text:span></text:p>
              </text:list-item>
              <text:list-item>
                <text:p text:style-name="P114">Output <text:span text:style-name="T84">ClientEphemeralKey</text:span> = <text:span text:style-name="T86">EKP.PublicKey</text:span></text:p>
              </text:list-item>
              <text:list-item>
                <text:p text:style-name="P115">Apply the <text:span text:style-name="CrossRef"><text:reference-ref text:reference-format="text" text:ref-name="sp800-56a">SP800-56A</text:reference-ref></text:span> C(2, 0, ECC CDH) algorithm on <text:span text:style-name="T79">EKP.PrivateKey</text:span> and <text:span text:style-name="T79">ServerEphemeralKey</text:span> creating a shared secret <text:span text:style-name="T79">Z</text:span></text:p>
              </text:list-item>
              <text:list-item>
                <text:p text:style-name="P116">Define a variable byte[32] <text:reference-mark-start text:name="sess.key"/><text:span text:style-name="T79">SessionKey</text:span><text:reference-mark-end text:name="sess.key"/></text:p>
              </text:list-item>
              <text:list-item>
                <text:p text:style-name="P117">Set <text:span text:style-name="T79">SessionKey</text:span> = <text:span text:style-name="CrossRef"><text:span text:style-name="T73"><text:reference-ref text:reference-format="text" text:ref-name="HMAC_SHA256">HMAC-SHA256</text:reference-ref></text:span></text:span> (<text:span text:style-name="T79">Z</text:span>, <text:span text:style-name="T79">ClientSessionID</text:span> || <text:tab/> <text:span text:style-name="T88">// KDF (Key Derivation Function)</text:span><text:line-break/><text:tab/><text:span text:style-name="T79">ServerSessionID</text:span> ||<text:line-break/> <text:tab/><text:span text:style-name="T79">IssuerURI</text:span> ||<text:line-break/><text:tab/><text:span text:style-name="CrossRef"><text:span text:style-name="T73"><text:reference-ref text:reference-format="text" text:ref-name="devcert">Device Certificate</text:reference-ref></text:span></text:span><text:span text:style-name="T66">)</text:span><text:tab/></text:p>
              </text:list-item>
              <text:list-item>
                <text:p text:style-name="P122"><text:span text:style-name="T66">Output </text:span><text:span text:style-name="T84">SessionAttestation</text:span> = <text:span text:style-name="CrossRef"><text:span text:style-name="T73"><text:reference-ref text:reference-format="text" text:ref-name="sign">Sign</text:reference-ref></text:span></text:span><text:span text:style-name="T74"> </text:span><text:span text:style-name="T66">(</text:span><text:span text:style-name="T65">Attestation Private Key</text:span><text:span text:style-name="T66">,</text:span> <text:s text:c="2"/><text:span text:style-name="T88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73"><text:reference-ref text:reference-format="text" text:ref-name="HMAC_SHA256">HMAC-SHA256</text:reference-ref></text:span></text:span> (<text:span text:style-name="T79">SessionKey</text:span>,<text:tab/><text:span text:style-name="T79">ClientSessionID</text:span> ||<text:line-break/><text:tab/><text:span text:style-name="T79">ServerSessionID</text:span> ||<text:line-break/> <text:tab/><text:span text:style-name="T79">IssuerURI</text:span> ||<text:line-break/><text:tab/><text:span text:style-name="T79">ServerEphemeralKey</text:span> ||<text:line-break/><text:tab/><text:span text:style-name="T79">EKP.PublicKey</text:span> ||<text:line-break/><text:tab/><text:span text:style-name="T79">Updatable</text:span> ||<text:line-break/><text:tab/><text:span text:style-name="T79">ClientTime</text:span> ||<text:line-break/><text:tab/><text:span text:style-name="T79">SessionLifeTime</text:span> ||<text:line-break/><text:tab/><text:span text:style-name="T79">SessionKeyLimit</text:span>))</text:p>
              </text:list-item>
              <text:list-item>
                <text:p text:style-name="P123">Define a variable short <text:reference-mark-start text:name="mac.seq.cnt"/><text:span text:style-name="T79">MACSequenceCounter</text:span><text:reference-mark-end text:name="mac.seq.cnt"/> and set it to <text:span text:style-name="T1">zero</text:span></text:p>
              </text:list-item>
              <text:list-item>
                <text:p text:style-name="P123"><text:span text:style-name="T48">Store </text:span><text:span text:style-name="T79">SessionKey</text:span><text:span text:style-name="T48">, </text:span><text:span text:style-name="T79">MACSequenceCounter</text:span><text:span text:style-name="T48">, </text:span><text:span text:style-name="T79">ClientSessionID</text:span><text:span text:style-name="T48">, </text:span><text:span text:style-name="T79">ServerSessionID</text:span><text:span text:style-name="T48">, </text:span><text:span text:style-name="T79">IssuerURI</text:span><text:span text:style-name="T48">, </text:span><text:span text:style-name="T79">Updatable</text:span><text:span text:style-name="T48">, </text:span><text:span text:style-name="T84">ClientTime</text:span><text:span text:style-name="T48">, </text:span><text:span text:style-name="T79">SessionLifeTime</text:span><text:span text:style-name="T48"> and </text:span><text:span text:style-name="T79">SessionKeyLimit</text:span><text:span text:style-name="T48"> in the </text:span><text:span text:style-name="CrossRef"><text:reference-ref text:reference-format="text" text:ref-name="cred.db">Credential Database</text:reference-ref></text:span><text:span text:style-name="CrossRef"> </text:span><text:span text:style-name="T48">and return a handle to the database entry in </text:span><text:span text:style-name="T79">ProvisioningHandle</text:span></text:p>
              </text:list-item>
              <text:list-item>
                <text:p text:style-name="P124">Output <text:span text:style-name="T79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73">Creation of a session key is an </text:span><text:span text:style-name="T1">atomic</text:span><text:span text:style-name="T73"> operation.</text:span></text:p>
      <text:p text:style-name="P84"/>
      <text:p text:style-name="P31"/>
      <text:p text:style-name="P31"/>
      <text:p text:style-name="P31"/>
      <text:p text:style-name="P37">Continued on the next page...</text:p>
      <text:p text:style-name="P87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54">Using </text:span><text:span text:style-name="CrossRef"><text:span text:style-name="T73"><text:reference-ref text:reference-format="text" text:ref-name="keygen2">KeyGen2</text:reference-ref></text:span></text:span><text:span text:style-name="T54"> </text:span><text:reference-mark-start text:name="issueruri"/><text:span text:style-name="T82">IssuerURI</text:span><text:reference-mark-end text:name="issueruri"/><text:span text:style-name="T54"> is the URL to which the result of this method is POSTed. <text:s/>The string MUST NOT exceed 1024 bytes.</text:span></text:p>
      <text:p text:style-name="Text_20_body"><text:reference-mark-start text:name="iisuer.puk.key"/><text:span text:style-name="T86">ServerEphemeralKey</text:span><text:reference-mark-end text:name="iisuer.puk.key"/><text:span text:style-name="T73"> </text:span><text:span text:style-name="T54">MUST be in </text:span><text:span text:style-name="CrossRef"><text:span text:style-name="T73"><text:reference-ref text:reference-format="text" text:ref-name="X.509">X.509</text:reference-ref></text:span></text:span><text:span text:style-name="T54"> DER format and MUST match the </text:span><text:span text:style-name="CrossRef"><text:span text:style-name="T73"><text:reference-ref text:reference-format="text" text:ref-name="elliptic.curves">Elliptic Curves</text:reference-ref></text:span></text:span><text:span text:style-name="T54"> capabilities given by </text:span><text:span text:style-name="CrossRef"><text:span text:style-name="T73"><text:reference-ref text:reference-format="text" text:ref-name="getDeviceData">getDeviceInfo</text:reference-ref></text:span></text:span>.</text:p>
      <text:p text:style-name="Text_20_body"><text:span text:style-name="T75">The </text:span><text:reference-mark-start text:name="sign"/><text:span text:style-name="T2">Sign</text:span><text:reference-mark-end text:name="sign"/><text:span text:style-name="T73"> function MUST use </text:span><text:span text:style-name="CrossRef"><text:span text:style-name="T73"><text:reference-ref text:reference-format="text" text:ref-name="DIAS">DIAS</text:reference-ref></text:span></text:span><text:span text:style-name="T73"> or </text:span><text:span text:style-name="CrossRef"><text:span text:style-name="T73"><text:reference-ref text:reference-format="text" text:ref-name="pkcs1">PKCS #1</text:reference-ref></text:span></text:span><text:span text:style-name="T73"> RSASSA signatures for RSA keys and </text:span><text:span text:style-name="CrossRef"><text:span text:style-name="T73"><text:reference-ref text:reference-format="text" text:ref-name="ECDSA">ECDSA</text:reference-ref></text:span></text:span><text:span text:style-name="T73"> for ECC keys with </text:span><text:span text:style-name="CrossRef"><text:span text:style-name="T73"><text:reference-ref text:reference-format="text" text:ref-name="SHA256">SHA256</text:reference-ref></text:span></text:span><text:span text:style-name="T73"> as the hash function. <text:s/>The distinction between RSA and ECDSA keys is performed through the </text:span><text:span text:style-name="CrossRef"><text:span text:style-name="T73"><text:reference-ref text:reference-format="text" text:ref-name="devcert">Device Certificate</text:reference-ref></text:span></text:span> (see <text:span text:style-name="CrossRef"><text:span text:style-name="T73"><text:reference-ref text:reference-format="text" text:ref-name="getDeviceData">getDeviceInfo</text:reference-ref></text:span></text:span>)<text:span text:style-name="CrossRef"><text:span text:style-name="T73"> </text:span></text:span><text:span text:style-name="T73">which in </text:span><text:span text:style-name="CrossRef"><text:span text:style-name="T73"><text:reference-ref text:reference-format="text" text:ref-name="keygen2">KeyGen2</text:reference-ref></text:span></text:span><text:span text:style-name="T73"> is supplied as well as a part of the response to the issuer, while a </text:span><text:span text:style-name="CrossRef"><text:span text:style-name="T73"><text:reference-ref text:reference-format="text" text:ref-name="DIAS">DIAS</text:reference-ref></text:span></text:span><text:span text:style-name="T73"> signature also requires the DIAS policy OID to be present in the </text:span><text:span text:style-name="CrossRef"><text:span text:style-name="T73"><text:reference-ref text:reference-format="text" text:ref-name="devcert">Device Certificate</text:reference-ref></text:span></text:span><text:span text:style-name="T73">.</text:span></text:p>
      <text:p text:style-name="Text_20_body"><text:span text:style-name="T85">ProvisioningHandle</text:span><text:span text:style-name="T73"> MUST be </text:span><text:span text:style-name="T1">static</text:span><text:span text:style-name="T73">, </text:span><text:span text:style-name="T1">unique</text:span><text:span text:style-name="T73"> and never be reused.</text:span></text:p>
      <text:p text:style-name="Text_20_body"><text:span text:style-name="T73">The </text:span><text:span text:style-name="T82">SessionKeyAlgorithm</text:span><text:span text:style-name="T73"> does not only define the creation of </text:span><text:span text:style-name="T86">SessionKey</text:span><text:span text:style-name="T73">, but also the integrity, confidentiality, and attestation mechanisms used during the provisioning session. <text:s/>See </text:span><text:span text:style-name="CrossRef"><text:span text:style-name="T73"><text:reference-ref text:reference-format="text" text:ref-name="MACOperations">MAC Operations</text:reference-ref></text:span></text:span><text:span text:style-name="T73">, </text:span><text:span text:style-name="CrossRef"><text:span text:style-name="T73"><text:reference-ref text:reference-format="text" text:ref-name="EncryptedData">Encrypted Data</text:reference-ref></text:span></text:span><text:span text:style-name="T73">, and </text:span><text:span text:style-name="CrossRef"><text:span text:style-name="T73"><text:reference-ref text:reference-format="text" text:ref-name="SKSAttestations">Attestations</text:reference-ref></text:span></text:span><text:span text:style-name="T73">.</text:span></text:p>
      <text:p text:style-name="Text_20_body"><text:span text:style-name="T73">The </text:span><text:reference-mark-start text:name="sess.key.op"/><text:span text:style-name="T82">SessionKeyLimit</text:span><text:reference-mark-end text:name="sess.key.op"/><text:span text:style-name="T73"> attribute MUST be large enough to handle all </text:span><text:span text:style-name="T86">SessionKey</text:span><text:span text:style-name="T73"> related operations required during the rest of the provisioning session, otherwise the session MUST be terminated. <text:s/></text:span><text:span text:style-name="T54"><text:s/>See </text:span><text:span text:style-name="CrossRef"><text:span text:style-name="T73"><text:reference-ref text:reference-format="text" text:ref-name="sess.security.mech">Session Security Mechanisms</text:reference-ref></text:span></text:span><text:span text:style-name="T73">. <text:s/>Note that </text:span><text:span text:style-name="CrossRef"><text:span text:style-name="T73"><text:reference-ref text:reference-format="text" text:ref-name="setpiggybacked">setSymmetricKey</text:reference-ref></text:span></text:span><text:span text:style-name="T73"> actually uses </text:span><text:span text:style-name="T1">two</text:span><text:span text:style-name="T73"> </text:span><text:span text:style-name="T86">SessionKey</text:span><text:span text:style-name="T73"> operations, while </text:span><text:span text:style-name="CrossRef"><text:span text:style-name="T73"><text:reference-ref text:reference-format="text" text:ref-name="pp.delkey">pp_deleteKey</text:reference-ref></text:span></text:span> also depends on the <text:span text:style-name="T82">SessionKeyLimit</text:span> of a <text:span text:style-name="T1">previous</text:span> session.</text:p>
      <text:p text:style-name="Text_20_body">When <text:reference-mark-start text:name="client.time"/><text:span text:style-name="T85">ClientTime</text:span><text:reference-mark-end text:name="client.time"/> is transferred through a protocol such as <text:span text:style-name="CrossRef"><text:span text:style-name="T73"><text:reference-ref text:reference-format="text" text:ref-name="keygen2">KeyGen2</text:reference-ref></text:span></text:span> it MUST always as a <text:span text:style-name="T1">minimum</text:span> have seconds resolution otherwise serious interoperability issues will occur. <text:s/>Possible milliseconds MUST be <text:span text:style-name="T1">ignored</text:span>.</text:p>
      <text:p text:style-name="Text_20_body"><text:span text:style-name="T62">Note that individual elements featured in the </text:span><text:span text:style-name="T64">argument</text:span><text:span text:style-name="T62"> (e.g. </text:span><text:span text:style-name="T85">ClientSessionID</text:span><text:span text:style-name="T62">) to the HMAC operations MUST use the representation described in </text:span><text:span text:style-name="CrossRef"><text:span text:style-name="T73"><text:reference-ref text:reference-format="text" text:ref-name="datatypes">Data Types</text:reference-ref></text:span></text:span><text:span text:style-name="T62">.</text:span>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645150450" text:continue-numbering="true" text:style-name="L1">
              <text:list-item>
                <text:p text:style-name="P126">Decide if <text:span text:style-name="T85">DeviceCertificate</text:span> is to be accepted/trusted. <text:s/>See <text:span text:style-name="CrossRef"><text:span text:style-name="T73"><text:reference-ref text:reference-format="text" text:ref-name="prov.sess.resp">ProvisioningSessionResponse</text:reference-ref></text:span></text:span></text:p>
              </text:list-item>
              <text:list-item>
                <text:p text:style-name="P123">Run the the same <text:span text:style-name="CrossRef"><text:reference-ref text:reference-format="text" text:ref-name="sp800-56a">SP800-56A</text:reference-ref></text:span> procedure and KDF as for the SKS but now using <text:span text:style-name="T79">ClientEphemeralKey</text:span> and the saved private key of <text:span text:style-name="T79">ServerEphemeralKey</text:span> to obtain <text:span text:style-name="T79">SessionKey</text:span></text:p>
              </text:list-item>
              <text:list-item>
                <text:p text:style-name="P125">VerifySignature<text:span text:style-name="T74"> </text:span><text:span text:style-name="T66">(</text:span><text:span text:style-name="T85">DeviceCertificate.PublicKey</text:span><text:span text:style-name="T66">,<text:tab/></text:span><text:span text:style-name="T90">// Received</text:span><text:span text:style-name="T66"><text:line-break/> <text:s text:c="5"/></text:span><text:span text:style-name="T67"><text:s/></text:span><text:span text:style-name="T66"><text:s text:c="20"/></text:span><text:span text:style-name="T84">SessionAttestation</text:span><text:span text:style-name="T56">,<text:tab/><text:tab/></text:span><text:span text:style-name="T90">// Received</text:span><text:line-break/> <text:s text:c="11"/><text:span text:style-name="T70"><text:s/></text:span><text:s text:c="14"/><text:span text:style-name="CrossRef"><text:span text:style-name="T73"><text:reference-ref text:reference-format="text" text:ref-name="HMAC_SHA256">HMAC-SHA256</text:reference-ref></text:span></text:span> (<text:span text:style-name="T79">SessionKey</text:span>,<text:tab/><text:span text:style-name="T79">ClientSessionID</text:span> ||<text:tab/><text:span text:style-name="T89">// Received</text:span><text:line-break/><text:tab/><text:span text:style-name="T79">ServerSessionID</text:span> ||<text:tab/><text:span text:style-name="T89">// Saved</text:span><text:line-break/> <text:tab/><text:span text:style-name="T79">IssuerURI</text:span> ||<text:tab/><text:span text:style-name="T89">// Saved</text:span><text:line-break/><text:tab/><text:span text:style-name="T79">ServerEphemeralKey</text:span> ||<text:tab/><text:span text:style-name="T89">// Saved</text:span><text:line-break/><text:tab/><text:span text:style-name="T79">ClientEphemeralKey</text:span> ||<text:tab/><text:span text:style-name="T89">// Received</text:span><text:line-break/><text:tab/><text:span text:style-name="T79">Updatable</text:span> ||<text:tab/><text:span text:style-name="T89">// Saved</text:span><text:line-break/><text:tab/><text:span text:style-name="T79">ClientTime</text:span> ||<text:tab/><text:span text:style-name="T89">// Received</text:span><text:line-break/><text:tab/><text:span text:style-name="T79">SessionLifeTime</text:span> ||<text:tab/><text:span text:style-name="T89">// Saved</text:span><text:line-break/><text:tab/><text:span text:style-name="T79">SessionKeyLimit</text:span>))<text:tab/><text:span text:style-name="T89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53">Continued on the next page...</text:p>
      <text:p text:style-name="P88"><text:span text:style-name="T76">When using </text:span><text:span text:style-name="CrossRef"><text:reference-ref text:reference-format="text" text:ref-name="keygen2">KeyGen2</text:reference-ref></text:span><text:span text:style-name="T76"> the </text:span><text:span text:style-name="T2">input</text:span><text:span text:style-name="T76"> to </text:span><text:span text:style-name="T85">createProvisioningSession</text:span><text:span text:style-name="T76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9"><text:span text:style-name="T96">&lt;</text:span><text:span text:style-name="T30">ProvisioningSessionRequest </text:span><text:span text:style-name="T39">ID</text:span><text:span text:style-name="T14">="_0fa47ab3c00c … a67992b6ac61c"<text:line-break/></text:span><text:span text:style-name="T30"> <text:s text:c="48"/></text:span><text:span text:style-name="T39">SubmitURL</text:span><text:span text:style-name="T10">="https://ca.example.com/enroll"<text:line-break/></text:span><text:span text:style-name="T30"> <text:s text:c="48"/></text:span><text:span text:style-name="T39">Updatable</text:span><text:span text:style-name="T10">="true"<text:line-break/></text:span><text:span text:style-name="T30"> <text:s text:c="48"/></text:span><text:span text:style-name="T39">SessionLifeTime</text:span><text:span text:style-name="T10">="50000"<text:line-break/></text:span><text:span text:style-name="T30"> <text:s text:c="48"/></text:span><text:span text:style-name="T39">SessionKeyLimit</text:span><text:span text:style-name="T10">="25"<text:line-break/> <text:s text:c="48"/></text:span><text:span text:style-name="T39">SessionKeyAlgorithm</text:span><text:span text:style-name="T96">="http://xmlns.webpki.org/keygen2/1.0#algorithm.sk1"</text:span><text:span text:style-name="T7">  </text:span><text:span text:style-name="T16">…</text:span><text:span text:style-name="T7"> <text:s/>&gt;</text:span><text:span text:style-name="T95"><text:line-break/></text:span></text:p>
            <text:p text:style-name="P59"><text:span text:style-name="T95"><text:s text:c="4"/>&lt;</text:span><text:span text:style-name="T29">ServerEphemeralKey</text:span><text:span text:style-name="T95">&gt;<text:line-break/></text:span><text:span text:style-name="T100"> <text:s text:c="7"/>&lt;</text:span><text:span text:style-name="T107">ds11</text:span><text:span text:style-name="T100">:</text:span><text:span text:style-name="T29">ECKeyValue</text:span><text:span text:style-name="T100">&gt;</text:span></text:p>
            <text:p text:style-name="P59"><text:s text:c="12"/>&lt;<text:span text:style-name="T102">ds11</text:span><text:span text:style-name="T94">:</text:span><text:span text:style-name="T29">NamedCurve</text:span> <text:span text:style-name="T38">URI</text:span>="urn:oid:1.2.840.10045.3.1.7"/&gt;</text:p>
            <text:p text:style-name="P59"><text:s text:c="12"/>&lt;<text:span text:style-name="T102">ds11</text:span><text:span text:style-name="T94">:</text:span><text:span text:style-name="T29">PublicKey</text:span>&gt;<text:span text:style-name="T94">JK/mSALhBpUjjPAe/ … fXG8z17eZV3mVDZTBM</text:span>&lt;/<text:span text:style-name="T102">ds11</text:span><text:span text:style-name="T94">:</text:span><text:span text:style-name="T29">PublicKey</text:span>&gt;</text:p>
            <text:p text:style-name="P59"><text:s text:c="8"/>&lt;/<text:span text:style-name="T102">ds11</text:span><text:span text:style-name="T94">:</text:span><text:span text:style-name="T29">ECKeyValue</text:span>&gt;</text:p>
            <text:p text:style-name="P59"><text:span text:style-name="T95"><text:s text:c="4"/>&lt;/</text:span><text:span text:style-name="T29">ServerEphemeralKey</text:span><text:span text:style-name="T95">&gt;<text:line-break/></text:span></text:p>
            <text:p text:style-name="P72"><text:span text:style-name="T95">&lt;/</text:span><text:span text:style-name="T35">ProvisioningSessionRequest</text:span><text:span text:style-name="T21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5"/>
      <text:p text:style-name="P31"/>
      <text:p text:style-name="P31"/>
      <text:p text:style-name="P31"/>
      <text:p text:style-name="P50">Continued on the next page...</text:p>
      <text:p text:style-name="P88"><text:span text:style-name="T76">When using </text:span><text:span text:style-name="CrossRef"><text:reference-ref text:reference-format="text" text:ref-name="keygen2">KeyGen2</text:reference-ref></text:span><text:span text:style-name="T76"> the </text:span><text:span text:style-name="T2">output</text:span><text:span text:style-name="T76"> from </text:span><text:span text:style-name="T85">createProvisioningSession</text:span><text:span text:style-name="T76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9"><text:span text:style-name="T96">&lt;</text:span><text:reference-mark-start text:name="prov.sess.resp"/><text:span text:style-name="T30">ProvisioningSessionResponse</text:span><text:reference-mark-end text:name="prov.sess.resp"/><text:span text:style-name="T30"> </text:span><text:span text:style-name="T39">ID</text:span><text:span text:style-name="T14">="_126992b6 … a8a6b484db8f"</text:span></text:p>
            <text:p text:style-name="P59"><text:span text:style-name="T42"><text:s/></text:span><text:span text:style-name="T40"><text:s text:c="51"/>ServerSessionID</text:span><text:span text:style-name="T14">="_0fa47ab3c00c … a67992b6ac61c"<text:line-break/> </text:span><text:span text:style-name="T42"><text:s/></text:span><text:span text:style-name="T40"><text:s/></text:span><text:span text:style-name="T14"><text:s/></text:span><text:span text:style-name="T31"><text:s text:c="48"/></text:span><text:span text:style-name="T40">ClientTime</text:span><text:span text:style-name="T14">="2010-03-18T11:23:29Z"</text:span><text:span text:style-name="T99"><text:line-break/></text:span><text:span text:style-name="T14"> </text:span><text:span text:style-name="T42"><text:s/></text:span><text:span text:style-name="T40"><text:s/></text:span><text:span text:style-name="T14"><text:s/></text:span><text:span text:style-name="T31"><text:s text:c="48"/></text:span><text:span text:style-name="T40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99"><text:line-break/></text:span></text:p>
            <text:p text:style-name="P59"><text:span text:style-name="T95"><text:s text:c="4"/>&lt;</text:span><text:span text:style-name="T29">ClientEphemeralKey</text:span><text:span text:style-name="T95">&gt;<text:line-break/> <text:s text:c="4"/></text:span><text:span text:style-name="T100"><text:s text:c="3"/>&lt;</text:span><text:span text:style-name="T107">ds11</text:span><text:span text:style-name="T100">:</text:span><text:span text:style-name="T29">ECKeyValue</text:span><text:span text:style-name="T100">&gt;</text:span></text:p>
            <text:p text:style-name="P59"><text:s text:c="12"/>&lt;<text:span text:style-name="T102">ds11</text:span><text:span text:style-name="T94">:</text:span><text:span text:style-name="T29">NamedCurve</text:span> <text:span text:style-name="T38">URI</text:span>="urn:oid:1.2.840.10045.3.1.7"/&gt;</text:p>
            <text:p text:style-name="P59"><text:s text:c="12"/>&lt;<text:span text:style-name="T102">ds11</text:span><text:span text:style-name="T94">:</text:span><text:span text:style-name="T29">PublicKey</text:span>&gt;<text:span text:style-name="T95">PRZre90SQLp … 16m9FokKxV3F40Y=</text:span>&lt;/<text:span text:style-name="T102">ds11</text:span><text:span text:style-name="T94">:</text:span><text:span text:style-name="T29">PublicKey</text:span>&gt;</text:p>
            <text:p text:style-name="P59"><text:s text:c="8"/>&lt;/<text:span text:style-name="T102">ds11</text:span><text:span text:style-name="T94">:</text:span><text:span text:style-name="T29">ECKeyValue</text:span>&gt;</text:p>
            <text:p text:style-name="P59"><text:span text:style-name="T95"><text:s text:c="4"/>&lt;/</text:span><text:span text:style-name="T29">ClientEphemeralKey</text:span><text:span text:style-name="T95">&gt;<text:line-break/> <text:s text:c="3"/>&lt;</text:span><text:span text:style-name="T29">DeviceCertificate</text:span><text:span text:style-name="T95">&gt; </text:span></text:p>
            <text:p text:style-name="P59"><text:span text:style-name="T95"><text:s text:c="8"/>&lt;</text:span><text:span text:style-name="T103">ds</text:span><text:span text:style-name="T95">:</text:span><text:span text:style-name="T29">X509Data</text:span><text:span text:style-name="T95">&gt; </text:span></text:p>
            <text:p text:style-name="P59"><text:span text:style-name="T95"><text:s text:c="12"/>&lt;</text:span><text:span text:style-name="T103">ds</text:span><text:span text:style-name="T95">:</text:span><text:span text:style-name="T29">X509Certificate</text:span><text:span text:style-name="T95">&gt;MIIC2TCCAcGgAwIBAg ... hugc53W4nNzggt2w==&lt;/</text:span><text:span text:style-name="T103">ds</text:span><text:span text:style-name="T95">:</text:span><text:span text:style-name="T29">X509Certificate</text:span><text:span text:style-name="T95">&gt; </text:span></text:p>
            <text:p text:style-name="P59"><text:span text:style-name="T95"><text:s text:c="8"/>&lt;/</text:span><text:span text:style-name="T103">ds</text:span><text:span text:style-name="T95">:</text:span><text:span text:style-name="T29">X509Data</text:span><text:span text:style-name="T95">&gt; </text:span></text:p>
            <text:p text:style-name="P59"><text:span text:style-name="T95"><text:s text:c="4"/>&lt;/</text:span><text:span text:style-name="T29">DeviceCertificate</text:span><text:span text:style-name="T95">&gt;</text:span></text:p>
            <text:p text:style-name="P59"><text:span text:style-name="T95"><text:s text:c="4"/>&lt;</text:span><text:span text:style-name="T103">ds</text:span><text:span text:style-name="T95">:</text:span><text:span text:style-name="T29">Signature</text:span><text:span text:style-name="T95">&gt; </text:span></text:p>
            <text:p text:style-name="P59"><text:span text:style-name="T95"><text:s text:c="8"/>&lt;</text:span><text:span text:style-name="T107">ds</text:span><text:span text:style-name="T29">:SignedInfo</text:span><text:span text:style-name="T95">&gt; </text:span></text:p>
            <text:p text:style-name="P59"><text:span text:style-name="T95"><text:s text:c="12"/>&lt;</text:span><text:span text:style-name="T107">ds</text:span><text:span text:style-name="T29">:CanonicalizationMethod</text:span><text:span text:style-name="T95"> </text:span><text:span text:style-name="T38">Algorithm</text:span><text:span text:style-name="T95">="http://www.w3.org/2001/10/xml-exc-c14n#"/&gt; </text:span></text:p>
            <text:p text:style-name="P59"><text:span text:style-name="T95"><text:s text:c="12"/>&lt;</text:span><text:span text:style-name="T107">ds</text:span><text:span text:style-name="T29">:SignatureMethod</text:span><text:span text:style-name="T95"> </text:span><text:span text:style-name="T38">Algorithm</text:span><text:span text:style-name="T95">="http://www.w3.org/2001/04/xmldsig-more#hmac-sha256"/&gt; </text:span></text:p>
            <text:p text:style-name="P59"><text:span text:style-name="T95"><text:s text:c="12"/>&lt;</text:span><text:span text:style-name="T103">ds</text:span><text:span text:style-name="T95">:</text:span><text:span text:style-name="T29">Reference</text:span><text:span text:style-name="T95"> </text:span><text:span text:style-name="T38">URI</text:span><text:span text:style-name="T95">="#</text:span><text:span text:style-name="T14">_126992b6 … a8a6b484db8f</text:span><text:span text:style-name="T95">"&gt; </text:span></text:p>
            <text:p text:style-name="P59"><text:span text:style-name="T95"><text:s text:c="16"/>&lt;</text:span><text:span text:style-name="T103">ds</text:span><text:span text:style-name="T95">:</text:span><text:span text:style-name="T29">Transforms</text:span><text:span text:style-name="T95">&gt; </text:span></text:p>
            <text:p text:style-name="P59"><text:span text:style-name="T95"><text:s text:c="20"/>&lt;</text:span><text:span text:style-name="T103">ds</text:span><text:span text:style-name="T95">:</text:span><text:span text:style-name="T29">Transform</text:span><text:span text:style-name="T95"> </text:span><text:span text:style-name="T38">Algorithm</text:span><text:span text:style-name="T95">="http://www.w3.org/2000/09/xmldsig#enveloped-signature"/&gt; </text:span></text:p>
            <text:p text:style-name="P59"><text:span text:style-name="T95"><text:s text:c="20"/>&lt;</text:span><text:span text:style-name="T103">ds</text:span><text:span text:style-name="T95">:</text:span><text:span text:style-name="T29">Transform</text:span><text:span text:style-name="T95"> </text:span><text:span text:style-name="T38">Algorithm</text:span><text:span text:style-name="T95">="http://www.w3.org/2001/10/xml-exc-c14n#"/&gt; </text:span></text:p>
            <text:p text:style-name="P59"><text:span text:style-name="T95"><text:s text:c="16"/>&lt;/</text:span><text:span text:style-name="T103">ds</text:span><text:span text:style-name="T95">:</text:span><text:span text:style-name="T29">Transforms</text:span><text:span text:style-name="T95">&gt; </text:span></text:p>
            <text:p text:style-name="P59"><text:span text:style-name="T95"><text:s text:c="16"/>&lt;</text:span><text:span text:style-name="T103">ds</text:span><text:span text:style-name="T95">:</text:span><text:span text:style-name="T29">DigestMethod</text:span><text:span text:style-name="T95"> </text:span><text:span text:style-name="T38">Algorithm</text:span><text:span text:style-name="T95">="http://www.w3.org/2001/04/xmlenc#sha256"/&gt; </text:span></text:p>
            <text:p text:style-name="P59"><text:span text:style-name="T95"><text:s text:c="16"/>&lt;</text:span><text:span text:style-name="T103">ds</text:span><text:span text:style-name="T95">:</text:span><text:span text:style-name="T29">DigestValue</text:span><text:span text:style-name="T95">&gt;yLD0zNA48Xt9xXNHuBUlK0hL51zn0SYj2IfDXm42PLc=&lt;/</text:span><text:span text:style-name="T103">ds</text:span><text:span text:style-name="T95">:</text:span><text:span text:style-name="T29">DigestValue</text:span><text:span text:style-name="T95">&gt; </text:span></text:p>
            <text:p text:style-name="P59"><text:span text:style-name="T95"><text:s text:c="12"/>&lt;/</text:span><text:span text:style-name="T103">ds</text:span><text:span text:style-name="T95">:</text:span><text:span text:style-name="T29">Reference</text:span><text:span text:style-name="T95">&gt; </text:span></text:p>
            <text:p text:style-name="P59"><text:span text:style-name="T95"><text:s text:c="8"/>&lt;/</text:span><text:span text:style-name="T103">ds</text:span><text:span text:style-name="T95">:</text:span><text:span text:style-name="T29">SignedInfo</text:span><text:span text:style-name="T95">&gt; </text:span></text:p>
            <text:p text:style-name="P59"><text:span text:style-name="T95"><text:s text:c="8"/>&lt;</text:span><text:span text:style-name="T103">ds</text:span><text:span text:style-name="T95">:</text:span><text:span text:style-name="T29">SignatureValue</text:span><text:span text:style-name="T95">&gt;aRiSdmrn/KgtjqtTReF+6DOuIemRuw2xV9yuOPAlMj8=&lt;/</text:span><text:span text:style-name="T103">ds</text:span><text:span text:style-name="T95">:</text:span><text:span text:style-name="T29">SignatureValue</text:span><text:span text:style-name="T95">&gt; </text:span></text:p>
            <text:p text:style-name="P59"><text:span text:style-name="T95"><text:s text:c="8"/>&lt;</text:span><text:span text:style-name="T103">ds</text:span><text:span text:style-name="T95">:</text:span><text:span text:style-name="T29">KeyInfo</text:span><text:span text:style-name="T95">&gt; </text:span></text:p>
            <text:p text:style-name="P59"><text:span text:style-name="T95"><text:s text:c="12"/>&lt;</text:span><text:span text:style-name="T103">ds</text:span><text:span text:style-name="T95">:</text:span><text:span text:style-name="T29">KeyName</text:span><text:span text:style-name="T95">&gt;derived-session-key&lt;/</text:span><text:span text:style-name="T103">ds</text:span><text:span text:style-name="T95">:</text:span><text:span text:style-name="T29">KeyName</text:span><text:span text:style-name="T95">&gt; </text:span></text:p>
            <text:p text:style-name="P59"><text:span text:style-name="T95"><text:s text:c="8"/>&lt;/</text:span><text:span text:style-name="T103">ds</text:span><text:span text:style-name="T95">:</text:span><text:span text:style-name="T29">KeyInfo</text:span><text:span text:style-name="T95">&gt; </text:span></text:p>
            <text:p text:style-name="P59"><text:span text:style-name="T95"><text:s text:c="4"/>&lt;/</text:span><text:span text:style-name="T103">ds</text:span><text:span text:style-name="T95">:</text:span><text:span text:style-name="T29">Signature</text:span><text:span text:style-name="T95">&gt;</text:span></text:p>
            <text:p text:style-name="P61"/>
            <text:p text:style-name="P72"><text:span text:style-name="T95">&lt;/</text:span><text:span text:style-name="T35">ProvisioningSessionResponse</text:span><text:span text:style-name="T21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Certificate <text:span text:style-name="T1">path</text:span> from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6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12" text:outline-level="2"><text:reference-mark-start text:name="closeProvisioningSession"/><text:span text:style-name="T76">closeProvisioningSession</text:span><text:reference-mark-end text:name="closeProvisioningSession"/><text:span text:style-name="T76"> (3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9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8"/>
      <text:p text:style-name="Text_20_body"><text:span text:style-name="T79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376696375" text:continue-numbering="true" text:style-name="L1">
        <text:list-item>
          <text:p text:style-name="P120">There is an open provisioning session associated with <text:span text:style-name="T79">ProvisioningHandle</text:span></text:p>
        </text:list-item>
        <text:list-item>
          <text:p text:style-name="P114">The <text:span text:style-name="T82">MAC</text:span><text:span text:style-name="T53"> computes correctly using the method described in </text:span><text:span text:style-name="CrossRef"><text:span text:style-name="T73"><text:reference-ref text:reference-format="text" text:ref-name="MACOperations">MAC Operations</text:reference-ref></text:span></text:span><text:span text:style-name="T53"> where </text:span><text:span text:style-name="T52">Data</text:span><text:span text:style-name="T53"> is arranged as follows:</text:span></text:p>
          <text:p text:style-name="P114"><text:span text:style-name="T53"><text:s text:c="8"/></text:span><text:span text:style-name="T52">Data = </text:span><text:span text:style-name="T79">ClientSessionID</text:span><text:span text:style-name="T48"> || </text:span><text:span text:style-name="T79">ServerSessionID</text:span><text:span text:style-name="T48"> || </text:span><text:span text:style-name="T79">IssuerURI</text:span></text:p>
        </text:list-item>
        <text:list-item>
          <text:p text:style-name="P121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14">There are no unreferenced PIN or PUK policy objects. <text:s/>See<text:span text:style-name="T48">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  <text:list-item>
          <text:p text:style-name="P114">The post provisioning operations succeed during the final <text:span text:style-name="T1">commit</text:span>. <text:s/>See <text:span text:style-name="CrossRef"><text:reference-ref text:reference-format="text" text:ref-name="atomic.op">Atomic Operation</text:reference-ref></text:span></text:p>
        </text:list-item>
        <text:list-item>
          <text:p text:style-name="P130">There are no keys lacking a <text:span text:style-name="CrossRef"><text:reference-ref text:reference-format="text" text:ref-name="setpiggybacked">setSymmetricKey</text:reference-ref></text:span> operation</text:p>
          <text:p text:style-name="P130"><text:span text:style-name="CrossRef"/></text:p>
        </text:list-item>
      </text:list>
      <text:p text:style-name="Text_20_body"><text:span text:style-name="T62">If verification is successful, </text:span><text:span text:style-name="T85">closeProvisioningSession</text:span><text:span text:style-name="T62"> MUST also reassign provisioning session ownership to the current (closing) session for </text:span><text:span text:style-name="T64">all</text:span><text:span text:style-name="T62"> objects belonging to sessions that have been subject to a post provisioning operation. <text:s/>The original session objects MUST subsequently be deleted since they have no mission anymore.</text:span></text:p>
      <text:p text:style-name="P48">If verification fails, <text:span text:style-name="T1">all</text:span> objects created in the session MUST be deleted and post provisioning operations MUST be rolled back.</text:p>
      <text:p text:style-name="P48">When a provisioning session has been successfully closed by this method, it remains stored until all associated keys have been deleted.</text:p>
      <text:p text:style-name="P31"><text:span text:style-name="T62">Using </text:span><text:span text:style-name="CrossRef"><text:span text:style-name="T73"><text:reference-ref text:reference-format="text" text:ref-name="keygen2">KeyGen2</text:reference-ref></text:span></text:span><text:span text:style-name="T62"> </text:span><text:span text:style-name="T85">closeProvisioningSession</text:span><text:span text:style-name="T62"> is invoked as the last step of processing </text:span><text:span text:style-name="CrossRef"><text:span text:style-name="T73"><text:reference-ref text:reference-format="text" text:ref-name="cred.depl.req">CredentialDeploymentRequest</text:reference-ref></text:span></text:span><text:span text:style-name="T62">.</text:span></text:p>
      <text:p text:style-name="P38"><text:span text:style-name="T63">The </text:span><text:span text:style-name="T82">AttestedResponse</text:span><text:span text:style-name="T63"> is the result of attesting:</text:span></text:p>
      <text:p text:style-name="P38"><text:span text:style-name="T63"><text:tab/> </text:span><text:span text:style-name="T65">Data</text:span><text:span text:style-name="T63"> = </text:span><text:span text:style-name="T87">"</text:span><text:span text:style-name="T85">Success"</text:span><text:span text:style-name="T62"> || </text:span><text:span text:style-name="CrossRef"><text:span text:style-name="T73"><text:reference-ref text:reference-format="text" text:ref-name="mac.seq.cnt">MACSequenceCounter</text:reference-ref></text:span></text:span></text:p>
      <text:p text:style-name="Text_20_body">Note that <text:span text:style-name="CrossRef"><text:span text:style-name="T73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9">Also see </text:span><text:span text:style-name="CrossRef"><text:reference-ref text:reference-format="text" text:ref-name="sess.key.op">SessionKeyLimit</text:reference-ref></text:span><text:span text:style-name="T49">. <text:s/></text:span></text:p>
      <text:h text:style-name="P112" text:outline-level="2"><text:reference-mark-start text:name="enum.prov.sess"/>enumerateProvisioningSessions<text:reference-mark-end text:name="enum.prov.sess"/> (4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65">The following elements MUST only be emitted if</text:span><text:span text:style-name="T66"> </text:span>ProvisioningHandle<text:span text:style-name="T63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int</text:p>
          </table:table-cell>
          <table:table-cell table:style-name="Table39.C2" table:number-rows-spanned="5" office:value-type="string">
            <text:p text:style-name="Table_20_Contents"><text:span text:style-name="T49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9">⁮[</text:span><text:span text:style-name="T71"> </text:span><text:span text:style-name="T69">]</text:span></text:p>
          </table:table-cell>
          <table:covered-table-cell/>
        </table:table-row>
      </table:table>
      <text:p text:style-name="P38"/>
      <text:p text:style-name="P38"><text:span text:style-name="T85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p text:style-name="P38"><text:span text:style-name="T85">enumerateProvisioningSessions</text:span> may also be useful for debugging and “cleaning” purposes.</text:p>
      <text:p text:style-name="P38">The input <text:span text:style-name="T84">ProvisioningHandle</text:span><text:span text:style-name="T56"> is initially set to 0xFFFFFFFF to start an enumeration round.</text:span></text:p>
      <text:p text:style-name="P38"><text:span text:style-name="T56">Succeeding calls should use the output </text:span><text:span text:style-name="T84">ProvisioningHandle</text:span><text:span text:style-name="T56"> as input to the next call.</text:span></text:p>
      <text:p text:style-name="P38"><text:span text:style-name="T56">When </text:span><text:span text:style-name="T82">enumerateProvisioningSessions</text:span><text:span text:style-name="T53"> returns with a </text:span><text:span text:style-name="T82">ProvisioningHandle</text:span><text:span text:style-name="T53"> = 0xFFFFFFFF there are no more provisioning objects to read.</text:span></text:p>
      <text:h text:style-name="P113" text:outline-level="2">abortProvisioningSession (5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9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12" text:outline-level="2"><text:reference-mark-start text:name="sign.prov.sess.data"/>signProvisioningSessionData<text:reference-mark-end text:name="sign.prov.sess.data"/> (6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70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5"/>
      <text:p text:style-name="Text_20_body"><text:span text:style-name="T85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85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9"><text:tab/>Result</text:span> = <text:span text:style-name="CrossRef"><text:span text:style-name="T73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7">"</text:span><text:span text:style-name="T85">External Signature"</text:span><text:span text:style-name="T48">, </text:span><text:span text:style-name="T82">Data</text:span><text:span text:style-name="T48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13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70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5">MAC</text:p>
          </table:table-cell>
          <table:table-cell table:style-name="Table12.A2" office:value-type="string">
            <text:p text:style-name="P3">byte<text:span text:style-name="T69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created PUK policy object</text:p>
          </table:table-cell>
        </table:table-row>
      </table:table>
      <text:p text:style-name="P38"/>
      <text:p text:style-name="P38"><text:span text:style-name="T79">createPUKPolicy</text:span><text:span text:style-name="T76"> creates a PUK policy object </text:span><text:span text:style-name="T66">in the </text:span><text:span text:style-name="CrossRef"><text:reference-ref text:reference-format="text" text:ref-name="cred.db">Credential Database</text:reference-ref></text:span><text:span text:style-name="T66"> </text:span><text:span text:style-name="T76">to be referenced by subsequent calls to the </text:span><text:span text:style-name="CrossRef"><text:reference-ref text:reference-format="text" text:ref-name="createPINPolicy">createPINPolicy</text:reference-ref></text:span><text:span text:style-name="T76"> method.</text:span></text:p>
      <text:p text:style-name="Text_20_body">The <text:span text:style-name="T82">MAC</text:span><text:span text:style-name="T53"> uses the method described in </text:span><text:span text:style-name="CrossRef"><text:span text:style-name="T73"><text:reference-ref text:reference-format="text" text:ref-name="MACOperations">MAC Operations</text:reference-ref></text:span></text:span><text:span text:style-name="T53"> where </text:span><text:span text:style-name="T52">Data</text:span><text:span text:style-name="T53"> is arranged as follows:</text:span></text:p>
      <text:p text:style-name="Text_20_body"><text:span text:style-name="T52"><text:tab/>Data </text:span><text:span text:style-name="T93">=</text:span><text:span text:style-name="T52"> </text:span><text:span text:style-name="T82">ID</text:span><text:span text:style-name="T52"> </text:span><text:span text:style-name="T53">|| </text:span><text:span text:style-name="T82">PUKValue</text:span><text:span text:style-name="T53"> ||</text:span><text:span text:style-name="T52"> </text:span><text:span text:style-name="T82">Format</text:span><text:span text:style-name="T53"> ||</text:span><text:span text:style-name="T52"> </text:span><text:span text:style-name="T82">RetryLimit</text:span></text:p>
      <text:p text:style-name="Text_20_body"><text:span text:style-name="T53">Note that </text:span><text:span text:style-name="T82">PUKValue</text:span><text:span text:style-name="T53"> is MACed “as is” and </text:span><text:span text:style-name="T52">then</text:span><text:span text:style-name="T53"> decrypted by the SKS before storing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12" text:outline-level="2"><text:reference-mark-start text:name="createPINPolicy"/><text:span text:style-name="T76">createPINPolicy</text:span><text:reference-mark-end text:name="createPINPolicy"/><text:span text:style-name="T76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<text:span text:style-name="T1">decoded</text:span> PIN length<text:span text:style-name="T73">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<text:span text:style-name="T1">decoded</text:span> PIN lengt<text:span text:style-name="T73">h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C</text:p>
          </table:table-cell>
          <table:table-cell table:style-name="Table14.A2" office:value-type="string">
            <text:p text:style-name="P3">byte<text:span text:style-name="T69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created PIN policy object</text:p>
          </table:table-cell>
        </table:table-row>
      </table:table>
      <text:p text:style-name="P38"/>
      <text:p text:style-name="P38"><text:span text:style-name="T79">createPINPolicy</text:span><text:span text:style-name="T76"> creates a PIN policy object </text:span><text:span text:style-name="T66">in the </text:span><text:span text:style-name="CrossRef"><text:reference-ref text:reference-format="text" text:ref-name="cred.db">Credential Database</text:reference-ref></text:span><text:span text:style-name="T66"> </text:span><text:span text:style-name="T76">to be referenced by subsequent calls to the </text:span><text:span text:style-name="CrossRef"><text:reference-ref text:reference-format="text" text:ref-name="createKeyPair">createKeyPair</text:reference-ref></text:span><text:span text:style-name="T76"> method.</text:span></text:p>
      <text:p text:style-name="Text_20_body">The <text:span text:style-name="T82">MAC</text:span><text:span text:style-name="T53"> uses the method described in </text:span><text:span text:style-name="CrossRef"><text:span text:style-name="T73"><text:reference-ref text:reference-format="text" text:ref-name="MACOperations">MAC Operations</text:reference-ref></text:span></text:span><text:span text:style-name="T53"> where </text:span><text:span text:style-name="T52">Data</text:span><text:span text:style-name="T53"> is arranged as follows:</text:span></text:p>
      <text:p text:style-name="Text_20_body"><text:span text:style-name="T52"><text:tab/>Data </text:span><text:span text:style-name="T93">=</text:span><text:span text:style-name="T52"> </text:span><text:span text:style-name="T82">ID</text:span><text:span text:style-name="T52"> </text:span><text:span text:style-name="T53">|| </text:span><text:span text:style-name="T52">PUKReference</text:span><text:span text:style-name="T53"> || </text:span><text:span text:style-name="T82">UserDefined</text:span><text:span text:style-name="T53"> ||</text:span><text:span text:style-name="T52"> </text:span><text:span text:style-name="T82">UserModifiable</text:span><text:span text:style-name="T53"> ||</text:span><text:span text:style-name="T52"> </text:span><text:span text:style-name="T82">Format</text:span><text:span text:style-name="T53"> ||</text:span><text:span text:style-name="T52"> </text:span><text:span text:style-name="T82">RetryLimit</text:span><text:span text:style-name="T53"> ||</text:span><text:span text:style-name="T52"> </text:span><text:span text:style-name="T82">Grouping</text:span><text:span text:style-name="T53"> ||</text:span><text:span text:style-name="T82"><text:line-break/></text:span><text:span text:style-name="T53"> <text:s text:c="24"/></text:span><text:span text:style-name="T82">PatternRestrictions</text:span><text:span text:style-name="T53"> ||</text:span><text:span text:style-name="T52"> </text:span><text:span text:style-name="T82">MinLength</text:span><text:span text:style-name="T53"> ||</text:span><text:span text:style-name="T52"> </text:span><text:span text:style-name="T82">MaxLength</text:span><text:span text:style-name="T53"> ||</text:span><text:span text:style-name="T52"> </text:span><text:span text:style-name="T82">InputMethod</text:span><text:span text:style-name="T55"> <text:s/></text:span></text:p>
      <text:p text:style-name="Text_20_body"><text:span text:style-name="T52">PUKReference</text:span><text:span text:style-name="T53"> is set to </text:span><text:span text:style-name="T83">"</text:span><text:span text:style-name="T82">#N/A</text:span><text:span text:style-name="T82">"</text:span><text:span text:style-name="T53"> if </text:span><text:span text:style-name="T82">PUKPolicyHandle</text:span><text:span text:style-name="T53"> is zero, else it is set to the </text:span><text:span text:style-name="T82">ID</text:span><text:span text:style-name="T53"> of the referenced PUK policy object.</text:span></text:p>
      <text:p text:style-name="P38"><text:span text:style-name="T76">If </text:span><text:span text:style-name="T79">PUKPolicyHandle</text:span><text:span text:style-name="T76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8"/>
      <text:h text:style-name="P112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9">byte⁮[</text:span><text:span text:style-name="T71"> </text:span><text:span text:style-name="T69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9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pin.policy.handle">PINPolicyHandl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Value</text:p>
          </table:table-cell>
          <table:table-cell table:style-name="Table16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9">, </text:span></text:span><text:span text:style-name="CrossRef"><text:reference-ref text:reference-format="text" text:ref-name="pinpatternrestrictions">PIN Pattern Control</text:reference-ref></text:span><text:span text:style-name="CrossRef"><text:span text:style-name="T9"> and </text:span></text:span>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9">PrivateKey</text:span><text:span text:style-name="T48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6" table:number-columns-spanned="3" office:value-type="string">
            <text:p text:style-name="P10">The following two elements MUST only be set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MUST only be set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9">byte⁮[</text:span><text:span text:style-name="T71"> </text:span><text:span text:style-name="T69">]</text:span></text:p>
          </table:table-cell>
          <table:table-cell table:style-name="Table16.C2" office:value-type="string">
            <text:p text:style-name="Table_20_Contents"><text:span text:style-name="T56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MAC</text:p>
          </table:table-cell>
          <table:table-cell table:style-name="Table16.A2" office:value-type="string">
            <text:p text:style-name="P3">byte<text:span text:style-name="T69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  <table:table-row table:style-name="Table17.2">
          <table:table-cell table:style-name="Table17.A2" office:value-type="string">
            <text:p text:style-name="P15">PublicKey</text:p>
          </table:table-cell>
          <table:table-cell table:style-name="Table17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KeyAttestation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17.C2" office:value-type="string">
            <text:p text:style-name="P2"><text:span text:style-name="T1">Optional generated private key</text:span><text:span text:style-name="T73">.</text:span> <text:s/>See <text:span text:style-name="CrossRef"><text:reference-ref text:reference-format="text" text:ref-name="private.key.export">PrivateKey</text:reference-ref></text:span></text:p>
          </table:table-cell>
        </table:table-row>
      </table:table>
      <text:p text:style-name="P38"/>
      <text:p text:style-name="P38"><text:span text:style-name="T79">createKeyPair</text:span><text:span text:style-name="T76"> generates an asymmetric key-pair </text:span><text:span text:style-name="T66">in the </text:span><text:span text:style-name="CrossRef"><text:reference-ref text:reference-format="text" text:ref-name="cred.db">Credential Database</text:reference-ref></text:span><text:span text:style-name="T66"> </text:span><text:span text:style-name="T76">according to the issuer's specification.</text:span></text:p>
      <text:p text:style-name="P30"/>
      <text:p text:style-name="P30"/>
      <text:p text:style-name="P30"/>
      <text:p text:style-name="P30"/>
      <text:p text:style-name="P30">Continued on the next page...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03">The following operations match the mandatory to support key generation and attestation algorithm: <text:span text:style-name="T101">http://xmlns.webpki.org/keygen2/1.0#algorithm.ka1</text:span></text:p>
          </table:table-cell>
        </table:table-row>
      </table:table>
      <text:p text:style-name="Text_20_body"/>
      <text:p text:style-name="Text_20_body">The <text:span text:style-name="T82">MAC</text:span><text:span text:style-name="T53"> uses the method described in </text:span><text:span text:style-name="CrossRef"><text:span text:style-name="T73"><text:reference-ref text:reference-format="text" text:ref-name="MACOperations">MAC Operations</text:reference-ref></text:span></text:span><text:span text:style-name="T53"> where </text:span><text:span text:style-name="T52">Data</text:span><text:span text:style-name="T53"> is arranged as follows:</text:span></text:p>
      <text:p text:style-name="Text_20_body"><text:span text:style-name="T52"><text:tab/>Data </text:span><text:span text:style-name="T93">=</text:span><text:span text:style-name="T52"> </text:span><text:span text:style-name="T82">ID</text:span><text:span text:style-name="T52"> </text:span><text:span text:style-name="T53">||</text:span><text:span text:style-name="T52"> </text:span><text:span text:style-name="T82">AttestationAlgorithm</text:span><text:span text:style-name="T53"> || </text:span><text:span text:style-name="T82">ServerSeed</text:span><text:span text:style-name="T53"> || </text:span><text:span text:style-name="T52">PINPolicyReference</text:span><text:span text:style-name="T53"> || </text:span><text:span text:style-name="T52">PINValueReference</text:span><text:span text:style-name="T53"> ||</text:span><text:span text:style-name="T82"><text:line-break/></text:span><text:span text:style-name="T53"> <text:s text:c="24"/></text:span><text:span text:style-name="T82">BiometricProtection</text:span><text:span text:style-name="T53"> || </text:span><text:span text:style-name="T82">PrivateKeyBackup</text:span><text:span text:style-name="T53"> ||</text:span><text:span text:style-name="T52"> </text:span><text:span text:style-name="T82">ExportPolicy</text:span><text:span text:style-name="T53"> ||</text:span><text:span text:style-name="T52"> </text:span><text:span text:style-name="T82">DeletePolicy</text:span><text:span text:style-name="T53"> ||<text:line-break/> <text:s text:c="24"/></text:span><text:span text:style-name="T82">EnablePINCaching</text:span><text:span text:style-name="T53"> ||</text:span><text:span text:style-name="T53"> </text:span><text:span text:style-name="T82">KeyUsage</text:span><text:span text:style-name="T53"> || </text:span><text:span text:style-name="T82">FriendlyName</text:span><text:span text:style-name="T53"> || </text:span><text:span text:style-name="T52">KeySpecifier</text:span><text:span text:style-name="T53"> <text:s text:c="19"/></text:span></text:p>
      <text:p text:style-name="Text_20_body"><text:span text:style-name="T52">PINPolicyReference</text:span><text:span text:style-name="T53"> is set to </text:span><text:span text:style-name="T83">"</text:span><text:span text:style-name="T82">#N/A"</text:span><text:span text:style-name="T53"> if </text:span><text:span text:style-name="T82">PINPolicyHandle</text:span><text:span text:style-name="T53"> is zero, to </text:span><text:span text:style-name="T83">"</text:span><text:span text:style-name="T82">#Device PIN</text:span><text:span text:style-name="T83">"</text:span><text:span text:style-name="T53"> if </text:span><text:span text:style-name="T82">PINPolicyHandle</text:span><text:span text:style-name="T53"> is equal to 0xFFFFFFFF, else it is set to the </text:span><text:span text:style-name="T82">ID</text:span><text:span text:style-name="T53"> of the referenced PIN policy object.</text:span></text:p>
      <text:p text:style-name="Text_20_body"><text:span text:style-name="T52">PINValueReference</text:span><text:span text:style-name="T53"> is set to </text:span><text:span text:style-name="T83">"</text:span><text:span text:style-name="T82">#N/A"</text:span><text:span text:style-name="T53"> if </text:span><text:span text:style-name="T82">PINPolicyHandle</text:span><text:span text:style-name="T53"> is zero, 0xFFFFFFF, or if the PIN is </text:span><text:span text:style-name="CrossRef"><text:span text:style-name="T73"><text:reference-ref text:reference-format="text" text:ref-name="pinuserdefined">UserDefined</text:reference-ref></text:span></text:span>, else it is set to the encrypted <text:span text:style-name="T86">PINValue</text:span>.</text:p>
      <text:p text:style-name="Text_20_body"><text:span text:style-name="T1">KeySpecifier</text:span> denotes <text:span text:style-name="T84">KeyAlgorithmType</text:span> and its related parameters in the same order and format as in the API.</text:p>
      <text:p text:style-name="P38"><text:reference-mark-start text:name="key.attestation.data"/><text:span text:style-name="T84">KeyAttestation</text:span><text:reference-mark-end text:name="key.attestation.data"/><text:span text:style-name="T75"> vouches for </text:span><text:span text:style-name="T76">that generated key-pairs actually reside in the SKS by attesting (s</text:span><text:span text:style-name="T56">ee </text:span><text:span text:style-name="CrossRef"><text:reference-ref text:reference-format="text" text:ref-name="SKSAttestations">Attestations</text:reference-ref></text:span><text:span text:style-name="T76">) keys according to the following </text:span><text:span text:style-name="T2">Data</text:span><text:span text:style-name="T76"> scheme:</text:span></text:p>
      <text:p text:style-name="P38"><text:span text:style-name="T52"><text:tab/>Data </text:span><text:span text:style-name="T93">=</text:span><text:span text:style-name="T52"> </text:span><text:span text:style-name="T82">ID</text:span><text:span text:style-name="T52"> </text:span><text:span text:style-name="T53">|| </text:span><text:span text:style-name="T82">PublicKey</text:span><text:span text:style-name="T53"> || [</text:span><text:span text:style-name="T82">PrivateKey</text:span><text:span text:style-name="T53">]</text:span></text:p>
      <text:p text:style-name="P40">Note that the encrypted <text:span text:style-name="T79">PrivateKey</text:span> MUST only be used in the attestation <text:span text:style-name="T1">Data</text:span> if actually emitted.</text:p>
      <text:p text:style-name="P42"/>
      <text:p text:style-name="P42">Remarks</text:p>
      <text:p text:style-name="P38"><text:span text:style-name="T84">KeyHandle</text:span><text:span text:style-name="T75"> MUST be </text:span><text:span text:style-name="T2">static</text:span><text:span text:style-name="T75">, </text:span><text:span text:style-name="T2">unique</text:span><text:span text:style-name="T75"> and never be reused.</text:span></text:p>
      <text:p text:style-name="P38"><text:reference-mark-start text:name="object.ids"/><text:span text:style-name="T75">Object IDs</text:span><text:reference-mark-end text:name="object.ids"/><text:span text:style-name="T75"> for </text:span><text:span text:style-name="CrossRef"><text:span text:style-name="T73"><text:reference-ref text:reference-format="text" text:ref-name="createKeyPair">createKeyPair</text:reference-ref></text:span></text:span><text:span text:style-name="T76">, </text:span><text:span text:style-name="CrossRef"><text:span text:style-name="T73"><text:reference-ref text:reference-format="text" text:ref-name="createPINPolicy">createPINPolicy</text:reference-ref></text:span></text:span><text:span text:style-name="T76"> and </text:span><text:span text:style-name="CrossRef"><text:span text:style-name="T73"><text:reference-ref text:reference-format="text" text:ref-name="createPUKPolicy">createPUKPolicy</text:reference-ref></text:span></text:span><text:span text:style-name="T76"> </text:span><text:span text:style-name="T2">share a common namespace</text:span><text:span text:style-name="T76"> but the namespace is entirely local to the </text:span><text:span text:style-name="T2">provisioning session</text:span><text:span text:style-name="T76">.</text:span></text:p>
      <text:p text:style-name="P31">A compliant SKS SHOULD use 65537 as the default RSA exponent value.</text:p>
      <text:p text:style-name="P38">How <text:reference-mark-start text:name="issuer.seed"/><text:span text:style-name="T81">Serv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76">A non-zero </text:span><text:span text:style-name="T84">BiometricProtection</text:span><text:span text:style-name="T76"> value presumes that the target SKS supports </text:span><text:span text:style-name="CrossRef"><text:reference-ref text:reference-format="text" text:ref-name="biometricoption">Biometric Protection</text:reference-ref></text:span><text:span text:style-name="T76">, </text:span><text:span text:style-name="T2">otherwise an error is returned</text:span><text:span text:style-name="T76">. <text:s/>See </text:span><text:span text:style-name="CrossRef"><text:reference-ref text:reference-format="text" text:ref-name="getDeviceData">getDeviceInfo</text:reference-ref></text:span><text:span text:style-name="T76">.</text:span></text:p>
      <text:p text:style-name="Text_20_body"><text:span text:style-name="T56">The </text:span><text:reference-mark-start text:name="private.key.export"/><text:span text:style-name="T84">PrivateKey</text:span><text:reference-mark-end text:name="private.key.export"/><text:span text:style-name="T56"> element MUST only be created if </text:span><text:span text:style-name="CrossRef"><text:reference-ref text:reference-format="text" text:ref-name="privatekeybackup">PrivateKeyBackup</text:reference-ref></text:span><text:span text:style-name="T56"> is true. <text:s/></text:span><text:span text:style-name="T76">If </text:span><text:span text:style-name="T84">PrivateKey</text:span><text:span text:style-name="T76"> is present it MUST hold the generated private key in </text:span><text:span text:style-name="CrossRef"><text:reference-ref text:reference-format="text" text:ref-name="pkcs8">PKCS #8</text:reference-ref></text:span><text:span text:style-name="T76"> format but </text:span><text:span text:style-name="T2">wrapped</text:span><text:span text:style-name="T76"> as described in </text:span><text:span text:style-name="CrossRef"><text:reference-ref text:reference-format="text" text:ref-name="EncryptedData">Encrypted Data</text:reference-ref></text:span>.</text:p>
      <text:p text:style-name="P38"><text:span text:style-name="T76">If </text:span><text:reference-mark-start text:name="pin.policy.handle"/><text:span text:style-name="T79">PINPolicyHandle</text:span><text:reference-mark-end text:name="pin.policy.handle"/><text:span text:style-name="T76"> is zero the key is not PIN-protected.</text:span></text:p>
      <text:p text:style-name="P38"><text:span text:style-name="T76">A </text:span><text:span text:style-name="T79">PINPolicyHandle</text:span><text:span text:style-name="T76"> value of 0xFFFFFFFF presumes that the target SKS supports a “device PUK/PIN”, </text:span><text:span text:style-name="T2">otherwise an error is returned</text:span><text:span text:style-name="T76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76">.</text:span></text:p>
      <text:p text:style-name="P38"><text:span text:style-name="T76">The </text:span><text:reference-mark-start text:name="pinvalue"/><text:span text:style-name="T84">PINValue</text:span><text:reference-mark-end text:name="pinvalue"/><text:span text:style-name="T56"> object MUST be set depending on if the key is PIN-protected or not according to the following formula:</text:span></text:p>
      <text:p text:style-name="P105"><text:span text:style-name="T56">if (</text:span><text:span text:style-name="T84">PINPolicyHandle</text:span><text:span text:style-name="T56"> == 0 || </text:span><text:span text:style-name="T84">PINPolicyHandle</text:span><text:span text:style-name="T56"> == 0xFFFFFFFF) <text:s text:c="3"/>// No PIN respectively device PIN</text:span></text:p>
      <text:p text:style-name="P106"><text:s text:c="2"/>{</text:p>
      <text:p text:style-name="P105"><text:span text:style-name="T56"><text:s text:c="5"/></text:span><text:span text:style-name="T84">PINValue</text:span><text:span text:style-name="T56"> = </text:span><text:span text:style-name="T52">zero length array</text:span><text:span text:style-name="T53">;</text:span></text:p>
      <text:p text:style-name="P106"><text:s text:c="2"/>}</text:p>
      <text:p text:style-name="P105"><text:span text:style-name="T56">else if (</text:span><text:span text:style-name="T84">PINPolicyHandle.UsedDefined</text:span><text:span text:style-name="T56">) <text:s text:c="5"/>// see </text:span><text:span text:style-name="CrossRef"><text:reference-ref text:reference-format="text" text:ref-name="pinuserdefined">UserDefined</text:reference-ref></text:span></text:p>
      <text:p text:style-name="P106"><text:s text:c="2"/>{</text:p>
      <text:p text:style-name="P105"><text:span text:style-name="T56"><text:s text:c="5"/></text:span><text:span text:style-name="T84">PINValue</text:span><text:span text:style-name="T56"> = </text:span><text:span text:style-name="T52">user-defined clear text PIN value</text:span><text:span text:style-name="T53">; <text:s text:c="2"/>// taken from a local provisioning GUI</text:span></text:p>
      <text:p text:style-name="P106"><text:s text:c="2"/>}</text:p>
      <text:p text:style-name="P106">else</text:p>
      <text:p text:style-name="P106"><text:s text:c="2"/>{</text:p>
      <text:p text:style-name="P105"><text:span text:style-name="T56"><text:s text:c="5"/></text:span><text:span text:style-name="T84">PINValue</text:span><text:span text:style-name="T56"> = </text:span><text:span text:style-name="T52">encrypted issuer-set PIN value</text:span><text:span text:style-name="T53">; <text:s text:c="3"/>// see </text:span><text:span text:style-name="CrossRef"><text:span text:style-name="T73"><text:reference-ref text:reference-format="text" text:ref-name="EncryptedData">Encrypted Data</text:reference-ref></text:span></text:span></text:p>
      <text:p text:style-name="P106"><text:s text:c="2"/>}</text:p>
      <text:p text:style-name="P44"/>
      <text:p text:style-name="P29"><text:span text:style-name="T52"><text:line-break/></text:span><text:span text:style-name="T2">Continued on the next page...</text:span></text:p>
      <text:p text:style-name="P88">The following XML extra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9"><text:span text:style-name="T96">&lt;</text:span><text:reference-mark-start text:name="keyinitreq"/><text:span text:style-name="T30">KeyInitializationRequest</text:span><text:reference-mark-end text:name="keyinitreq"/><text:span text:style-name="T7"> </text:span><text:span text:style-name="T39">KeyAttestationAlgorithm</text:span><text:span text:style-name="T96">="http://xmlns.webpki.org/keygen2/1.0#algorithm.ka1" </text:span><text:span text:style-name="T7"> </text:span><text:span text:style-name="T16">…</text:span><text:span text:style-name="T7"> <text:s/>&gt;<text:line-break/></text:span><text:span text:style-name="T95"><text:line-break/></text:span>    &lt;<text:span text:style-name="T28">PUKPolicy</text:span> <text:span text:style-name="T37">ID</text:span>="PUK.1" <text:span text:style-name="T37">Format</text:span>="numeric" <text:span text:style-name="T37">RetryLimit</text:span>="3" <text:span text:style-name="T37">Value</text:span>="mjRuO<text:span text:style-name="T76"> …</text:span>1Oqw" <text:span text:style-name="T39">MAC</text:span><text:span text:style-name="T96">="uPqE ... HlF="</text:span>&gt;<text:line-break/>        &lt;<text:span text:style-name="T28">PINPolicy</text:span> <text:span text:style-name="T37">ID</text:span>="PIN.1" <text:span text:style-name="T37">Format</text:span>="numeric" <text:span text:style-name="T37">Grouping</text:span>="shared" <text:span text:style-name="T37">MaxLength</text:span>="8" <text:span text:style-name="T37">MinLength</text:span>="4"<text:line-break/> <text:s text:c="26"/><text:span text:style-name="T37">PatternRestrictions</text:span>="three-in-a-row sequence" <text:span text:style-name="T37">RetryLimit</text:span>="3" <text:span text:style-name="T39">MAC</text:span><text:span text:style-name="T96">="gz56 ... 2B7="</text:span>&gt;<text:line-break/>            &lt;<text:span text:style-name="T28">KeyPair</text:span> <text:span text:style-name="T37">ID</text:span>="Key.1" <text:span text:style-name="T37">KeyUsage</text:span>="encryption"<text:span text:style-name="T96"> </text:span><text:span text:style-name="T39">MAC</text:span><text:span text:style-name="T96">="gSg4chh ... H2BEE7="</text:span>&gt;<text:line-break/>                &lt;<text:span text:style-name="T28">RSA</text:span> <text:span text:style-name="T37">KeySize</text:span>="2048"/&gt;<text:line-break/>            &lt;/<text:span text:style-name="T28">KeyPair</text:span>&gt;<text:line-break/>            &lt;<text:span text:style-name="T28">KeyPair</text:span> <text:span text:style-name="T37">ID</text:span>="Key.2" <text:span text:style-name="T37">KeyUsage</text:span>="authentication"<text:span text:style-name="T96"> </text:span><text:span text:style-name="T39">MAC</text:span><text:span text:style-name="T96">="nFRuPgz ... H2B429S="</text:span>&gt;<text:line-break/>                &lt;<text:span text:style-name="T28">EC</text:span> <text:span text:style-name="T37">NamedCurve</text:span>="urn:oid:1.2.840.10045.3.1.7"/&gt;<text:line-break/>            &lt;/<text:span text:style-name="T28">KeyPair</text:span>&gt;<text:line-break/>        &lt;/<text:span text:style-name="T28">PINPolicy</text:span>&gt;<text:line-break/>    &lt;/<text:span text:style-name="T28">PUKPolicy</text:span>&gt;<text:line-break/></text:p>
            <text:p text:style-name="P59"><text:span text:style-name="T96">&lt;/</text:span><text:span text:style-name="T30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76">In the sample </text:span><text:span text:style-name="CrossRef"><text:reference-ref text:reference-format="text" text:ref-name="keygen2">KeyGen2</text:reference-ref></text:span><text:span text:style-name="T76"> </text:span><text:span text:style-name="T2">default values</text:span><text:span text:style-name="T76"> have been utilized which is why there are few </text:span><text:span text:style-name="T2">visible</text:span><text:span text:style-name="T76"> key generation attributes.</text:span></text:p>
      <text:p text:style-name="P31"/>
      <text:p text:style-name="Standard"><text:span text:style-name="T76">When using </text:span><text:span text:style-name="CrossRef"><text:reference-ref text:reference-format="text" text:ref-name="keygen2">KeyGen2</text:reference-ref></text:span><text:span text:style-name="T76"> the </text:span><text:span text:style-name="T2">output</text:span><text:span text:style-name="T76"> from </text:span><text:span text:style-name="T79">createKeyPair</text:span><text:span text:style-name="T76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9"><text:span text:style-name="T96">&lt;</text:span><text:span text:style-name="T30">KeyInitializationResponse</text:span><text:span text:style-name="T7">  </text:span><text:span text:style-name="T16">…</text:span><text:span text:style-name="T7"> <text:s/>&gt;</text:span><text:span text:style-name="T95"><text:line-break/></text:span></text:p>
            <text:p text:style-name="P59"><text:span text:style-name="T95"><text:s text:c="4"/>&lt;</text:span><text:span text:style-name="T29">GeneratedPublicKey</text:span><text:span text:style-name="T95"> </text:span><text:span text:style-name="T38">ID</text:span><text:span text:style-name="T95">="Key.1" </text:span><text:span text:style-name="T38">KeyAttestation</text:span><text:span text:style-name="T95">="X2oMtrm8rRL … XyTvPuTbergHfnJw=="&gt;<text:line-break/> <text:s text:c="7"/>&lt;</text:span><text:span text:style-name="T103">ds</text:span><text:span text:style-name="T95">:</text:span><text:span text:style-name="T29">RSAKeyValue</text:span><text:span text:style-name="T95">&gt;<text:line-break/> <text:s text:c="11"/>&lt;</text:span><text:span text:style-name="T103">ds</text:span><text:span text:style-name="T95">:</text:span><text:span text:style-name="T29">Modulus</text:span><text:span text:style-name="T95">&gt;ALhBpUjJK/mSjPAe/ … fXG8z1V3mVDZTBM7eZ&lt;/</text:span><text:span text:style-name="T103">ds</text:span><text:span text:style-name="T95">:</text:span><text:span text:style-name="T29">Modulus</text:span><text:span text:style-name="T95">&gt;<text:line-break/> <text:s text:c="11"/>&lt;</text:span><text:span text:style-name="T103">ds</text:span><text:span text:style-name="T95">:</text:span><text:span text:style-name="T29">Exponent</text:span><text:span text:style-name="T95">&gt;AQAB&lt;/</text:span><text:span text:style-name="T103">ds</text:span><text:span text:style-name="T95">:</text:span><text:span text:style-name="T29">Exponent</text:span><text:span text:style-name="T95">&gt;<text:line-break/> <text:s text:c="7"/>&lt;/</text:span><text:span text:style-name="T103">ds</text:span><text:span text:style-name="T95">:</text:span><text:span text:style-name="T29">RSAKeyValue</text:span><text:span text:style-name="T95">&gt;<text:line-break/> <text:s text:c="3"/>&lt;/</text:span><text:span text:style-name="T29">GeneratedPublicKey</text:span><text:span text:style-name="T95">&gt;<text:line-break/> <text:s text:c="3"/>&lt;</text:span><text:span text:style-name="T29">GeneratedPublicKey</text:span><text:span text:style-name="T95"> </text:span><text:span text:style-name="T38">ID</text:span><text:span text:style-name="T95">="Key.2" </text:span><text:span text:style-name="T38">KeyAttestation</text:span><text:span text:style-name="T95">="TbergHftrm8rRL … wyTvPX2XoMunJ=="&gt;</text:span></text:p>
            <text:p text:style-name="P59"><text:s text:c="8"/>&lt;<text:span text:style-name="T103">ds11</text:span>:<text:span text:style-name="T29">ECKeyValue</text:span>&gt; </text:p>
            <text:p text:style-name="P59"><text:s text:c="12"/>&lt;<text:span text:style-name="T103">ds11</text:span>:<text:span text:style-name="T29">NamedCurve</text:span> <text:span text:style-name="T38">URI</text:span>="urn:oid:1.2.840.10045.3.1.7"/&gt; </text:p>
            <text:p text:style-name="P59"><text:s text:c="12"/>&lt;<text:span text:style-name="T103">ds11</text:span>:<text:span text:style-name="T29">PublicKey</text:span>&gt;BMUY+QiZdFJyzozMgQqA … ptPGNy/LcDVSXx7s/Y=&lt;/<text:span text:style-name="T103">ds11</text:span>:<text:span text:style-name="T29">PublicKey</text:span>&gt; </text:p>
            <text:p text:style-name="P59"><text:span text:style-name="T95"><text:s text:c="8"/>&lt;/</text:span><text:span text:style-name="T103">ds11</text:span><text:span text:style-name="T95">:</text:span><text:span text:style-name="T29">ECKeyValue</text:span><text:span text:style-name="T95">&gt;<text:line-break/> <text:s text:c="3"/>&lt;/</text:span><text:span text:style-name="T29">GeneratedPublicKey</text:span><text:span text:style-name="T95">&gt;<text:line-break/></text:span></text:p>
            <text:p text:style-name="P72"><text:span text:style-name="T95">&lt;/</text:span><text:span text:style-name="T35">KeyInitializationResponse</text:span><text:span text:style-name="T21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12" text:outline-level="2"><text:reference-mark-start text:name="enumerate.keys"/>getKeyHandle<text:reference-mark-end text:name="enumerate.keys"/> (10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Provisioning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Local handle to an <text:span text:style-name="T1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5">ID</text:p>
          </table:table-cell>
          <table:table-cell table:style-name="Table44.A2" office:value-type="string">
            <text:p text:style-name="P11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Local handle to a key belonging to an <text:span text:style-name="T1">open</text:span> provisioning session</text:p>
          </table:table-cell>
        </table:table-row>
      </table:table>
      <text:p text:style-name="P38"/>
      <text:p text:style-name="P36"><text:span text:style-name="T79">getKeyHandle</text:span> returns a <text:span text:style-name="T84">KeyHandle</text:span> based on the provisioning session specific key ID.</text:p>
      <text:h text:style-name="P112" text:outline-level="2"><text:reference-mark-start text:name="setCertificatePath"/>setCertificatePath<text:reference-mark-end text:name="setCertificatePath"/> (11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belonging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9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20.C2" office:value-type="string">
            <text:p text:style-name="P69"><text:span text:style-name="T76">DER-encoded </text:span><text:span text:style-name="CrossRef"><text:reference-ref text:reference-format="text" text:ref-name="X.509">X.509</text:reference-ref></text:span><text:span text:style-name="T76"> certificate object</text:span> <text:span text:style-name="T1">repeated</text:span> as defined by <text:span text:style-name="T79">PathLength</text:span><text:span text:style-name="T47">‪‫‬‭‪‏‪‏</text:span><text:span text:style-name="T80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9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9">setCertificatePath</text:span><text:span text:style-name="T76"> attaches an </text:span><text:span text:style-name="CrossRef"><text:reference-ref text:reference-format="text" text:ref-name="X.509">X.509</text:reference-ref></text:span><text:span text:style-name="T76"> certificate path to an already created key-pair. <text:s/>See </text:span><text:span text:style-name="CrossRef"><text:reference-ref text:reference-format="text" text:ref-name="createKeyPair">createKeyPair</text:reference-ref></text:span><text:span text:style-name="T76">.</text:span></text:p>
      <text:p text:style-name="Text_20_body"><text:span text:style-name="T76">An SKS MUST NOT not attempt to verify that the certificate path and the public key match because that would disable the </text:span><text:span text:style-name="CrossRef"><text:span text:style-name="T92"><text:reference-ref text:reference-format="text" text:ref-name="restorePrivateKey">restorePrivateKey</text:reference-ref></text:span></text:span><text:span text:style-name="T76"> method. <text:s/>The </text:span><text:span text:style-name="T79">MAC</text:span><text:span text:style-name="T76"> is catering for the binding between certificate path and the generated public key.</text:span></text:p>
      <text:p text:style-name="Text_20_body"><text:span text:style-name="T56">Note that </text:span><text:span text:style-name="T84">X509Certificate</text:span><text:span text:style-name="T56"> objects MUST form an </text:span><text:span text:style-name="T52">ordered</text:span><text:span text:style-name="T53"> certificate </text:span><text:span text:style-name="T56">path so that the </text:span><text:span text:style-name="T52">first</text:span><text:span text:style-name="T56"> object contains the </text:span><text:reference-mark-start text:name="eecert"/><text:span text:style-name="T52">End‑Entity Certificate</text:span><text:reference-mark-end text:name="eecert"/><text:span text:style-name="T56"> holding the public key of the target key‑pair.</text:span></text:p>
      <text:p text:style-name="Text_20_body">The<text:span text:style-name="T92"> certificate path</text:span> MUST NOT contain any “holes” but does not have to be complete (include all Cas).</text:p>
      <text:p text:style-name="P39">Certificate path validity MUST be verified by the provisioning middleware.</text:p>
      <text:p text:style-name="Text_20_body"><text:span text:style-name="T93">The </text:span><text:span text:style-name="T82">MAC</text:span><text:span text:style-name="T53"> uses the method described in </text:span><text:span text:style-name="CrossRef"><text:span text:style-name="T73"><text:reference-ref text:reference-format="text" text:ref-name="MACOperations">MAC Operations</text:reference-ref></text:span></text:span><text:span text:style-name="T53"> where </text:span><text:span text:style-name="T52">Data</text:span><text:span text:style-name="T53"> is arranged as follows:</text:span></text:p>
      <text:p text:style-name="Text_20_body"><text:span text:style-name="T52"><text:tab/>Data </text:span><text:span text:style-name="T93">=</text:span><text:span text:style-name="T52"> </text:span><text:span text:style-name="T82">KeyHandle.PublicKey</text:span><text:span text:style-name="T53"> || </text:span><text:span text:style-name="T82">KeyHandle.ID</text:span><text:span text:style-name="T53"> || </text:span><text:span text:style-name="T82">X509Certificate...</text:span></text:p>
      <text:p text:style-name="P40"/>
      <text:p text:style-name="P40"/>
      <text:p text:style-name="P43"/>
      <text:p text:style-name="P43"/>
      <text:p text:style-name="P44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8"><text:span text:style-name="T53">The following </text:span><text:span text:style-name="CrossRef"><text:span text:style-name="T73"><text:reference-ref text:reference-format="text" text:ref-name="keygen2">KeyGen2</text:reference-ref></text:span></text:span><text:span text:style-name="T53"> fragment shows its interaction with </text:span><text:span text:style-name="T82">setCertificatePath</text:span><text:span text:style-name="T53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9">&lt;<text:reference-mark-start text:name="cred.depl.req"/><text:span text:style-name="T29">CredentialDeploymentRequest</text:span><text:reference-mark-end text:name="cred.depl.req"/><text:span text:style-name="T29">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P59"><text:span text:style-name="T44"><text:s text:c="52"/>CloseSessionMAC</text:span><text:span text:style-name="T8">="GcaqnPqb6RxW ... 8kabXDgfMhEMWr="</text:span><text:span text:style-name="T7"> </text:span><text:span text:style-name="T4"> </text:span><text:span text:style-name="T46">…</text:span> <text:s/>&gt;</text:p>
            <text:p text:style-name="P72"><text:span text:style-name="T95"><text:line-break/>    &lt;</text:span><text:span text:style-name="T35">CertifiedPublicKey</text:span><text:span text:style-name="T95"> </text:span><text:span text:style-name="T45">ID</text:span><text:span text:style-name="T95">="Key.1" </text:span><text:span text:style-name="T45">MAC</text:span><text:span text:style-name="T95">="ngSgm4cYeJnFRuPgznqE ... H2BEElFWrM421w9SYAbY="&gt;<text:line-break/>  <text:s/>   <text:s text:c="2"/>&lt;</text:span><text:span text:style-name="T103">ds</text:span><text:span text:style-name="T95">:</text:span><text:span text:style-name="T35">X509Data</text:span><text:span text:style-name="T95">&gt;<text:line-break/>    <text:s text:c="2"/>    <text:s text:c="2"/>&lt;</text:span><text:span text:style-name="T103">ds</text:span><text:span text:style-name="T95">:</text:span><text:span text:style-name="T35">X509Certificate</text:span><text:span text:style-name="T95">&gt;MIIC2TCCAcGgAwIBAgS … NRT+VokJJsBecyALgeT0Dw==&lt;/</text:span><text:span text:style-name="T103">ds</text:span><text:span text:style-name="T95">:</text:span><text:span text:style-name="T35">X509Certificate</text:span><text:span text:style-name="T95">&gt;<text:line-break/>    <text:s text:c="4"/>&lt;</text:span><text:span text:style-name="T111">/</text:span><text:span text:style-name="T103">ds</text:span><text:span text:style-name="T95">:</text:span><text:span text:style-name="T35">X509Data</text:span><text:span text:style-name="T95">&gt;<text:line-break/> <text:s text:c="2"/> &lt;/</text:span><text:span text:style-name="T35">CertifiedPublicKey</text:span><text:span text:style-name="T95">&gt;<text:line-break/> </text:span></text:p>
            <text:p text:style-name="P72"><text:span text:style-name="T95">&lt;/</text:span><text:span text:style-name="T35">CredentialDeploymentRequest</text:span><text:span text:style-name="T95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<text:span text:style-name="T21">CertifiedPublicKey/X509Data/</text:span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66">The owning </text:span><text:span text:style-name="T79">ProvisioningHandle</text:span> and local <text:span text:style-name="T79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respectively. <text:s text:c="2"/>Note that in an <text:span text:style-name="T1">interactive</text:span> provisioning session, the various handles and IDs involved may be cached by the provisioning middleware, eliminating the need for enumerating keys etc.</text:p>
      <text:h text:style-name="P112" text:outline-level="2"><text:reference-mark-start text:name="setpiggybacked"/>setSymmetricKey<text:reference-mark-end text:name="setpiggybacked"/> (12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26.C2" office:value-type="string">
            <text:p text:style-name="P2">“Piggybacked” symmetric key encrypted as described in<text:span text:style-name="T75"> </text:span><text:span text:style-name="CrossRef"><text:span text:style-name="T73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9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26.C2" office:value-type="string">
            <text:p text:style-name="P69"><text:span text:style-name="T76">Endorsed symmetric key algorithm URI </text:span><text:span text:style-name="T2">repeated</text:span><text:span text:style-name="T76"> as defined by </text:span><text:span text:style-name="T79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9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9">setSymmetricKey</text:span><text:span text:style-name="T76"> imports and associates a symmetric key with an already created key-pair and certificate.</text:span></text:p>
      <text:p text:style-name="Text_20_body"><text:span text:style-name="T93">The </text:span><text:span text:style-name="T82">MAC</text:span><text:span text:style-name="T53"> uses the method described in </text:span><text:span text:style-name="CrossRef"><text:span text:style-name="T73"><text:reference-ref text:reference-format="text" text:ref-name="MACOperations">MAC Operations</text:reference-ref></text:span></text:span><text:span text:style-name="T53"> where </text:span><text:span text:style-name="T52">Data</text:span><text:span text:style-name="T53"> is arranged as follows:</text:span></text:p>
      <text:p text:style-name="Text_20_body"><text:span text:style-name="T52"><text:tab/>Data </text:span><text:span text:style-name="T93">=</text:span><text:span text:style-name="T53"> </text:span><text:span text:style-name="CrossRef"><text:span text:style-name="T73"><text:reference-ref text:reference-format="text" text:ref-name="eecert">End-Entity Certificate</text:reference-ref></text:span></text:span><text:span text:style-name="T53"> || </text:span><text:span text:style-name="T82">SymmetricKey</text:span><text:span text:style-name="T53"> ||</text:span><text:span text:style-name="T52"> </text:span><text:span text:style-name="T82">EndorsedAlgorithm...</text:span></text:p>
      <text:p text:style-name="P33"><text:span text:style-name="T56">Note that </text:span><text:span text:style-name="T84">SymmetricKey</text:span><text:span text:style-name="T56"> is MACed “as is” and </text:span><text:span text:style-name="T52">then</text:span><text:span text:style-name="T56"> decrypted by the SKS before storing.</text:span></text:p>
      <text:p text:style-name="P33"><text:span text:style-name="T84">EndorsedAlgorithm</text:span><text:span text:style-name="T56"> URIs MUST be </text:span><text:span text:style-name="T52">sorted in ascending alphabetical order</text:span><text:span text:style-name="T56"> before calling </text:span><text:span text:style-name="T84">setSymmetricKey</text:span><text:span text:style-name="T56">.</text:span></text:p>
      <text:p text:style-name="P33"><text:span text:style-name="T84">EndorsedAlgorithm</text:span><text:span text:style-name="T56"> URIs MUST be compatible with </text:span><text:span text:style-name="CrossRef"><text:reference-ref text:reference-format="text" text:ref-name="algo.support">Algorithm Support</text:reference-ref></text:span><text:span text:style-name="T56"> for </text:span><text:span text:style-name="T52">symmetric</text:span><text:span text:style-name="T56"> keys.</text:span></text:p>
      <text:p text:style-name="P33"><text:span text:style-name="T56">See </text:span><text:span text:style-name="CrossRef"><text:reference-ref text:reference-format="text" text:ref-name="keyusage">Key Usage</text:reference-ref></text:span><text:span text:style-name="T56"> for additional constraints.</text:span></text:p>
      <text:p text:style-name="P73"/>
      <text:p text:style-name="Standard"><text:span text:style-name="T56">The following </text:span><text:span text:style-name="CrossRef"><text:reference-ref text:reference-format="text" text:ref-name="keygen2">KeyGen2</text:reference-ref></text:span><text:span text:style-name="T56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9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Standard"><text:span text:style-name="T29"><text:s text:c="52"/></text:span><text:span text:style-name="T38">CloseSessionMAC</text:span>="GcaqnPqb6RxW ... 8kabXDgfMhEMWr="<text:span text:style-name="T7"> </text:span><text:span text:style-name="T4"> </text:span><text:span text:style-name="T46">…</text:span> <text:s/>&gt;</text:p>
            <text:p text:style-name="Standard"><text:span text:style-name="T96"><text:line-break/>    &lt;</text:span><text:span text:style-name="T30">CertifiedPublicKey</text:span><text:span text:style-name="T96"> </text:span><text:span text:style-name="T39">ID</text:span><text:span text:style-name="T96">="Key.1" </text:span><text:span text:style-name="T39">MAC</text:span><text:span text:style-name="T96">="ngSgm4cYeJnFRuPgznqE ... H2BEElFWrM421w9SYAbY="&gt;<text:line-break/>  <text:s/>   <text:s text:c="2"/>&lt;</text:span><text:span text:style-name="T104">ds</text:span><text:span text:style-name="T96">:</text:span><text:span text:style-name="T30">X509Data</text:span><text:span text:style-name="T96">&gt;<text:line-break/>    <text:s text:c="2"/>    <text:s text:c="2"/>&lt;</text:span><text:span text:style-name="T104">ds</text:span><text:span text:style-name="T96">:</text:span><text:span text:style-name="T30">X509Certificate</text:span><text:span text:style-name="T96">&gt;MIIC2TCCAcGgAwIBAgS … NRT+VokJJsBecyALgeT0Dw==&lt;/</text:span><text:span text:style-name="T104">ds</text:span><text:span text:style-name="T96">:</text:span><text:span text:style-name="T30">X509Certificate</text:span><text:span text:style-name="T96">&gt;<text:line-break/>    <text:s text:c="4"/>&lt;</text:span><text:span text:style-name="T50">/</text:span><text:span text:style-name="T104">ds</text:span><text:span text:style-name="T96">:</text:span><text:span text:style-name="T30">X509Data</text:span><text:span text:style-name="T96">&gt;<text:line-break/> <text:s text:c="7"/>&lt;</text:span><text:span text:style-name="T30">SymmetricKey</text:span><text:span text:style-name="T96"> </text:span><text:span text:style-name="T39">EndorsedAlgorithms</text:span><text:span text:style-name="T96">=</text:span>"http://www.w3.org/2000/09/xmldsig#hmac-sha1"</text:p>
            <text:p text:style-name="Standard"><text:span text:style-name="T96"><text:s text:c="34"/></text:span><text:span text:style-name="T39">MAC</text:span><text:span text:style-name="T96">="je7KiznTlQXFdUMRl … vInumZCjxSl1CrcqcGkI="&gt;vInt09Esmg94v ...<text:line-break/> <text:s text:c="125"/>YU3tgIdhcNNby&lt;/</text:span><text:span text:style-name="T30">SymmetricKey</text:span><text:span text:style-name="T96">&gt;<text:line-break/> <text:s text:c="2"/> &lt;/</text:span><text:span text:style-name="T30">CertifiedPublicKey</text:span><text:span text:style-name="T96">&gt;<text:line-break/> </text:span></text:p>
            <text:p text:style-name="P72"><text:span text:style-name="T95">&lt;/</text:span><text:span text:style-name="T35">CredentialDeploymentRequest</text:span><text:span text:style-name="T95">&gt;</text:span></text:p>
          </table:table-cell>
        </table:table-row>
      </table:table>
      <text:p text:style-name="Text_20_body"/>
      <text:p text:style-name="P33"><text:span text:style-name="T56">For details on how to map keys and sessions, see </text:span><text:span text:style-name="CrossRef"><text:reference-ref text:reference-format="text" text:ref-name="setCertificatePath">setCertificatePath</text:reference-ref></text:span><text:span text:style-name="T56">.</text:span></text:p>
      <text:p text:style-name="Standard"><text:span text:style-name="T53">Note that the </text:span><text:span text:style-name="CrossRef"><text:span text:style-name="T73"><text:reference-ref text:reference-format="text" text:ref-name="X.509">X.509</text:reference-ref></text:span></text:span><text:span text:style-name="T53"> certificate serves as the key ID</text:span>. <text:s/>That is, <text:span text:style-name="T1">SKS treats asymmetric and symmetric keys close to identically</text:span>.</text:p>
      <text:h text:style-name="P112" text:outline-level="2"><text:reference-mark-start text:name="addextensiondata"/>addExtension<text:reference-mark-end text:name="addextensiondata"/> (13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76"> </text:span><text:span text:style-name="T84">Type</text:span><text:span text:style-name="T76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76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9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9">addExtension</text:span><text:span text:style-name="T76"> adds attribute (extension) data to an already created key-pair and certificate.</text:span></text:p>
      <text:p text:style-name="Text_20_body"><text:span text:style-name="T93">The </text:span><text:span text:style-name="T82">MAC</text:span><text:span text:style-name="T53"> uses the method described in </text:span><text:span text:style-name="CrossRef"><text:span text:style-name="T73"><text:reference-ref text:reference-format="text" text:ref-name="MACOperations">MAC Operations</text:reference-ref></text:span></text:span><text:span text:style-name="T53"> where </text:span><text:span text:style-name="T52">Data</text:span><text:span text:style-name="T53"> is arranged as follows:</text:span></text:p>
      <text:p text:style-name="Text_20_body"><text:span text:style-name="T52"><text:tab/>Data </text:span><text:span text:style-name="T93">=</text:span><text:span text:style-name="T53"> </text:span><text:span text:style-name="CrossRef"><text:span text:style-name="T73"><text:reference-ref text:reference-format="text" text:ref-name="eecert">End-Entity Certificate</text:reference-ref></text:span></text:span><text:span text:style-name="T53"> || </text:span><text:span text:style-name="T82">BaseType</text:span> || <text:span text:style-name="T84">Qualifier</text:span> || <text:span text:style-name="T84">ExtensionType</text:span> || <text:span text:style-name="T84">ExtensionData</text:span></text:p>
      <text:p text:style-name="Standard"><text:span text:style-name="T84"><text:line-break/></text:span><text:span text:style-name="T56">The following table shows </text:span><text:span text:style-name="T84">BaseType</text:span><text:span text:style-name="T56">, </text:span><text:span text:style-name="T84">Qualifier</text:span><text:span text:style-name="T56"> and </text:span><text:span text:style-name="T84">ExtensionData</text:span><text:span text:style-name="T56"> mapping using </text:span><text:span text:style-name="CrossRef"><text:reference-ref text:reference-format="text" text:ref-name="keygen2">KeyGen2</text:reference-ref></text:span>:<text:span text:style-name="T52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81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81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81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81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81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2">Remarks</text:p>
      <text:p text:style-name="P39">N/A = zero-length array.</text:p>
      <text:p text:style-name="Text_20_body">Note the handling of the <text:span text:style-name="T81">EncryptedExtension</text:span>: <text:span text:style-name="T84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73">decrypted</text:span> by the SKS before storing.</text:p>
      <text:p text:style-name="Text_20_body">All <text:span text:style-name="T84">ExtensionType</text:span> attributes associated with a given key MUST be unique.</text:p>
      <text:p text:style-name="Text_20_body"><text:span text:style-name="T84">ExtensionType</text:span> attributes <text:span text:style-name="T1">do not have to be recognized by the SKS</text:span>, since they are intended for interpretation by external applications.</text:p>
      <text:p text:style-name="Standard"><text:span text:style-name="T76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76"> code. <text:s/>In that case the associated </text:span><text:span text:style-name="T84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</text:reference-ref></text:span>.</text:p>
      <text:p text:style-name="P31"/>
      <text:p text:style-name="P31"/>
      <text:p text:style-name="P31"/>
      <text:p text:style-name="P44">Continued on the next page...</text:p>
      <text:p text:style-name="P88"><text:span text:style-name="T56">The </text:span><text:span text:style-name="T52">simplified</text:span><text:span text:style-name="T56"> XML schema extract below describes the </text:span><text:span text:style-name="CrossRef"><text:reference-ref text:reference-format="text" text:ref-name="keygen2">KeyGen2</text:reference-ref></text:span><text:span text:style-name="T56"> representation of </text:span><text:reference-mark-start text:name="propertybag"/><text:span text:style-name="T84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XML Schema</text:p>
          </table:table-cell>
        </table:table-row>
        <table:table-row table:style-name="Table78.2">
          <table:table-cell table:style-name="Table78.A2" office:value-type="string">
            <text:p text:style-name="P99"><text:span text:style-name="T56"><text:s text:c="3"/>&lt;</text:span><text:span text:style-name="T105">xs</text:span><text:span text:style-name="T56">:</text:span><text:span text:style-name="T32">element </text:span><text:span text:style-name="T41">name</text:span><text:span text:style-name="T56">="PropertyBag"&gt; </text:span></text:p>
            <text:p text:style-name="P97"><text:span text:style-name="T56"><text:s text:c="6"/>&lt;</text:span><text:span text:style-name="T105">xs</text:span><text:span text:style-name="T56">:</text:span><text:span text:style-name="T32">complexType</text:span><text:span text:style-name="T56">&gt; </text:span></text:p>
            <text:p text:style-name="P97"><text:span text:style-name="T56"><text:s text:c="9"/>&lt;</text:span><text:span text:style-name="T105">xs</text:span><text:span text:style-name="T56">:</text:span><text:span text:style-name="T32">sequence</text:span><text:span text:style-name="T56">&gt; </text:span></text:p>
            <text:p text:style-name="P97"><text:span text:style-name="T56"><text:s text:c="12"/>&lt;</text:span><text:span text:style-name="T105">xs</text:span><text:span text:style-name="T56">:</text:span><text:span text:style-name="T32">element</text:span><text:span text:style-name="T56"> </text:span><text:span text:style-name="T41">name</text:span><text:span text:style-name="T56">="Property" </text:span><text:span text:style-name="T41">maxOccurs</text:span><text:span text:style-name="T56">="unbounded"&gt; </text:span></text:p>
            <text:p text:style-name="P97"><text:span text:style-name="T56"><text:s text:c="15"/>&lt;</text:span><text:span text:style-name="T105">xs</text:span><text:span text:style-name="T56">:</text:span><text:span text:style-name="T32">complexType</text:span><text:span text:style-name="T56">&gt; </text:span></text:p>
            <text:p text:style-name="P100"/>
            <text:p text:style-name="P97"><text:span text:style-name="T56"><text:s text:c="18"/></text:span><text:span text:style-name="T118">&lt;!-- The unique name of the property --&gt;</text:span><text:span text:style-name="T56"> </text:span></text:p>
            <text:p text:style-name="P97"><text:span text:style-name="T56"><text:s text:c="18"/>&lt;</text:span><text:span text:style-name="T105">xs</text:span><text:span text:style-name="T56">:</text:span><text:span text:style-name="T32">attribute</text:span><text:span text:style-name="T56"> </text:span><text:span text:style-name="T41">name</text:span><text:span text:style-name="T56">="Name" </text:span><text:span text:style-name="T41">use</text:span><text:span text:style-name="T56">="required"/&gt; </text:span></text:p>
            <text:p text:style-name="P97"><text:s text:c="21"/>&lt;<text:span text:style-name="T109">xs</text:span>:<text:span text:style-name="T34">simpleType</text:span>&gt;</text:p>
            <text:p text:style-name="P97"><text:s text:c="24"/>&lt;<text:span text:style-name="T109">xs</text:span>:<text:span text:style-name="T34">restriction</text:span> <text:span text:style-name="T43">base</text:span>="<text:span text:style-name="T108">xs</text:span>:string"&gt;</text:p>
            <text:p text:style-name="P97"><text:s text:c="27"/>&lt;<text:span text:style-name="T109">xs</text:span>:<text:span text:style-name="T34">minLength</text:span> <text:span text:style-name="T43">value</text:span>="1"/&gt;</text:p>
            <text:p text:style-name="P97"><text:s text:c="27"/>&lt;<text:span text:style-name="T109">xs</text:span>:<text:span text:style-name="T34">maxLength</text:span> <text:span text:style-name="T43">value</text:span>="100"/&gt;</text:p>
            <text:p text:style-name="P97"><text:s text:c="24"/>&lt;/<text:span text:style-name="T109">xs</text:span>:<text:span text:style-name="T34">restriction</text:span>&gt;</text:p>
            <text:p text:style-name="P97"><text:s text:c="21"/>&lt;/<text:span text:style-name="T109">xs</text:span>:<text:span text:style-name="T34">simpleType</text:span>&gt;</text:p>
            <text:p text:style-name="P98"><text:span text:style-name="T119"><text:s text:c="18"/>&lt;/</text:span><text:span text:style-name="T110">xs</text:span><text:span text:style-name="T119">:</text:span><text:span text:style-name="T36">attribute</text:span><text:span text:style-name="T119">&gt;</text:span></text:p>
            <text:p text:style-name="P98"/>
            <text:p text:style-name="P97"><text:span text:style-name="T56"><text:s text:c="18"/></text:span><text:span text:style-name="T118">&lt;!-- The value of the property --&gt;</text:span><text:span text:style-name="T56"> </text:span></text:p>
            <text:p text:style-name="P97"><text:span text:style-name="T56"><text:s text:c="18"/>&lt;</text:span><text:span text:style-name="T105">xs</text:span><text:span text:style-name="T56">:</text:span><text:span text:style-name="T32">attribute</text:span><text:span text:style-name="T56"> name="Value" </text:span><text:span text:style-name="T41">type</text:span><text:span text:style-name="T56">="</text:span><text:span text:style-name="T105">xs</text:span><text:span text:style-name="T56">:string" </text:span><text:span text:style-name="T41">use</text:span><text:span text:style-name="T56">="required"/&gt; </text:span></text:p>
            <text:p text:style-name="P100"/>
            <text:p text:style-name="P97"><text:span text:style-name="T56"><text:s text:c="18"/></text:span><text:span text:style-name="T118">&lt;!-- By default values are read-only but they may be <text:s/>declared as read/writable as well --&gt; </text:span></text:p>
            <text:p text:style-name="P97"><text:span text:style-name="T56"><text:s text:c="18"/>&lt;</text:span><text:span text:style-name="T105">xs</text:span><text:span text:style-name="T56">:</text:span><text:span text:style-name="T32">attribute</text:span><text:span text:style-name="T56"> </text:span><text:span text:style-name="T41">name</text:span><text:span text:style-name="T56">="Writable" </text:span><text:span text:style-name="T41">type</text:span><text:span text:style-name="T56">="</text:span><text:span text:style-name="T105">xs</text:span><text:span text:style-name="T56">:boolean" </text:span><text:span text:style-name="T41">use</text:span><text:span text:style-name="T56">="optional"/&gt; </text:span></text:p>
            <text:p text:style-name="P100"/>
            <text:p text:style-name="P97"><text:span text:style-name="T56"><text:s text:c="15"/>&lt;/</text:span><text:span text:style-name="T105">xs</text:span><text:span text:style-name="T56">:</text:span><text:span text:style-name="T32">complexType</text:span><text:span text:style-name="T56">&gt; </text:span></text:p>
            <text:p text:style-name="P97"><text:span text:style-name="T56"><text:s text:c="12"/>&lt;/</text:span><text:span text:style-name="T105">xs</text:span><text:span text:style-name="T56">:</text:span><text:span text:style-name="T32">element</text:span><text:span text:style-name="T56">&gt; </text:span></text:p>
            <text:p text:style-name="P97"><text:span text:style-name="T56"><text:s text:c="9"/>&lt;/</text:span><text:span text:style-name="T105">xs</text:span><text:span text:style-name="T56">:</text:span><text:span text:style-name="T32">sequence</text:span><text:span text:style-name="T56">&gt; </text:span></text:p>
            <text:p text:style-name="P100"/>
            <text:p text:style-name="P97"><text:span text:style-name="T56"><text:s text:c="5"/></text:span><text:span text:style-name="T118"><text:s text:c="4"/>&lt;!-- ExtensionType in SKS terms --&gt; </text:span></text:p>
            <text:p text:style-name="P97"><text:span text:style-name="T56"><text:s text:c="9"/>&lt;</text:span><text:span text:style-name="T105">xs</text:span><text:span text:style-name="T56">:</text:span><text:span text:style-name="T32">attribute</text:span><text:span text:style-name="T56"> </text:span><text:span text:style-name="T41">name</text:span><text:span text:style-name="T56">="Type" </text:span><text:span text:style-name="T41">type</text:span><text:span text:style-name="T56">="</text:span><text:span text:style-name="T105">xs</text:span><text:span text:style-name="T56">:anyURI" </text:span><text:span text:style-name="T41">use</text:span><text:span text:style-name="T56">="required"/&gt; </text:span></text:p>
            <text:p text:style-name="P100"/>
            <text:p text:style-name="P97"><text:span text:style-name="T56"><text:s text:c="9"/></text:span><text:span text:style-name="T118">&lt;!-- MAC (Message Authentication Code) --&gt; </text:span></text:p>
            <text:p text:style-name="P97"><text:span text:style-name="T56"><text:s text:c="9"/>&lt;</text:span><text:span text:style-name="T105">xs</text:span><text:span text:style-name="T56">:</text:span><text:span text:style-name="T32">attribute</text:span><text:span text:style-name="T56"> </text:span><text:span text:style-name="T41">name</text:span><text:span text:style-name="T56">="MAC" </text:span><text:span text:style-name="T41">type</text:span><text:span text:style-name="T56">="</text:span><text:span text:style-name="T105">xs</text:span><text:span text:style-name="T56">:base64Binary" </text:span><text:span text:style-name="T41">use</text:span><text:span text:style-name="T56">="required"/&gt; </text:span></text:p>
            <text:p text:style-name="P100"/>
            <text:p text:style-name="P97"><text:span text:style-name="T56"><text:s text:c="6"/>&lt;/</text:span><text:span text:style-name="T105">xs</text:span><text:span text:style-name="T56">:</text:span><text:span text:style-name="T32">complexType</text:span><text:span text:style-name="T56">&gt; </text:span></text:p>
            <text:p text:style-name="P101"><text:span text:style-name="CrossRef"><text:span text:style-name="T91"><text:s text:c="3"/>&lt;/</text:span></text:span><text:span text:style-name="CrossRef"><text:span text:style-name="T106">xs</text:span></text:span><text:span text:style-name="CrossRef"><text:span text:style-name="T91">:</text:span></text:span><text:span text:style-name="CrossRef"><text:span text:style-name="T33">element</text:span></text:span><text:span text:style-name="CrossRef"><text:span text:style-name="T91">&gt;</text:span></text:span></text:p>
          </table:table-cell>
        </table:table-row>
      </table:table>
      <text:p text:style-name="P95"/>
      <text:p text:style-name="P94"><text:span text:style-name="T56">A </text:span><text:span text:style-name="T84">PropertyBag</text:span><text:span text:style-name="T56"> MUST be converted to a </text:span><text:span text:style-name="T52">binary blob</text:span><text:span text:style-name="T56"> before storage in SKS and MACing according to the following:<text:line-break/></text:span></text:p>
      <text:list xml:id="list505742016" text:style-name="L2">
        <text:list-item>
          <text:p text:style-name="P127"><text:span text:style-name="T56">Each </text:span><text:span text:style-name="T84">Property</text:span><text:span text:style-name="T56"> is translated into a composite object consisting of the following attributes and transformed representation:</text:span></text:p>
        </text:list-item>
      </text:list>
      <text:p text:style-name="P59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8">byte⁮[</text:span><text:span text:style-name="T72"> </text:span><text:span text:style-name="T78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8">byte⁮[</text:span><text:span text:style-name="T72"> </text:span><text:span text:style-name="T78">] </text:span></text:p>
          </table:table-cell>
        </table:table-row>
      </table:table>
      <text:list xml:id="list1577787482" text:continue-numbering="true" text:style-name="L2">
        <text:list-header>
          <text:p text:style-name="P128"><text:span text:style-name="T56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29">The resulting <text:span text:style-name="T84">Property</text:span><text:span text:style-name="T56"> </text:span>objects are <text:span text:style-name="T1">concatenated</text:span> in the order they occur in the <text:span text:style-name="T84">PropertyBag</text:span></text:p>
        </text:list-item>
      </text:list>
      <text:p text:style-name="P96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96">Enforcement of <text:span text:style-name="T84">Property</text:span> name uniqueness MAY be delegated to the middleware layer. <text:s/>Also see <text:span text:style-name="CrossRef"><text:reference-ref text:reference-format="text" text:ref-name="set.property">setProperty</text:reference-ref></text:span>.</text:p>
      <text:p text:style-name="P63"/>
      <text:p text:style-name="P63"/>
      <text:p text:style-name="P63">Continued on the next page...</text:p>
      <text:p text:style-name="P88"><text:span text:style-name="T56">Below is a </text:span><text:span text:style-name="CrossRef"><text:reference-ref text:reference-format="text" text:ref-name="keygen2">KeyGen2</text:reference-ref></text:span><text:span text:style-name="T56"> fragment showing an </text:span><text:span text:style-name="T84">Extension</text:span><text:span text:style-name="T56"> object holding a </text:span><text:span text:style-name="CrossRef"><text:reference-ref text:reference-format="text" text:ref-name="base64">Base64</text:reference-ref></text:span><text:span text:style-name="T56">-encoded </text:span><text:span text:style-name="CrossRef"><text:reference-ref text:reference-format="text" text:ref-name="info.cards">Information Card</text:reference-ref></text:span><text:span text:style-name="T56">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9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Standard"><text:span text:style-name="T29"><text:s text:c="52"/></text:span><text:span text:style-name="T38">CloseSessionMAC</text:span>="GcaqnPqb6RxW ... 8kabXDgfMhEMWr="<text:span text:style-name="T7"> </text:span><text:span text:style-name="T4"> </text:span><text:span text:style-name="T46">…</text:span> <text:s/>&gt;</text:p>
            <text:p text:style-name="P64"><text:span text:style-name="T96"><text:line-break/>    &lt;</text:span><text:span text:style-name="T30">CertifiedPublicKey</text:span><text:span text:style-name="T96"> </text:span><text:span text:style-name="T39">ID</text:span><text:span text:style-name="T96">="Key.1" </text:span><text:span text:style-name="T39">MAC</text:span><text:span text:style-name="T96">="ngSgm4cYeJnFRuPgznqE ... H2BEElFWrM421w9SYAbY="&gt;<text:line-break/>  <text:s/>   <text:s text:c="2"/>&lt;</text:span><text:span text:style-name="T104">ds</text:span><text:span text:style-name="T96">:</text:span><text:span text:style-name="T30">X509Data</text:span><text:span text:style-name="T96">&gt;<text:line-break/>    <text:s text:c="2"/>    <text:s text:c="2"/>&lt;</text:span><text:span text:style-name="T104">ds</text:span><text:span text:style-name="T96">:</text:span><text:span text:style-name="T30">X509Certificate</text:span><text:span text:style-name="T96">&gt;MIIC2TCCAcGgAwIBAgS … NRT+VokJJsBecyALgeT0Dw==&lt;/</text:span><text:span text:style-name="T104">ds</text:span><text:span text:style-name="T96">:</text:span><text:span text:style-name="T30">X509Certificate</text:span><text:span text:style-name="T96">&gt;<text:line-break/>    <text:s text:c="4"/>&lt;</text:span><text:span text:style-name="T50">/</text:span><text:span text:style-name="T104">ds</text:span><text:span text:style-name="T96">:</text:span><text:span text:style-name="T30">X509Data</text:span><text:span text:style-name="T96">&gt;<text:line-break/> <text:s text:c="7"/>&lt;</text:span><text:span text:style-name="T30">Extension</text:span><text:span text:style-name="T96"> </text:span><text:span text:style-name="T39">Type</text:span><text:span text:style-name="T96">=</text:span>"http://schemas.xmlsoap.org/ws/2005/05/identity"</text:p>
            <text:p text:style-name="Standard"><text:span text:style-name="T39"><text:s text:c="27"/>MAC</text:span><text:span text:style-name="T96">="UMRlje7KiznTlQXFd … CrcqcGkIvInumZCjxSl1="&gt;PD94bWwgdmVyc2lvbj0iMS4w</text:span></text:p>
            <text:p text:style-name="Standard"><text:span text:style-name="T96"><text:s text:c="120"/>IiBlbmHVyZS ... <text:s/>B4bWxuczpkc <text:s text:c="3"/><text:line-break/> <text:s text:c="119"/>d3dy53My5vc&lt;/</text:span><text:span text:style-name="T30">Extension</text:span><text:span text:style-name="T96">&gt;</text:span></text:p>
            <text:p text:style-name="Standard"><text:span text:style-name="T96"><text:s text:c="3"/> &lt;/</text:span><text:span text:style-name="T30">CertifiedPublicKey</text:span><text:span text:style-name="T96">&gt;<text:line-break/> </text:span></text:p>
            <text:p text:style-name="P72"><text:span text:style-name="T95">&lt;/</text:span><text:span text:style-name="T35">CredentialDeploymentRequest</text:span><text:span text:style-name="T95">&gt;</text:span></text:p>
          </table:table-cell>
        </table:table-row>
      </table:table>
      <text:p text:style-name="Text_20_body"/>
      <text:p text:style-name="Text_20_body"><text:span text:style-name="T53">For details on how to map keys and sessions, see </text:span><text:span text:style-name="CrossRef"><text:span text:style-name="T73"><text:reference-ref text:reference-format="text" text:ref-name="setCertificatePath">setCertificatePath</text:reference-ref></text:span></text:span><text:span text:style-name="T53">.</text:span></text:p>
      <text:p text:style-name="P40"/>
      <text:p text:style-name="Standard">The following is a <text:span text:style-name="CrossRef"><text:span text:style-name="T73"><text:reference-ref text:reference-format="text" text:ref-name="keygen2">KeyGen2</text:reference-ref></text:span></text:span><text:span text:style-name="T53"> sample showing the </text:span><text:span text:style-name="T82">PropertyBag</text:span><text:span text:style-name="T53"> and </text:span><text:span text:style-name="T82">Logotype</text:span><text:span text:style-name="T53"> objects added to a symmetric key for usage by an </text:span><text:span text:style-name="CrossRef"><text:span text:style-name="T73"><text:reference-ref text:reference-format="text" text:ref-name="hotp">HOTP</text:reference-ref></text:span></text:span><text:span text:style-name="T53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9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Standard"><text:span text:style-name="T29"><text:s text:c="52"/></text:span><text:span text:style-name="T38">CloseSessionMAC</text:span>="GcaqnPqb6RxW ... 8kabXDgfMhEMWr="<text:span text:style-name="T7"> </text:span><text:span text:style-name="T4"> </text:span><text:span text:style-name="T46">…</text:span> <text:s/>&gt;</text:p>
            <text:p text:style-name="Standard"><text:span text:style-name="T96"><text:line-break/>    &lt;</text:span><text:span text:style-name="T30">CertifiedPublicKey</text:span><text:span text:style-name="T96"> </text:span><text:span text:style-name="T39">ID</text:span><text:span text:style-name="T96">="Key.1" </text:span><text:span text:style-name="T39">MAC</text:span><text:span text:style-name="T96">="ngSgm4cYeJnFRuPgznqE ... H2BEElFWrM421w9SYAbY="&gt;<text:line-break/>  <text:s/>   <text:s text:c="2"/>&lt;</text:span><text:span text:style-name="T104">ds</text:span><text:span text:style-name="T96">:</text:span><text:span text:style-name="T30">X509Data</text:span><text:span text:style-name="T96">&gt;<text:line-break/>    <text:s text:c="2"/>    <text:s text:c="2"/>&lt;</text:span><text:span text:style-name="T104">ds</text:span><text:span text:style-name="T96">:</text:span><text:span text:style-name="T30">X509Certificate</text:span><text:span text:style-name="T96">&gt;MIIC2TCCAcGgAwIBAgS … NRT+VokJJsBecyALgeT0Dw==&lt;/</text:span><text:span text:style-name="T104">ds</text:span><text:span text:style-name="T96">:</text:span><text:span text:style-name="T30">X509Certificate</text:span><text:span text:style-name="T96">&gt;<text:line-break/>    <text:s text:c="4"/>&lt;</text:span><text:span text:style-name="T50">/</text:span><text:span text:style-name="T104">ds</text:span><text:span text:style-name="T96">:</text:span><text:span text:style-name="T30">X509Data</text:span><text:span text:style-name="T96">&gt;<text:line-break/> <text:s text:c="7"/>&lt;</text:span><text:span text:style-name="T30">SymmetricKey</text:span><text:span text:style-name="T96"> </text:span><text:span text:style-name="T39">EndorsedAlgorithms</text:span><text:span text:style-name="T96">="http://www.w3.org/2000/09/xmldsig#hmac-sha1"</text:span></text:p>
            <text:p text:style-name="Standard"><text:span text:style-name="T96"><text:s text:c="34"/></text:span><text:span text:style-name="T39">MAC</text:span><text:span text:style-name="T96">="je7KiznTlQXFdUMRl … vInumZCjxSl1CrcqcGkI="&gt;vInt09Esmg94v ...<text:line-break/> <text:s text:c="125"/>YU3tgIdhcNNby&lt;/</text:span><text:span text:style-name="T30">SymmetricKey</text:span><text:span text:style-name="T96">&gt;<text:line-break/> <text:s text:c="7"/>&lt;</text:span><text:span text:style-name="T30">PropertyBag</text:span><text:span text:style-name="T96"> </text:span><text:span text:style-name="T39">Type</text:span><text:span text:style-name="T96">=</text:span>"http://xmlns.webpki.org/keygen2/1.0#provider.ietf-hotp"</text:p>
            <text:p text:style-name="Standard"><text:span text:style-name="T96"><text:s text:c="31"/></text:span><text:span text:style-name="T39">MAC</text:span><text:span text:style-name="T96">="jIOHDgwI4dO7Kzs … uEH8MtykIS46JfiJ3N="&gt;</text:span></text:p>
            <text:p text:style-name="Standard"><text:span text:style-name="T96"><text:s text:c="12"/>&lt;</text:span><text:span text:style-name="T30">Property</text:span><text:span text:style-name="T96"> </text:span><text:span text:style-name="T39">Name</text:span><text:span text:style-name="T96">="Counter" </text:span><text:span text:style-name="T39">Value</text:span><text:span text:style-name="T96">="0" </text:span><text:span text:style-name="T39">Writable</text:span><text:span text:style-name="T96">="true"/&gt;</text:span></text:p>
            <text:p text:style-name="Standard"><text:span text:style-name="T96"><text:s text:c="12"/>&lt;</text:span><text:span text:style-name="T30">Property</text:span><text:span text:style-name="T96"> </text:span><text:span text:style-name="T39">Name</text:span><text:span text:style-name="T96">="Digits" </text:span><text:span text:style-name="T39">Value</text:span><text:span text:style-name="T96">="8"/&gt;</text:span></text:p>
            <text:p text:style-name="Standard"><text:span text:style-name="T96"><text:s text:c="8"/>&lt;/</text:span><text:span text:style-name="T30">PropertyBag</text:span><text:span text:style-name="T96">&gt;</text:span></text:p>
            <text:p text:style-name="Standard"><text:span text:style-name="T96"><text:s text:c="8"/>&lt;</text:span><text:span text:style-name="T30">Logotype</text:span><text:span text:style-name="T96"> </text:span><text:span text:style-name="T39">MimeType</text:span><text:span text:style-name="T96">="image/png" </text:span></text:p>
            <text:p text:style-name="Standard"><text:span text:style-name="T96"><text:s text:c="26"/></text:span><text:span text:style-name="T39">Type</text:span><text:span text:style-name="T96">=</text:span>"http://xmlns.webpki.org/keygen2/1.0#logotype.application"</text:p>
            <text:p text:style-name="Standard"><text:span text:style-name="T96"><text:s text:c="26"/></text:span><text:span text:style-name="T39">MAC</text:span><text:span text:style-name="T96">="+crSq5fv+7z+fx+f … ZmRnhxljO0bh0d="&gt;iVBORw0KGgoAAAANSUhEUgAAALo</text:span></text:p>
            <text:p text:style-name="P77"><text:s text:c="104"/>AAABKCAIAAACD … /tm/AAALjUlEQVR42u</text:p>
            <text:p text:style-name="Standard"><text:span text:style-name="T96"><text:s text:c="104"/>2d6W8UyRXA+=&lt;/</text:span><text:span text:style-name="T30">Logotype</text:span><text:span text:style-name="T96">&gt;<text:line-break/> <text:s text:c="2"/> &lt;/</text:span><text:span text:style-name="T30">CertifiedPublicKey</text:span><text:span text:style-name="T96">&gt;<text:line-break/> </text:span></text:p>
            <text:p text:style-name="P72"><text:span text:style-name="T95">&lt;/</text:span><text:span text:style-name="T35">CredentialDeploymentRequest</text:span><text:span text:style-name="T95">&gt;</text:span></text:p>
          </table:table-cell>
        </table:table-row>
      </table:table>
      <text:p text:style-name="Standard"/>
      <text:h text:style-name="P112" text:outline-level="2"><text:reference-mark-start text:name="restorePrivateKey"/>restorePrivateKey<text:reference-mark-end text:name="restorePrivateKey"/> (14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9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9">restorePrivateKey</text:span><text:span text:style-name="T76"> replaces a generated private key with a key supplied by the issuer.</text:span></text:p>
      <text:p text:style-name="Text_20_body"><text:span text:style-name="T93">The </text:span><text:span text:style-name="T82">MAC</text:span><text:span text:style-name="T53"> uses the method described in </text:span><text:span text:style-name="CrossRef"><text:span text:style-name="T73"><text:reference-ref text:reference-format="text" text:ref-name="MACOperations">MAC Operations</text:reference-ref></text:span></text:span><text:span text:style-name="T53"> where </text:span><text:span text:style-name="T52">Data</text:span><text:span text:style-name="T53"> is arranged as follows:</text:span></text:p>
      <text:p text:style-name="Text_20_body"><text:span text:style-name="T52"><text:tab/>Data </text:span><text:span text:style-name="T93">=</text:span><text:span text:style-name="T53"> </text:span><text:span text:style-name="CrossRef"><text:span text:style-name="T73"><text:reference-ref text:reference-format="text" text:ref-name="eecert">End-Entity Certificate</text:reference-ref></text:span></text:span><text:span text:style-name="T53"> || </text:span><text:span text:style-name="T82">PrivateKey</text:span></text:p>
      <text:p text:style-name="P34"><text:span text:style-name="T56">Note that </text:span><text:span text:style-name="T84">PrivateKey</text:span><text:span text:style-name="T56"> is MACed “as is” and </text:span><text:span text:style-name="T52">then</text:span><text:span text:style-name="T56"> decrypted by the SKS before storing.</text:span></text:p>
      <text:p text:style-name="P34"><text:span text:style-name="T56">The purpose of </text:span><text:span text:style-name="T84">restorePrivateKey</text:span><text:span text:style-name="T56"> (preceded by </text:span><text:span text:style-name="CrossRef"><text:reference-ref text:reference-format="text" text:ref-name="setCertificatePath">setCertificatePath</text:reference-ref></text:span><text:span text:style-name="T56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3"><text:span text:style-name="T56">See </text:span><text:span text:style-name="CrossRef"><text:reference-ref text:reference-format="text" text:ref-name="keyusage">Key Usage</text:reference-ref></text:span><text:span text:style-name="T56"> for additional constraints.</text:span></text:p>
      <text:p text:style-name="P39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9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Standard"><text:span text:style-name="T29"><text:s text:c="52"/></text:span><text:span text:style-name="T38">CloseSessionMAC</text:span>="GcaqnPqb6RxW ... 8kabXDgfMhEMWr="<text:span text:style-name="T7"> </text:span><text:span text:style-name="T4"> </text:span><text:span text:style-name="T46">…</text:span> <text:s/>&gt;</text:p>
            <text:p text:style-name="P64"><text:span text:style-name="T96"><text:line-break/>    &lt;</text:span><text:span text:style-name="T30">CertifiedPublicKey</text:span><text:span text:style-name="T96"> </text:span><text:span text:style-name="T39">ID</text:span><text:span text:style-name="T96">="Key.1" </text:span><text:span text:style-name="T39">MAC</text:span><text:span text:style-name="T96">="ngSgm4cYeJnFRuPgznqE ... H2BEElFWrM421w9SYAbY="&gt;<text:line-break/>  <text:s/>   <text:s text:c="2"/>&lt;</text:span><text:span text:style-name="T104">ds</text:span><text:span text:style-name="T96">:</text:span><text:span text:style-name="T30">X509Data</text:span><text:span text:style-name="T96">&gt;<text:line-break/>    <text:s text:c="2"/>    <text:s text:c="2"/>&lt;</text:span><text:span text:style-name="T104">ds</text:span><text:span text:style-name="T96">:</text:span><text:span text:style-name="T30">X509Certificate</text:span><text:span text:style-name="T96">&gt;MIIC2TCCAcGgAwIBAgS … NRT+VokJJsBecyALgeT0Dw==&lt;/</text:span><text:span text:style-name="T104">ds</text:span><text:span text:style-name="T96">:</text:span><text:span text:style-name="T30">X509Certificate</text:span><text:span text:style-name="T96">&gt;<text:line-break/>    <text:s text:c="4"/>&lt;</text:span><text:span text:style-name="T50">/</text:span><text:span text:style-name="T104">ds</text:span><text:span text:style-name="T96">:</text:span><text:span text:style-name="T30">X509Data</text:span><text:span text:style-name="T96">&gt;<text:line-break/> <text:s text:c="7"/>&lt;</text:span><text:span text:style-name="T30">PrivateKey </text:span><text:span text:style-name="T39">MAC</text:span><text:span text:style-name="T96">="umZCjxSl1znTlQX … CrcqcGkIvInFdUMRlje7Ki="&gt;c2lvbj0iMSwgdmVy4wPD94bW</text:span></text:p>
            <text:p text:style-name="Standard"><text:span text:style-name="T96"><text:s text:c="121"/>VyZSIiBlbmH ... <text:s/>uczpkcB4bWx <text:s text:c="3"/><text:line-break/> <text:s text:c="120"/>My5vcd3dy53&lt;/</text:span><text:span text:style-name="T30">PrivateKey</text:span><text:span text:style-name="T96">&gt;</text:span></text:p>
            <text:p text:style-name="Standard"><text:span text:style-name="T96"><text:s text:c="3"/> &lt;/</text:span><text:span text:style-name="T30">CertifiedPublicKey</text:span><text:span text:style-name="T96">&gt;<text:line-break/> </text:span></text:p>
            <text:p text:style-name="P72"><text:span text:style-name="T95">&lt;/</text:span><text:span text:style-name="T35">CredentialDeploymentRequest</text:span><text:span text:style-name="T95">&gt;</text:span></text:p>
          </table:table-cell>
        </table:table-row>
      </table:table>
      <text:p text:style-name="Text_20_body"/>
      <text:p text:style-name="Text_20_body"><text:span text:style-name="T53">For details on how to map keys and sessions, see </text:span><text:span text:style-name="CrossRef"><text:span text:style-name="T73"><text:reference-ref text:reference-format="text" text:ref-name="setCertificatePath">setCertificatePath</text:reference-ref></text:span></text:span><text:span text:style-name="T53">.</text:span></text:p>
      <text:h text:style-name="P112" text:outline-level="2"><text:reference-mark-start text:name="pp.delkey"/>pp_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Target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9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9">pp_deleteKey</text:span><text:span text:style-name="T76"> deletes a key created in an earlier provisioning session.</text:span></text:p>
      <text:p text:style-name="Text_20_body"><text:span text:style-name="T93">The </text:span><text:span text:style-name="T82">MAC</text:span><text:span text:style-name="T53"> uses the method described in </text:span><text:span text:style-name="CrossRef"><text:span text:style-name="T73"><text:reference-ref text:reference-format="text" text:ref-name="MACOperations">MAC Operations</text:reference-ref></text:span></text:span><text:span text:style-name="T53"> where </text:span><text:span text:style-name="T52">Data</text:span><text:span text:style-name="T53"> is arranged as follows:</text:span></text:p>
      <text:p text:style-name="Text_20_body"><text:span text:style-name="T76"><text:tab/></text:span><text:span text:style-name="T2">Data</text:span><text:span text:style-name="T76"> = </text:span><text:span text:style-name="CrossRef"><text:reference-ref text:reference-format="text" text:ref-name="ppmac">Post Provisioning MAC</text:reference-ref></text:span></text:p>
      <text:p text:style-name="Text_20_body"><text:span text:style-name="T76"><text:line-break/>If the key to be deleted is not present the provisioning session MUST be aborted. <text:s/>See </text:span><text:span text:style-name="CrossRef"><text:reference-ref text:reference-format="text" text:ref-name="poi.ops">Remote Key Lookup</text:reference-ref></text:span><text:span text:style-name="T76">.</text:span></text:p>
      <text:p text:style-name="Text_20_body"><text:span text:style-name="T76">A conforming SKS MUST abort the provisioning session if </text:span><text:span text:style-name="T79">pp_deleteKey</text:span><text:span text:style-name="T76"> is mixed with other post provisioning operations using the same </text:span><text:span text:style-name="T84">TargetKeyHandle</text:span><text:span text:style-name="T76">.</text:span></text:p>
      <text:p text:style-name="Text_20_body"><text:span text:style-name="T76">Note that the </text:span><text:span text:style-name="T2">execution</text:span><text:span text:style-name="T76"> of this method MUST be </text:span><text:span text:style-name="T2">deferred</text:span><text:span text:style-name="T76"> to </text:span><text:span text:style-name="CrossRef"><text:reference-ref text:reference-format="text" text:ref-name="closeProvisioningSession">closeProvisioningSession</text:reference-ref></text:span><text:span text:style-name="T76">. <text:s/>Also see </text:span><text:span text:style-name="CrossRef"><text:reference-ref text:reference-format="text" text:ref-name="atomic.op">Atomic Operation</text:reference-ref></text:span><text:span text:style-name="T76">.</text:span></text:p>
      <text:p text:style-name="Text_20_body"><text:span text:style-name="T76">Regarding delete of PIN and PUK policy objects, see </text:span><text:span text:style-name="CrossRef"><text:reference-ref text:reference-format="text" text:ref-name="key.protectionobjects">Key Protection Objects</text:reference-ref></text:span><text:span text:style-name="T76">.</text:span></text:p>
      <text:p text:style-name="P30"/>
      <text:p text:style-name="Standard">The following fragment shows how <text:span text:style-name="T79">pp_deleteKey</text:span> operations have been integrated in the <text:span text:style-name="CrossRef"><text:reference-ref text:reference-format="text" text:ref-name="keygen2">KeyGen2</text:reference-ref></text:span> protocol:<text:line-break/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59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Standard"><text:span text:style-name="T29"><text:s text:c="52"/></text:span><text:span text:style-name="T38">CloseSessionMAC</text:span>="GcaqnPqb6RxW ... 8kabXDgfMhEMWr="<text:span text:style-name="T7"> </text:span><text:span text:style-name="T4"> </text:span><text:span text:style-name="T46">…</text:span> <text:s/>&gt;</text:p>
            <text:p text:style-name="P65"><text:span text:style-name="T96"><text:line-break/>    &lt;</text:span><text:span text:style-name="T30">CertifiedPublicKey</text:span><text:span text:style-name="T96"> … &gt;<text:line-break/> <text:s text:c="2"/> &lt;/</text:span><text:span text:style-name="T30">CertifiedPublicKey</text:span><text:span text:style-name="T96">&gt;<text:line-break/></text:span></text:p>
            <text:p text:style-name="P86"><text:span text:style-name="T96"><text:s/>  <text:s/>&lt;</text:span><text:span text:style-name="T30">DeleteKey</text:span><text:span text:style-name="T96"> </text:span><text:span text:style-name="T39">CertificateFingerprint</text:span><text:span text:style-name="T96">="mNWEOLlAZrG ... dUg2aLA="<text:line-break/> <text:s text:c="14"/><text:tab/></text:span><text:span text:style-name="T39">ClientSessionID</text:span><text:span text:style-name="T96">="_1292389cba4... 173d4334"<text:line-break/> <text:s text:c="15"/><text:tab/></text:span><text:span text:style-name="T39">ServerSessionID</text:span><text:span text:style-name="T96">="_1292389cb8... c2ea36e"<text:line-break/> <text:s text:c="14"/><text:tab/></text:span><text:span text:style-name="T39">MAC</text:span><text:span text:style-name="T96">="AvDWx6xbg3GDGzdz … yJk8Js0Oul+Ba/Xc8="/&gt;</text:span></text:p>
            <text:p text:style-name="P68"/>
            <text:p text:style-name="P72"><text:span text:style-name="T95">&lt;/</text:span><text:span text:style-name="T35">CredentialDeploymentRequest</text:span><text:span text:style-name="T95">&gt;</text:span></text:p>
          </table:table-cell>
        </table:table-row>
      </table:table>
      <text:p text:style-name="Text_20_body"/>
      <text:p text:style-name="Text_20_body"><text:span text:style-name="T53">Before invoking </text:span><text:span text:style-name="T82">pp_deleteKey</text:span><text:span text:style-name="T53"> the provisioning middleware needs to perform a number of steps:</text:span></text:p>
      <text:list xml:id="list108247420" text:style-name="L3">
        <text:list-item>
          <text:p text:style-name="P118"><text:span text:style-name="T53">Find the the </text:span><text:span text:style-name="T52">old</text:span><text:span text:style-name="T53"> provisioning session associated with the </text:span><text:span text:style-name="T82">ClientSessionID</text:span><text:span text:style-name="T53"> and </text:span><text:span text:style-name="T82">ServerSessionID</text:span><text:span text:style-name="T53"> by calling </text:span><text:span text:style-name="CrossRef"><text:span text:style-name="T73"><text:reference-ref text:reference-format="text" text:ref-name="enum.prov.sess">enumerateProvisioningSessions</text:reference-ref></text:span></text:span><text:span text:style-name="T53">.</text:span></text:p>
        </text:list-item>
        <text:list-item>
          <text:p text:style-name="P118"><text:span text:style-name="T53">Find possible keys by calling </text:span><text:span text:style-name="CrossRef"><text:span text:style-name="T73"><text:reference-ref text:reference-format="text" text:ref-name="enum.keys">enumerateKeys</text:reference-ref></text:span></text:span><text:span text:style-name="T53"> and ignoring all but those belonging to the provisioning session found in step #1.</text:span></text:p>
        </text:list-item>
        <text:list-item>
          <text:p text:style-name="P118"><text:span text:style-name="T53">In the set of keys found in step #2 look for a key having an </text:span><text:span text:style-name="CrossRef"><text:span text:style-name="T73"><text:reference-ref text:reference-format="text" text:ref-name="eecert">End-Entity Certificate</text:reference-ref></text:span></text:span><text:span text:style-name="T53"> matching the </text:span><text:span text:style-name="CrossRef"><text:span text:style-name="T73"><text:reference-ref text:reference-format="text" text:ref-name="SHA256">SHA256</text:reference-ref></text:span></text:span><text:span text:style-name="T53"> </text:span><text:span text:style-name="T82">CertificateFingerprint</text:span><text:span text:style-name="T53">.</text:span></text:p>
        </text:list-item>
        <text:list-item>
          <text:p text:style-name="P118"><text:span text:style-name="T53">If step #3 is successful </text:span><text:span text:style-name="T82">TargetKeyHandle</text:span><text:span text:style-name="T53"> is recovered and </text:span><text:span text:style-name="T82">pp_deleteKey</text:span><text:span text:style-name="T53"> can be invoked.</text:span></text:p>
        </text:list-item>
      </text:list>
      <text:h text:style-name="P112" text:outline-level="2">pp_updateKey (51)</text:h>
      <text:p text:style-name="Text_20_body">Input</text:p>
      <table:table table:name="Table83" table:style-name="Table83">
        <table:table-column table:style-name="Table83.A"/>
        <table:table-column table:style-name="Table83.B"/>
        <table:table-column table:style-name="Table83.C"/>
        <table:table-row table:style-name="Table83.1">
          <table:table-cell table:style-name="Table83.A1" office:value-type="string">
            <text:p text:style-name="P12">Name</text:p>
          </table:table-cell>
          <table:table-cell table:style-name="Table83.A1" office:value-type="string">
            <text:p text:style-name="P12">Type</text:p>
          </table:table-cell>
          <table:table-cell table:style-name="Table83.C1" office:value-type="string">
            <text:p text:style-name="P12">Comment</text:p>
          </table:table-cell>
        </table:table-row>
        <table:table-row table:style-name="Table83.2">
          <table:table-cell table:style-name="Table83.A2" office:value-type="string">
            <text:p text:style-name="P15">KeyHandle</text:p>
          </table:table-cell>
          <table:table-cell table:style-name="Table83.A2" office:value-type="string">
            <text:p text:style-name="P3">int</text:p>
          </table:table-cell>
          <table:table-cell table:style-name="Table83.C2" office:value-type="string">
            <text:p text:style-name="P2">Local handle to a <text:span text:style-name="T1">new</text:span> key belonging to an <text:span text:style-name="T1">open</text:span> provisioning session</text:p>
          </table:table-cell>
        </table:table-row>
        <table:table-row table:style-name="Table83.2">
          <table:table-cell table:style-name="Table83.A2" office:value-type="string">
            <text:p text:style-name="P15">TargetKeyHandle</text:p>
          </table:table-cell>
          <table:table-cell table:style-name="Table83.A2" office:value-type="string">
            <text:p text:style-name="P3">int</text:p>
          </table:table-cell>
          <table:table-cell table:style-name="Table83.C2" office:value-type="string">
            <text:p text:style-name="P2">Local handle to the key to be updated</text:p>
          </table:table-cell>
        </table:table-row>
        <table:table-row table:style-name="Table83.2">
          <table:table-cell table:style-name="Table83.A2" office:value-type="string">
            <text:p text:style-name="P15">MAC</text:p>
          </table:table-cell>
          <table:table-cell table:style-name="Table83.A2" office:value-type="string">
            <text:p text:style-name="P3">byte<text:span text:style-name="T69">⁮[32]</text:span></text:p>
          </table:table-cell>
          <table:table-cell table:style-name="Table83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84" table:style-name="Table84">
        <table:table-column table:style-name="Table84.A"/>
        <table:table-column table:style-name="Table84.B"/>
        <table:table-column table:style-name="Table84.C"/>
        <table:table-row table:style-name="Table84.1">
          <table:table-cell table:style-name="Table84.A1" office:value-type="string">
            <text:p text:style-name="P12">Name</text:p>
          </table:table-cell>
          <table:table-cell table:style-name="Table84.A1" office:value-type="string">
            <text:p text:style-name="P12">Type</text:p>
          </table:table-cell>
          <table:table-cell table:style-name="Table84.C1" office:value-type="string">
            <text:p text:style-name="P12">Comment</text:p>
          </table:table-cell>
        </table:table-row>
        <table:table-row table:style-name="Table84.2">
          <table:table-cell table:style-name="Table84.A2" office:value-type="string">
            <text:p text:style-name="P15">Status</text:p>
          </table:table-cell>
          <table:table-cell table:style-name="Table84.A2" office:value-type="string">
            <text:p text:style-name="P3">byte</text:p>
          </table:table-cell>
          <table:table-cell table:style-name="Table84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9">pp_updateKey</text:span><text:span text:style-name="T76"> updates (replaces) a key created in an earlier provisioning session.</text:span></text:p>
      <text:p text:style-name="Text_20_body"><text:span text:style-name="T93">The </text:span><text:span text:style-name="T82">MAC</text:span><text:span text:style-name="T53"> uses the method described in </text:span><text:span text:style-name="CrossRef"><text:span text:style-name="T73"><text:reference-ref text:reference-format="text" text:ref-name="MACOperations">MAC Operations</text:reference-ref></text:span></text:span><text:span text:style-name="T53"> where </text:span><text:span text:style-name="T52">Data</text:span><text:span text:style-name="T53"> is arranged as follows:</text:span></text:p>
      <text:p text:style-name="Text_20_body"><text:span text:style-name="T76"><text:tab/></text:span><text:span text:style-name="T2">Data</text:span><text:span text:style-name="T76"> = </text:span><text:span text:style-name="CrossRef"><text:span text:style-name="T73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3"><text:reference-ref text:reference-format="text" text:ref-name="ppmac">Post Provisioning MAC</text:reference-ref></text:span></text:span></text:p>
      <text:p text:style-name="P30"><text:span text:style-name="T73"><text:line-break/>The new key MUST have been fitted with a certificate before this method is called. <text:s/>In addition, the new key MUST NOT be PIN‑protected since it supposed to </text:span><text:span text:style-name="T1">inherit</text:span><text:span text:style-name="T73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 protection as the only exception.</text:p>
      <text:p text:style-name="P38"><text:span text:style-name="T76">The </text:span><text:span text:style-name="T84">KeyHandle</text:span><text:span text:style-name="T76"> of the updated key MUST after a successful update be set equal to </text:span><text:span text:style-name="T84">TargetKeyHandle</text:span><text:span text:style-name="T76">.</text:span></text:p>
      <text:p text:style-name="Text_20_body"><text:span text:style-name="T76">A conforming SKS MUST allow a (single) </text:span><text:span text:style-name="T79">pp_updateKey</text:span><text:span text:style-name="T76"> combined with an arbitrary number of </text:span><text:span text:style-name="T79">pp_cloneKeyProtection</text:span><text:span text:style-name="T76"> calls using the same </text:span><text:span text:style-name="T84">TargetKeyHandle</text:span><text:span text:style-name="T76">.</text:span></text:p>
      <text:p text:style-name="P38"><text:span text:style-name="T76">Note that the </text:span><text:span text:style-name="T2">execution</text:span><text:span text:style-name="T76"> of this method MUST be </text:span><text:span text:style-name="T2">deferred</text:span><text:span text:style-name="T76"> to </text:span><text:span text:style-name="CrossRef"><text:reference-ref text:reference-format="text" text:ref-name="closeProvisioningSession">closeProvisioningSession</text:reference-ref></text:span><text:span text:style-name="T76">. <text:s/>Also see </text:span><text:span text:style-name="CrossRef"><text:reference-ref text:reference-format="text" text:ref-name="atomic.op">Atomic Operation</text:reference-ref></text:span><text:span text:style-name="T76">.</text:span></text:p>
      <text:p text:style-name="P31"/>
      <text:p text:style-name="Standard">The following fragment shows how <text:span text:style-name="T79">pp_updateKey</text:span> has been integrated in the <text:span text:style-name="CrossRef"><text:reference-ref text:reference-format="text" text:ref-name="keygen2">KeyGen2</text:reference-ref></text:span> protocol:<text:line-break/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59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Standard"><text:span text:style-name="T29"><text:s text:c="52"/></text:span><text:span text:style-name="T38">CloseSessionMAC</text:span>="GcaqnPqb6RxW ... 8kabXDgfMhEMWr="<text:span text:style-name="T7"> </text:span><text:span text:style-name="T4"> </text:span><text:span text:style-name="T46">…</text:span> <text:s/>&gt;</text:p>
            <text:p text:style-name="P66"><text:span text:style-name="T96"><text:line-break/>    &lt;</text:span><text:span text:style-name="T30">CertifiedPublicKey</text:span><text:span text:style-name="T96"> </text:span><text:span text:style-name="T39">ID</text:span><text:span text:style-name="T96">="Key.1" </text:span><text:span text:style-name="T39">MAC</text:span><text:span text:style-name="T96">="ngSgm4cYeJnFRuPgznqE ... H2BEElFWrM421w9SYAbY="&gt;<text:line-break/>  <text:s/>   <text:s text:c="2"/>&lt;</text:span><text:span text:style-name="T104">ds</text:span><text:span text:style-name="T96">:</text:span><text:span text:style-name="T30">X509Data</text:span><text:span text:style-name="T96">&gt;<text:line-break/>    <text:s text:c="2"/>    <text:s text:c="2"/>&lt;</text:span><text:span text:style-name="T104">ds</text:span><text:span text:style-name="T96">:</text:span><text:span text:style-name="T30">X509Certificate</text:span><text:span text:style-name="T96">&gt;MIIC2TCCAcGgAwIBAgS … NRT+VokJJsBecyALgeT0Dw==&lt;/</text:span><text:span text:style-name="T104">ds</text:span><text:span text:style-name="T96">:</text:span><text:span text:style-name="T30">X509Certificate</text:span><text:span text:style-name="T96">&gt;<text:line-break/>    <text:s text:c="4"/>&lt;</text:span><text:span text:style-name="T50">/</text:span><text:span text:style-name="T104">ds</text:span><text:span text:style-name="T96">:</text:span><text:span text:style-name="T30">X509Data</text:span><text:span text:style-name="T96">&gt;<text:line-break/>   <text:s text:c="5"/>&lt;</text:span><text:span text:style-name="T30">UpdateKey</text:span><text:span text:style-name="T96"> </text:span><text:span text:style-name="T39">CertificateFingerprint</text:span><text:span text:style-name="T96">="mNWEOLlAZrG ... dUg2aLA="<text:line-break/> <text:s text:c="14"/><text:tab/></text:span><text:span text:style-name="T39">ClientSessionID</text:span><text:span text:style-name="T96">="_1292389cba4... 173d4334"<text:line-break/> <text:s text:c="15"/><text:tab/></text:span><text:span text:style-name="T39">ServerSessionID</text:span><text:span text:style-name="T96">="_1292389cb8... c2ea36e"<text:line-break/> <text:s text:c="14"/><text:tab/></text:span><text:span text:style-name="T39">MAC</text:span><text:span text:style-name="T96">="AvDWx6xbg3GDGzdz … yJk8Js0Oul+Ba/Xc8="/&gt;</text:span></text:p>
            <text:p text:style-name="P64"><text:span text:style-name="T99"><text:s/>   &lt;/</text:span><text:span text:style-name="T31">CertifiedPublicKey</text:span><text:span text:style-name="T99">&gt;<text:line-break/></text:span></text:p>
            <text:p text:style-name="P72"><text:span text:style-name="T95">&lt;/</text:span><text:span text:style-name="T35">CredentialDeploymentRequest</text:span><text:span text:style-name="T95">&gt;</text:span></text:p>
          </table:table-cell>
        </table:table-row>
      </table:table>
      <text:p text:style-name="Text_20_body"/>
      <text:p text:style-name="P38"><text:span text:style-name="T53">Before invoking </text:span><text:span text:style-name="T82">pp_updateKey</text:span><text:span text:style-name="T53"> the provisioning middleware needs to perform the same steps as for </text:span><text:span text:style-name="CrossRef"><text:span text:style-name="T73"><text:reference-ref text:reference-format="text" text:ref-name="pp.delkey">pp_deleteKey</text:reference-ref></text:span></text:span><text:span text:style-name="T53">.</text:span></text:p>
      <text:p text:style-name="P38"><text:span text:style-name="T82">KeyHandle</text:span><text:span text:style-name="T53"> is the handle associated with </text:span><text:span text:style-name="T82">CertifiedPublicKey</text:span><text:span text:style-name="T53">.</text:span></text:p>
      <text:h text:style-name="P112" text:outline-level="2">pp_cloneKeyProtection (52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<text:span text:style-name="T1">new</text:span> key belonging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Target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previously provisioned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9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9">pp_cloneKeyProtection</text:span><text:span text:style-name="T76"> clones the </text:span><text:span text:style-name="T2">protection scheme</text:span><text:span text:style-name="T76"> of a key created in an earlier provisioning session and applies it to a newly created key.</text:span></text:p>
      <text:p text:style-name="Text_20_body"><text:span text:style-name="T93">The </text:span><text:span text:style-name="T82">MAC</text:span><text:span text:style-name="T53"> uses the method described in </text:span><text:span text:style-name="CrossRef"><text:span text:style-name="T73"><text:reference-ref text:reference-format="text" text:ref-name="MACOperations">MAC Operations</text:reference-ref></text:span></text:span><text:span text:style-name="T53"> where </text:span><text:span text:style-name="T52">Data</text:span><text:span text:style-name="T53"> is arranged as follows:</text:span></text:p>
      <text:p text:style-name="Text_20_body"><text:span text:style-name="T76"><text:tab/></text:span><text:span text:style-name="T2">Data</text:span><text:span text:style-name="T76"> = </text:span><text:span text:style-name="CrossRef"><text:span text:style-name="T73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3"><text:reference-ref text:reference-format="text" text:ref-name="ppmac">Post Provisioning MAC</text:reference-ref></text:span></text:span></text:p>
      <text:p text:style-name="P30"><text:span text:style-name="T73"><text:line-break/>The new key MUST have been fitted with a certificate before this method is called. <text:s/>In addition, the new key MUST NOT be PIN‑protected since it supposed to </text:span><text:span text:style-name="T1">inherit</text:span><text:span text:style-name="T73"> the old key's PIN protection scheme (if there is one).</text:span></text:p>
      <text:p text:style-name="Text_20_body"><text:span text:style-name="T76">Note that an SKS MUST NOT allow inheritance of PIN protection schemes except device PIN (see </text:span><text:span text:style-name="CrossRef"><text:reference-ref text:reference-format="text" text:ref-name="createKeyPair">createKeyPair</text:reference-ref></text:span><text:span text:style-name="T76">) or a custom protection scheme with grouping = </text:span><text:span text:style-name="T79">shared</text:span><text:span text:style-name="T76"> (see </text:span><text:span text:style-name="CrossRef"><text:reference-ref text:reference-format="text" text:ref-name="pingrouping">PIN Grouping Control</text:reference-ref></text:span><text:span text:style-name="T76">).</text:span></text:p>
      <text:p text:style-name="Text_20_body"><text:span text:style-name="T76">A conforming SKS MUST allow multiple </text:span><text:span text:style-name="T79">pp_cloneKeyProtection</text:span><text:span text:style-name="T76"> calls using the same </text:span><text:span text:style-name="T84">TargetKeyHandle</text:span><text:span text:style-name="T76">.</text:span></text:p>
      <text:p text:style-name="Text_20_body"><text:span text:style-name="T76">Note that the </text:span><text:span text:style-name="T2">execution</text:span><text:span text:style-name="T76"> of this method MUST be </text:span><text:span text:style-name="T2">deferred</text:span><text:span text:style-name="T76"> to </text:span><text:span text:style-name="CrossRef"><text:reference-ref text:reference-format="text" text:ref-name="closeProvisioningSession">closeProvisioningSession</text:reference-ref></text:span><text:span text:style-name="T76">. <text:s/>Also see </text:span><text:span text:style-name="CrossRef"><text:reference-ref text:reference-format="text" text:ref-name="atomic.op">Atomic Operation</text:reference-ref></text:span><text:span text:style-name="T76">.</text:span></text:p>
      <text:p text:style-name="Standard"/>
      <text:p text:style-name="Standard">The following fragment shows how <text:span text:style-name="T79">pp_cloneKeyProtection</text:span> has been integrated in the <text:span text:style-name="CrossRef"><text:reference-ref text:reference-format="text" text:ref-name="keygen2">KeyGen2</text:reference-ref></text:span> protocol:<text:line-break/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59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Standard"><text:span text:style-name="T29"><text:s text:c="52"/></text:span><text:span text:style-name="T38">CloseSessionMAC</text:span>="GcaqnPqb6RxW ... 8kabXDgfMhEMWr="<text:span text:style-name="T7"> </text:span><text:span text:style-name="T4"> </text:span><text:span text:style-name="T46">…</text:span> <text:s/>&gt;</text:p>
            <text:p text:style-name="P67"><text:span text:style-name="T96"><text:line-break/>    &lt;</text:span><text:span text:style-name="T30">CertifiedPublicKey</text:span><text:span text:style-name="T96"> </text:span><text:span text:style-name="T39">ID</text:span><text:span text:style-name="T96">="Key.1" </text:span><text:span text:style-name="T39">MAC</text:span><text:span text:style-name="T96">="ngSgm4cYeJnFRuPgznqE ... H2BEElFWrM421w9SYAbY="&gt;<text:line-break/>  <text:s/>   <text:s text:c="2"/>&lt;</text:span><text:span text:style-name="T104">ds</text:span><text:span text:style-name="T96">:</text:span><text:span text:style-name="T30">X509Data</text:span><text:span text:style-name="T96">&gt;<text:line-break/>    <text:s text:c="2"/>    <text:s text:c="2"/>&lt;</text:span><text:span text:style-name="T104">ds</text:span><text:span text:style-name="T96">:</text:span><text:span text:style-name="T30">X509Certificate</text:span><text:span text:style-name="T96">&gt;MIIC2TCCAcGgAwIBAgS … NRT+VokJJsBecyALgeT0Dw==&lt;/</text:span><text:span text:style-name="T104">ds</text:span><text:span text:style-name="T96">:</text:span><text:span text:style-name="T30">X509Certificate</text:span><text:span text:style-name="T96">&gt;<text:line-break/>    <text:s text:c="4"/>&lt;</text:span><text:span text:style-name="T50">/</text:span><text:span text:style-name="T104">ds</text:span><text:span text:style-name="T96">:</text:span><text:span text:style-name="T30">X509Data</text:span><text:span text:style-name="T96">&gt;<text:line-break/>   <text:s text:c="5"/>&lt;</text:span><text:span text:style-name="T30">CloneKeyProtection</text:span><text:span text:style-name="T96"> </text:span><text:span text:style-name="T39">CertificateFingerprint</text:span><text:span text:style-name="T96">="mNWEOLlAZrG ... dUg2aLA="<text:line-break/> <text:s text:c="14"/><text:tab/></text:span><text:span text:style-name="T39">ClientSessionID</text:span><text:span text:style-name="T96">="_1292389cba4... 173d4334"<text:line-break/> <text:s text:c="15"/><text:tab/></text:span><text:span text:style-name="T39">ServerSessionID</text:span><text:span text:style-name="T96">="_1292389cb8... c2ea36e"<text:line-break/> <text:s text:c="14"/><text:tab/></text:span><text:span text:style-name="T39">MAC</text:span><text:span text:style-name="T96">="AvDWx6xbg3GDGzdz … yJk8Js0Oul+Ba/Xc8="/&gt;</text:span></text:p>
            <text:p text:style-name="P64"><text:span text:style-name="T99"><text:s/>   &lt;/</text:span><text:span text:style-name="T31">CertifiedPublicKey</text:span><text:span text:style-name="T99">&gt;<text:line-break/></text:span></text:p>
            <text:p text:style-name="P72"><text:span text:style-name="T95">&lt;/</text:span><text:span text:style-name="T35">CredentialDeploymentRequest</text:span><text:span text:style-name="T95">&gt;</text:span></text:p>
          </table:table-cell>
        </table:table-row>
      </table:table>
      <text:p text:style-name="Text_20_body"/>
      <text:p text:style-name="P38"><text:span text:style-name="T53">Before invoking </text:span><text:span text:style-name="T82">pp_cloneKeyProtection</text:span><text:span text:style-name="T53"> the provisioning middleware needs to perform the same steps as for </text:span><text:span text:style-name="CrossRef"><text:span text:style-name="T73"><text:reference-ref text:reference-format="text" text:ref-name="pp.delkey">pp_deleteKey</text:reference-ref></text:span></text:span><text:span text:style-name="T53">.</text:span></text:p>
      <text:p text:style-name="P38"><text:span text:style-name="T82">KeyHandle</text:span><text:span text:style-name="T53"> is the handle associated with </text:span><text:span text:style-name="T82">CertifiedPublicKey</text:span><text:span text:style-name="T53">.</text:span></text:p>
      <text:h text:style-name="P112" text:outline-level="2"><text:reference-mark-start text:name="enum.keys"/>enumerateKeys<text:reference-mark-end text:name="enum.keys"/> (100)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2">Name</text:p>
          </table:table-cell>
          <table:table-cell table:style-name="Table80.A1" office:value-type="string">
            <text:p text:style-name="P12">Type</text:p>
          </table:table-cell>
          <table:table-cell table:style-name="Table80.C1" office:value-type="string">
            <text:p text:style-name="P12">Comment</text:p>
          </table:table-cell>
        </table:table-row>
        <table:table-row table:style-name="Table80.2">
          <table:table-cell table:style-name="Table80.A2" office:value-type="string">
            <text:p text:style-name="P15">KeyHandle</text:p>
          </table:table-cell>
          <table:table-cell table:style-name="Table80.A2" office:value-type="string">
            <text:p text:style-name="P3">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ame</text:p>
          </table:table-cell>
          <table:table-cell table:style-name="Table81.A1" office:value-type="string">
            <text:p text:style-name="P12">Type</text:p>
          </table:table-cell>
          <table:table-cell table:style-name="Table81.C1" office:value-type="string">
            <text:p text:style-name="P12">Comment</text:p>
          </table:table-cell>
        </table:table-row>
        <table:table-row table:style-name="Table81.2">
          <table:table-cell table:style-name="Table81.A2" office:value-type="string">
            <text:p text:style-name="P15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5">Key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6"><text:span text:style-name="T65">The following element MUST only be emitted if</text:span><text:span text:style-name="T66"> </text:span>KeyHandle<text:span text:style-name="T63"> &lt;&gt; 0xFFFFFFFF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5">Provisioning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38"/>
      <text:p text:style-name="P38"><text:span text:style-name="T85">enumerateKeys</text:span> enumerate keys for <text:span text:style-name="T1">closed</text:span> provisioning sessions. <text:s/>Closed provisioning session means that the key is ready for usage by <text:span text:style-name="T1">applications</text:span>.</text:p>
      <text:p text:style-name="P38">The input <text:span text:style-name="T82">KeyHandle</text:span><text:span text:style-name="T56"> is initially set to 0xFFFFFFFF to start an enumeration round.</text:span></text:p>
      <text:p text:style-name="P38"><text:span text:style-name="T56">Succeeding calls should use the output </text:span><text:span text:style-name="T82">KeyHandle</text:span><text:span text:style-name="T56"> as input to the next call.</text:span></text:p>
      <text:p text:style-name="P60"><text:span text:style-name="T56">When </text:span><text:span text:style-name="T82">enumerateKeys</text:span><text:span text:style-name="T53"> returns with a </text:span><text:span text:style-name="T82">KeyHandle</text:span><text:span text:style-name="T53"> = 0xFFFFFFFF there are no more key objects to read.</text:span></text:p>
      <text:h text:style-name="P112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9">⁮[</text:span><text:span text:style-name="T71"> </text:span><text:span text:style-name="T69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9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9">⁮[</text:span><text:span text:style-name="T71"> </text:span><text:span text:style-name="T69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60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9">⁮[</text:span><text:span text:style-name="T71"> </text:span><text:span text:style-name="T69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9">Number of</text:span> <text:span text:style-name="T84">ExtensionType</text:span> URIs <text:span text:style-name="T49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9">byte⁮[</text:span><text:span text:style-name="T71"> </text:span><text:span text:style-name="T69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81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85">getKeyAttributes</text:span> returns attribute data for provisioned keys..</text:p>
      <text:p text:style-name="P38"><text:span text:style-name="CrossRef"><text:reference-ref text:reference-format="text" text:ref-name="keyusage">Key Usage</text:reference-ref></text:span> determines if the secret key is asymmetric or symmetric.</text:p>
      <text:p text:style-name="P38">Asymmetric keys MUST always return a zero in <text:span text:style-name="T84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h text:style-name="P112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9">Copy of </text:span><text:span text:style-name="T84">RetryLimit</text:span> defined by <text:span text:style-name="CrossRef"><text:span text:style-name="T49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9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9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5" office:value-type="string">
            <text:p text:style-name="P72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85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53">The following table illustrates how the </text:span><text:span text:style-name="T82">ProtectionStatus</text:span><text:span text:style-name="T53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83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83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83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83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83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/>
      <text:h text:style-name="P112" text:outline-level="2"><text:reference-mark-start text:name="enumerateExtensions"/>getExtension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84">Type</text:span>. <text:s/>S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72"><text:span text:style-name="T76">Exact copies of the corresponding </text:span><text:span text:style-name="CrossRef"><text:reference-ref text:reference-format="text" text:ref-name="addextensiondata">addExtension</text:reference-ref></text:span><text:span text:style-name="T76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9">⁮[</text:span><text:span text:style-name="T71"> </text:span><text:span text:style-name="T69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85">getExtension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84">ExtensionData</text:span> will be a zero-length array.</text:p>
      <text:h text:style-name="P112" text:outline-level="2"><text:reference-mark-start text:name="set.property"/>setProperty<text:reference-mark-end text:name="set.property"/> (104)</text:h>
      <text:p text:style-name="Text_20_body">Input</text:p>
      <table:table table:name="Table94" table:style-name="Table94">
        <table:table-column table:style-name="Table94.A"/>
        <table:table-column table:style-name="Table94.B"/>
        <table:table-column table:style-name="Table94.C"/>
        <table:table-row table:style-name="Table94.1">
          <table:table-cell table:style-name="Table94.A1" office:value-type="string">
            <text:p text:style-name="P12">Name</text:p>
          </table:table-cell>
          <table:table-cell table:style-name="Table94.A1" office:value-type="string">
            <text:p text:style-name="P12">Type</text:p>
          </table:table-cell>
          <table:table-cell table:style-name="Table94.C1" office:value-type="string">
            <text:p text:style-name="P12">Comment</text:p>
          </table:table-cell>
        </table:table-row>
        <table:table-row table:style-name="Table94.2">
          <table:table-cell table:style-name="Table94.A2" office:value-type="string">
            <text:p text:style-name="P15">KeyHandle</text:p>
          </table:table-cell>
          <table:table-cell table:style-name="Table94.A2" office:value-type="string">
            <text:p text:style-name="P3">int</text:p>
          </table:table-cell>
          <table:table-cell table:style-name="Table94.C2" office:value-type="string">
            <text:p text:style-name="P2">Local handle to the target key</text:p>
          </table:table-cell>
        </table:table-row>
        <table:table-row table:style-name="Table94.2">
          <table:table-cell table:style-name="Table94.A2" office:value-type="string">
            <text:p text:style-name="P15">ExtensionType</text:p>
          </table:table-cell>
          <table:table-cell table:style-name="Table94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4.C2" office:value-type="string">
            <text:p text:style-name="P25">MUST identify a <text:span text:style-name="T84">PropertyBag</text:span> extension. <text:s/>See <text:span text:style-name="CrossRef"><text:reference-ref text:reference-format="text" text:ref-name="addextensiondata">addExtension</text:reference-ref></text:span><text:span text:style-name="CrossRef"> </text:span></text:p>
          </table:table-cell>
        </table:table-row>
        <table:table-row table:style-name="Table94.2">
          <table:table-cell table:style-name="Table94.A2" office:value-type="string">
            <text:p text:style-name="P15">Name</text:p>
          </table:table-cell>
          <table:table-cell table:style-name="Table94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4.C2" office:value-type="string">
            <text:p text:style-name="P25"><text:span text:style-name="T84">Property</text:span> name</text:p>
          </table:table-cell>
        </table:table-row>
        <table:table-row table:style-name="Table94.2">
          <table:table-cell table:style-name="Table94.A2" office:value-type="string">
            <text:p text:style-name="P15">Value</text:p>
          </table:table-cell>
          <table:table-cell table:style-name="Table94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4.C2" office:value-type="string">
            <text:p text:style-name="P25"><text:span text:style-name="T84">Property</text:span> value</text:p>
          </table:table-cell>
        </table:table-row>
      </table:table>
      <text:p text:style-name="Text_20_body"/>
      <text:p text:style-name="Text_20_body">Output</text:p>
      <table:table table:name="Table95" table:style-name="Table95">
        <table:table-column table:style-name="Table95.A"/>
        <table:table-column table:style-name="Table95.B"/>
        <table:table-column table:style-name="Table95.C"/>
        <table:table-row table:style-name="Table95.1">
          <table:table-cell table:style-name="Table95.A1" office:value-type="string">
            <text:p text:style-name="P12">Name</text:p>
          </table:table-cell>
          <table:table-cell table:style-name="Table95.A1" office:value-type="string">
            <text:p text:style-name="P12">Type</text:p>
          </table:table-cell>
          <table:table-cell table:style-name="Table95.C1" office:value-type="string">
            <text:p text:style-name="P12">Comment</text:p>
          </table:table-cell>
        </table:table-row>
        <table:table-row table:style-name="Table95.2">
          <table:table-cell table:style-name="Table95.A2" office:value-type="string">
            <text:p text:style-name="P15">Status</text:p>
          </table:table-cell>
          <table:table-cell table:style-name="Table95.A2" office:value-type="string">
            <text:p text:style-name="P3">byte</text:p>
          </table:table-cell>
          <table:table-cell table:style-name="Table9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85">setProperty</text:span> sets a <text:span text:style-name="T84">Property</text:span> in a <text:span text:style-name="T84">PropertyBag</text:span> linked to a key.</text:p>
      <text:p text:style-name="Text_20_body">If the named <text:span text:style-name="T81">Property</text:span> does not exist or is not <text:span text:style-name="T1">writable</text:span>, an error MUST be returned.</text:p>
      <text:h text:style-name="P112" text:outline-level="2"><text:reference-mark-start text:name="deletekey"/>deleteKey<text:reference-mark-end text:name="deletekey"/> (105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Authorization</text:p>
          </table:table-cell>
          <table:table-cell table:style-name="Table60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5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76">A conforming SKS MAY introduce physical presence methods like GPIO-based buttons, </text:span><text:span text:style-name="T2">circumventing</text:span><text:span text:style-name="T76"> key delete policy settings.</text:span></text:p>
      <text:p text:style-name="P38"><text:span text:style-name="T76">Regarding delete of PIN and PUK policy objects, see </text:span><text:span text:style-name="CrossRef"><text:reference-ref text:reference-format="text" text:ref-name="key.protectionobjects">Key Protection Objects</text:reference-ref></text:span><text:span text:style-name="T76">.</text:span></text:p>
      <text:h text:style-name="P112" text:outline-level="2"><text:reference-mark-start text:name="unlockey"/>unlockKey<text:reference-mark-end text:name="unlockey"/> (106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5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12" text:outline-level="2"><text:reference-mark-start text:name="exportkey"/>exportKey<text:reference-mark-end text:name="exportkey"/> (107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Authorization</text:p>
          </table:table-cell>
          <table:table-cell table:style-name="Table67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getKeyHandle</text:reference-ref></text:span></text:p>
          </table:table-cell>
        </table:table-row>
      </table:table>
      <text:p text:style-name="P38"/>
      <text:p text:style-name="P38"><text:span text:style-name="T85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5">non-exportable</text:span> key is referred to, <text:span text:style-name="T85">exportKey</text:span><text:span text:style-name="T63"> MUST return </text:span><text:span text:style-name="CrossRef"><text:span text:style-name="T73"><text:reference-ref text:reference-format="text" text:ref-name="err.not.allowed">ERROR_NOT_ALLOWED</text:reference-ref></text:span></text:span><text:span text:style-name="T63"> status.</text:span></text:p>
      <text:p text:style-name="P76"/>
      <text:h text:style-name="P112" text:outline-level="2"><text:reference-mark-start text:name="signdata"/>signHashedData<text:reference-mark-end text:name="signdata"/> (11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29.C2" office:value-type="string">
            <text:p text:style-name="Standard"><text:span text:style-name="T56">Algorithm</text:span><text:span text:style-name="T57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8">‎</text:span></text:p>
          </table:table-cell>
        </table:table-row>
        <table:table-row table:style-name="Table29.2">
          <table:table-cell table:style-name="Table29.A2" office:value-type="string">
            <text:p text:style-name="P15">Authorization</text:p>
          </table:table-cell>
          <table:table-cell table:style-name="Table2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Data</text:p>
          </table:table-cell>
          <table:table-cell table:style-name="Table2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29.C2" office:value-type="string">
            <text:p text:style-name="P2">Hashed data to be signed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9">signHashedData</text:span> performs an asymmetric key signature where the input data MUST be hashed <text:span text:style-name="T1">as required by the signature algorithm</text:span>.</text:p>
      <text:p text:style-name="Standard"><text:span text:style-name="T63">In addition to possible internal errors that do not have any obvious handling in user programs, invalid authorization data (PIN) to the key MUST return a non-fatal </text:span><text:span text:style-name="CrossRef"><text:span text:style-name="T73"><text:reference-ref text:reference-format="text" text:ref-name="auth.error">ERROR_AUTHORIZATION</text:reference-ref></text:span></text:span><text:span text:style-name="T63"> status.</text:span></text:p>
      <text:p text:style-name="P75"/>
      <text:p text:style-name="Text_20_body"><text:span text:style-name="T53">The length of </text:span><text:span text:style-name="T82">Data</text:span><text:span text:style-name="T53"> MUST match the hash algorithm. <text:s/>Note that signature algorithms that do not specify a hash algorithm impose no tests on </text:span><text:span text:style-name="T82">Data</text:span><text:span text:style-name="T53"> length. <text:s/>For RSA signatures without hash algorithm the signature packet MUST be formatted according to </text:span><text:span text:style-name="CrossRef"><text:span text:style-name="T73"><text:reference-ref text:reference-format="text" text:ref-name="pkcs1">PKCS #1</text:reference-ref></text:span></text:span><text:span text:style-name="T53"> but without hash algorithm identifiers:</text:span></text:p>
      <text:p text:style-name="Text_20_body"><text:tab/>EMSA = <text:span text:style-name="T86">0x00</text:span> || <text:span text:style-name="T86">0x01</text:span> || <text:span text:style-name="T86">PS</text:span> || <text:span text:style-name="T86">0x00</text:span> || <text:span text:style-name="T82">Data</text:span></text:p>
      <text:h text:style-name="P112" text:outline-level="2">asymmetricKeyDecrypt (111)</text:h>
      <text:p text:style-name="Text_20_body">Input</text:p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P12">Name</text:p>
          </table:table-cell>
          <table:table-cell table:style-name="Table88.A1" office:value-type="string">
            <text:p text:style-name="P12">Type</text:p>
          </table:table-cell>
          <table:table-cell table:style-name="Table88.C1" office:value-type="string">
            <text:p text:style-name="P12">Comment</text:p>
          </table:table-cell>
        </table:table-row>
        <table:table-row table:style-name="Table88.2">
          <table:table-cell table:style-name="Table88.A2" office:value-type="string">
            <text:p text:style-name="P15">KeyHandle</text:p>
          </table:table-cell>
          <table:table-cell table:style-name="Table88.A2" office:value-type="string">
            <text:p text:style-name="P3">int</text:p>
          </table:table-cell>
          <table:table-cell table:style-name="Table88.C2" office:value-type="string">
            <text:p text:style-name="P2">Local handle to the target key</text:p>
          </table:table-cell>
        </table:table-row>
        <table:table-row table:style-name="Table88.2">
          <table:table-cell table:style-name="Table88.A2" office:value-type="string">
            <text:p text:style-name="P15">Parameters</text:p>
          </table:table-cell>
          <table:table-cell table:style-name="Table8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88.C2" office:value-type="string">
            <text:p text:style-name="P2">Parameters needed by some encryption algorithms</text:p>
          </table:table-cell>
        </table:table-row>
        <table:table-row table:style-name="Table88.2">
          <table:table-cell table:style-name="Table88.A2" office:value-type="string">
            <text:p text:style-name="P15">EncryptionAlgorithm</text:p>
          </table:table-cell>
          <table:table-cell table:style-name="Table8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88.C2" office:value-type="string">
            <text:p text:style-name="Standard"><text:span text:style-name="T56">Algorithm</text:span><text:span text:style-name="T57"> URI</text:span>. <text:s/>See <text:span text:style-name="CrossRef"><text:reference-ref text:reference-format="text" text:ref-name="asymm.key.enc">Asymmetric Key Encryption</text:reference-ref></text:span><text:span text:style-name="CrossRef"> </text:span><text:span text:style-name="T58">‎</text:span></text:p>
          </table:table-cell>
        </table:table-row>
        <table:table-row table:style-name="Table88.2">
          <table:table-cell table:style-name="Table88.A2" office:value-type="string">
            <text:p text:style-name="P15">Authorization</text:p>
          </table:table-cell>
          <table:table-cell table:style-name="Table8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88.C2" office:value-type="string">
            <text:p text:style-name="P2">Holds a PIN value or is of zero length indicating that no PIN is supplied</text:p>
          </table:table-cell>
        </table:table-row>
        <table:table-row table:style-name="Table88.2">
          <table:table-cell table:style-name="Table88.A2" office:value-type="string">
            <text:p text:style-name="P15">Data</text:p>
          </table:table-cell>
          <table:table-cell table:style-name="Table88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88.C2" office:value-type="string">
            <text:p text:style-name="P2">Encrypted data</text:p>
          </table:table-cell>
        </table:table-row>
      </table:table>
      <text:p text:style-name="Text_20_body"/>
      <text:p text:style-name="Text_20_body">Output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office:value-type="string">
            <text:p text:style-name="P12">Name</text:p>
          </table:table-cell>
          <table:table-cell table:style-name="Table89.A1" office:value-type="string">
            <text:p text:style-name="P12">Type</text:p>
          </table:table-cell>
          <table:table-cell table:style-name="Table89.C1" office:value-type="string">
            <text:p text:style-name="P12">Comment</text:p>
          </table:table-cell>
        </table:table-row>
        <table:table-row table:style-name="Table89.2">
          <table:table-cell table:style-name="Table89.A2" office:value-type="string">
            <text:p text:style-name="P15">Status</text:p>
          </table:table-cell>
          <table:table-cell table:style-name="Table89.A2" office:value-type="string">
            <text:p text:style-name="P3">byte</text:p>
          </table:table-cell>
          <table:table-cell table:style-name="Table8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9.2">
          <table:table-cell table:style-name="Table89.A2" office:value-type="string">
            <text:p text:style-name="P15">Result</text:p>
          </table:table-cell>
          <table:table-cell table:style-name="Table89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89.C2" office:value-type="string">
            <text:p text:style-name="P2">Decrypted data</text:p>
          </table:table-cell>
        </table:table-row>
      </table:table>
      <text:p text:style-name="Text_20_body"/>
      <text:p text:style-name="Text_20_body"><text:span text:style-name="T79">asymmetricKeyDecrypt</text:span> performs an asymmetric key decryption where the input data MUST be formatted <text:span text:style-name="T1">as required by the encryption algorithm</text:span> like <text:span text:style-name="CrossRef"><text:span text:style-name="T73"><text:reference-ref text:reference-format="text" text:ref-name="pkcs1">PKCS #1</text:reference-ref></text:span></text:span> for RSA.</text:p>
      <text:p text:style-name="Text_20_body">The <text:span text:style-name="T79">Parameters</text:span> object MUST be of zero length for encryption algorithms not needing additional input.</text:p>
      <text:p text:style-name="Standard"><text:span text:style-name="T63">In addition to possible internal errors that do not have any obvious handling in user programs, invalid authorization data (PIN) to the key MUST return a non-fatal </text:span><text:span text:style-name="CrossRef"><text:span text:style-name="T73"><text:reference-ref text:reference-format="text" text:ref-name="auth.error">ERROR_AUTHORIZATION</text:reference-ref></text:span></text:span><text:span text:style-name="T63"> status.</text:span></text:p>
      <text:h text:style-name="P112" text:outline-level="2">performHMAC (112)</text:h>
      <text:p text:style-name="Text_20_body">Input</text:p>
      <table:table table:name="Table90" table:style-name="Table90">
        <table:table-column table:style-name="Table90.A"/>
        <table:table-column table:style-name="Table90.B"/>
        <table:table-column table:style-name="Table90.C"/>
        <table:table-row table:style-name="Table90.1">
          <table:table-cell table:style-name="Table90.A1" office:value-type="string">
            <text:p text:style-name="P12">Name</text:p>
          </table:table-cell>
          <table:table-cell table:style-name="Table90.A1" office:value-type="string">
            <text:p text:style-name="P12">Type</text:p>
          </table:table-cell>
          <table:table-cell table:style-name="Table90.C1" office:value-type="string">
            <text:p text:style-name="P12">Comment</text:p>
          </table:table-cell>
        </table:table-row>
        <table:table-row table:style-name="Table90.2">
          <table:table-cell table:style-name="Table90.A2" office:value-type="string">
            <text:p text:style-name="P15">KeyHandle</text:p>
          </table:table-cell>
          <table:table-cell table:style-name="Table90.A2" office:value-type="string">
            <text:p text:style-name="P3">int</text:p>
          </table:table-cell>
          <table:table-cell table:style-name="Table90.C2" office:value-type="string">
            <text:p text:style-name="P2">Local handle to the target key</text:p>
          </table:table-cell>
        </table:table-row>
        <table:table-row table:style-name="Table90.2">
          <table:table-cell table:style-name="Table90.A2" office:value-type="string">
            <text:p text:style-name="P15">HMACAlgorithm</text:p>
          </table:table-cell>
          <table:table-cell table:style-name="Table90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0.C2" office:value-type="string">
            <text:p text:style-name="Standard"><text:span text:style-name="T56">Algorithm</text:span><text:span text:style-name="T57"> URI</text:span>. <text:s/>See <text:span text:style-name="CrossRef"><text:reference-ref text:reference-format="text" text:ref-name="hmac.operations">HMAC Operations</text:reference-ref></text:span><text:span text:style-name="CrossRef"> </text:span><text:span text:style-name="T58">‎</text:span></text:p>
          </table:table-cell>
        </table:table-row>
        <table:table-row table:style-name="Table90.2">
          <table:table-cell table:style-name="Table90.A2" office:value-type="string">
            <text:p text:style-name="P15">Authorization</text:p>
          </table:table-cell>
          <table:table-cell table:style-name="Table90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0.C2" office:value-type="string">
            <text:p text:style-name="P2">Holds a PIN value or is of zero length indicating that no PIN is supplied</text:p>
          </table:table-cell>
        </table:table-row>
        <table:table-row table:style-name="Table90.2">
          <table:table-cell table:style-name="Table90.A2" office:value-type="string">
            <text:p text:style-name="P15">Data</text:p>
          </table:table-cell>
          <table:table-cell table:style-name="Table90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0.C2" office:value-type="string">
            <text:p text:style-name="P2">Data to be HMACed</text:p>
          </table:table-cell>
        </table:table-row>
      </table:table>
      <text:p text:style-name="Text_20_body"/>
      <text:p text:style-name="Text_20_body">Output</text:p>
      <table:table table:name="Table91" table:style-name="Table91">
        <table:table-column table:style-name="Table91.A"/>
        <table:table-column table:style-name="Table91.B"/>
        <table:table-column table:style-name="Table91.C"/>
        <table:table-row table:style-name="Table91.1">
          <table:table-cell table:style-name="Table91.A1" office:value-type="string">
            <text:p text:style-name="P12">Name</text:p>
          </table:table-cell>
          <table:table-cell table:style-name="Table91.A1" office:value-type="string">
            <text:p text:style-name="P12">Type</text:p>
          </table:table-cell>
          <table:table-cell table:style-name="Table91.C1" office:value-type="string">
            <text:p text:style-name="P12">Comment</text:p>
          </table:table-cell>
        </table:table-row>
        <table:table-row table:style-name="Table91.2">
          <table:table-cell table:style-name="Table91.A2" office:value-type="string">
            <text:p text:style-name="P15">Status</text:p>
          </table:table-cell>
          <table:table-cell table:style-name="Table91.A2" office:value-type="string">
            <text:p text:style-name="P3">byte</text:p>
          </table:table-cell>
          <table:table-cell table:style-name="Table9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1.2">
          <table:table-cell table:style-name="Table91.A2" office:value-type="string">
            <text:p text:style-name="P15">Result</text:p>
          </table:table-cell>
          <table:table-cell table:style-name="Table91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1.C2" office:value-type="string">
            <text:p text:style-name="P2">HMACed data</text:p>
          </table:table-cell>
        </table:table-row>
      </table:table>
      <text:p text:style-name="Text_20_body"/>
      <text:p text:style-name="Text_20_body"><text:span text:style-name="T79">performHMAC</text:span> performs a symmetric key HMAC operation on the input data.</text:p>
      <text:p text:style-name="Standard"><text:span text:style-name="T63">In addition to possible internal errors that do not have any obvious handling in user programs, invalid authorization data (PIN) to the key MUST return a non-fatal </text:span><text:span text:style-name="CrossRef"><text:span text:style-name="T73"><text:reference-ref text:reference-format="text" text:ref-name="auth.error">ERROR_AUTHORIZATION</text:reference-ref></text:span></text:span><text:span text:style-name="T63"> status.</text:span></text:p>
      <text:h text:style-name="P112" text:outline-level="2">symmetricKeyEncrypt (113)</text:h>
      <text:p text:style-name="Text_20_body">Input</text:p>
      <table:table table:name="Table92" table:style-name="Table92">
        <table:table-column table:style-name="Table92.A"/>
        <table:table-column table:style-name="Table92.B"/>
        <table:table-column table:style-name="Table92.C"/>
        <table:table-row table:style-name="Table92.1">
          <table:table-cell table:style-name="Table92.A1" office:value-type="string">
            <text:p text:style-name="P12">Name</text:p>
          </table:table-cell>
          <table:table-cell table:style-name="Table92.A1" office:value-type="string">
            <text:p text:style-name="P12">Type</text:p>
          </table:table-cell>
          <table:table-cell table:style-name="Table92.C1" office:value-type="string">
            <text:p text:style-name="P12">Comment</text:p>
          </table:table-cell>
        </table:table-row>
        <table:table-row table:style-name="Table92.2">
          <table:table-cell table:style-name="Table92.A2" office:value-type="string">
            <text:p text:style-name="P15">KeyHandle</text:p>
          </table:table-cell>
          <table:table-cell table:style-name="Table92.A2" office:value-type="string">
            <text:p text:style-name="P3">int</text:p>
          </table:table-cell>
          <table:table-cell table:style-name="Table92.C2" office:value-type="string">
            <text:p text:style-name="P2">Local handle to the target key</text:p>
          </table:table-cell>
        </table:table-row>
        <table:table-row table:style-name="Table92.2">
          <table:table-cell table:style-name="Table92.A2" office:value-type="string">
            <text:p text:style-name="P15">EncryptMode</text:p>
          </table:table-cell>
          <table:table-cell table:style-name="Table92.A2" office:value-type="string">
            <text:p text:style-name="P3">bool</text:p>
          </table:table-cell>
          <table:table-cell table:style-name="Table92.C2" office:value-type="string">
            <text:p text:style-name="P2">True for encryption, false for decryption</text:p>
          </table:table-cell>
        </table:table-row>
        <table:table-row table:style-name="Table92.2">
          <table:table-cell table:style-name="Table92.A2" office:value-type="string">
            <text:p text:style-name="P15">IV</text:p>
          </table:table-cell>
          <table:table-cell table:style-name="Table92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2.C2" office:value-type="string">
            <text:p text:style-name="P2">Initialization Vector</text:p>
          </table:table-cell>
        </table:table-row>
        <table:table-row table:style-name="Table92.2">
          <table:table-cell table:style-name="Table92.A2" office:value-type="string">
            <text:p text:style-name="P15">EncryptionAlgorithm</text:p>
          </table:table-cell>
          <table:table-cell table:style-name="Table92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2.C2" office:value-type="string">
            <text:p text:style-name="Standard"><text:span text:style-name="T56">Algorithm</text:span><text:span text:style-name="T57"> URI</text:span>. <text:s/>See <text:span text:style-name="CrossRef"><text:reference-ref text:reference-format="text" text:ref-name="sym.key.enc">Symmetric Key Encryption</text:reference-ref></text:span><text:span text:style-name="CrossRef"> </text:span><text:span text:style-name="T58">‎</text:span></text:p>
          </table:table-cell>
        </table:table-row>
        <table:table-row table:style-name="Table92.2">
          <table:table-cell table:style-name="Table92.A2" office:value-type="string">
            <text:p text:style-name="P15">Authorization</text:p>
          </table:table-cell>
          <table:table-cell table:style-name="Table92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2.C2" office:value-type="string">
            <text:p text:style-name="P2">Holds a PIN value or is of zero length indicating that no PIN is supplied</text:p>
          </table:table-cell>
        </table:table-row>
        <table:table-row table:style-name="Table92.2">
          <table:table-cell table:style-name="Table92.A2" office:value-type="string">
            <text:p text:style-name="P15">Data</text:p>
          </table:table-cell>
          <table:table-cell table:style-name="Table92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2.C2" office:value-type="string">
            <text:p text:style-name="P2">Data to be encrypted or decrypted</text:p>
          </table:table-cell>
        </table:table-row>
      </table:table>
      <text:p text:style-name="Text_20_body"/>
      <text:p text:style-name="Text_20_body">Output</text:p>
      <table:table table:name="Table93" table:style-name="Table93">
        <table:table-column table:style-name="Table93.A"/>
        <table:table-column table:style-name="Table93.B"/>
        <table:table-column table:style-name="Table93.C"/>
        <table:table-row table:style-name="Table93.1">
          <table:table-cell table:style-name="Table93.A1" office:value-type="string">
            <text:p text:style-name="P12">Name</text:p>
          </table:table-cell>
          <table:table-cell table:style-name="Table93.A1" office:value-type="string">
            <text:p text:style-name="P12">Type</text:p>
          </table:table-cell>
          <table:table-cell table:style-name="Table93.C1" office:value-type="string">
            <text:p text:style-name="P12">Comment</text:p>
          </table:table-cell>
        </table:table-row>
        <table:table-row table:style-name="Table93.2">
          <table:table-cell table:style-name="Table93.A2" office:value-type="string">
            <text:p text:style-name="P15">Status</text:p>
          </table:table-cell>
          <table:table-cell table:style-name="Table93.A2" office:value-type="string">
            <text:p text:style-name="P3">byte</text:p>
          </table:table-cell>
          <table:table-cell table:style-name="Table9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3.2">
          <table:table-cell table:style-name="Table93.A2" office:value-type="string">
            <text:p text:style-name="P15">Result</text:p>
          </table:table-cell>
          <table:table-cell table:style-name="Table93.A2" office:value-type="string">
            <text:p text:style-name="P3">byte<text:span text:style-name="T69">⁮[</text:span><text:span text:style-name="T71"> </text:span><text:span text:style-name="T69">]</text:span></text:p>
          </table:table-cell>
          <table:table-cell table:style-name="Table93.C2" office:value-type="string">
            <text:p text:style-name="P2">Encrypted or decrypted data</text:p>
          </table:table-cell>
        </table:table-row>
      </table:table>
      <text:p text:style-name="Text_20_body"/>
      <text:p text:style-name="Text_20_body"><text:span text:style-name="T79">symmetricKeyEncrypt</text:span> performs a symmetric key encryption or decryption operation on the input data.</text:p>
      <text:p text:style-name="Text_20_body">Note that if an <text:span text:style-name="T79">IV</text:span> (Initialization Vector) is not required by the <text:span text:style-name="T84">EncryptionAlgorithm</text:span>, <text:span text:style-name="T79">IV</text:span> MUST be of zero length.</text:p>
      <text:p text:style-name="Standard"><text:span text:style-name="T63">In addition to possible internal errors that do not have any obvious handling in user programs, invalid authorization data (PIN) to the key MUST return a non-fatal </text:span><text:span text:style-name="CrossRef"><text:span text:style-name="T73"><text:reference-ref text:reference-format="text" text:ref-name="auth.error">ERROR_AUTHORIZATION</text:reference-ref></text:span></text:span><text:span text:style-name="T63"> status.</text:span></text:p>
      <text:p text:style-name="P75"/>
      <text:h text:style-name="P109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62">ee </text:span><text:span text:style-name="CrossRef"><text:span text:style-name="T73"><text:reference-ref text:reference-format="text" text:ref-name="sess.key.op">SessionKeyLimit</text:reference-ref></text:span></text:span><text:span text:style-name="T62">.</text:span></text:p>
      <text:p text:style-name="Text_20_body"><text:span text:style-name="T62">String literals like </text:span><text:span text:style-name="T85">"Encryption Key"</text:span><text:span text:style-name="T62"> featured in the following definitions MUST be supplied “as is” </text:span><text:span text:style-name="T64">without</text:span><text:span text:style-name="T62"> length indicators, while when being a part of MAC or attestation </text:span><text:span text:style-name="T64">Data</text:span><text:span text:style-name="T62"> arguments MUST be treated as described in </text:span><text:span text:style-name="CrossRef"><text:span text:style-name="T73"><text:reference-ref text:reference-format="text" text:ref-name="datatypes">Data Types</text:reference-ref></text:span></text:span><text:span text:style-name="T62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9"><text:tab/>EncryptionKey</text:span> = <text:span text:style-name="CrossRef"><text:span text:style-name="T73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9">"Encryption Key"</text:span>)</text:p>
      <text:p text:style-name="Text_20_body"><text:span text:style-name="T79">EncryptionKey</text:span> MUST only be used with the <text:span text:style-name="CrossRef"><text:reference-ref text:reference-format="text" text:ref-name="AES256-CBC">AES256-CBC</text:reference-ref></text:span> algorithm. <text:s/>Note that the IV (Initialization Vector) MUST always be <text:span text:style-name="T1">prepended</text:span> to the encrypted data as in <text:span text:style-name="CrossRef"><text:span text:style-name="T73"><text:reference-ref text:reference-format="text" text:ref-name="xml.encrypt">XML Encryption</text:reference-ref></text:span></text:span><text:span text:style-name="T62">.</text:span>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9"><text:tab/>MAC</text:span> = <text:span text:style-name="CrossRef"><text:span text:style-name="T73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8"> || </text:span><text:span text:style-name="T64">MethodName</text:span><text:span text:style-name="T48"> || </text:span><text:span text:style-name="CrossRef"><text:reference-ref text:reference-format="text" text:ref-name="mac.seq.cnt">MACSequenceCounter</text:reference-ref></text:span><text:span text:style-name="T48">, </text:span><text:span text:style-name="T64">Data</text:span><text:span text:style-name="T48">)</text:span></text:p>
      <text:p text:style-name="Text_20_body"><text:span text:style-name="T64">MethodName</text:span><text:span text:style-name="T48"> is the string literal of the target method like </text:span><text:span text:style-name="T79">"closeProvisioningSession"</text:span><text:span text:style-name="T48">, while </text:span><text:span text:style-name="T64">Data</text:span><text:span text:style-name="T62"> represents the arguments as specified for the actual method.</text:span></text:p>
      <text:p text:style-name="Text_20_body"><text:span text:style-name="T62">Individual elements featured in </text:span><text:span text:style-name="T64">Data</text:span><text:span text:style-name="T62"> MUST use the representation described in </text:span><text:span text:style-name="CrossRef"><text:span text:style-name="T73"><text:reference-ref text:reference-format="text" text:ref-name="datatypes">Data Types</text:reference-ref></text:span></text:span><text:span text:style-name="T62">.</text:span></text:p>
      <text:p text:style-name="Text_20_body"><text:span text:style-name="T62">After each MAC operation, </text:span><text:span text:style-name="CrossRef"><text:span text:style-name="T73"><text:reference-ref text:reference-format="text" text:ref-name="mac.seq.cnt">MACSequenceCounter</text:reference-ref></text:span></text:span><text:span text:style-name="T62"> MUST be incremented by one.</text:span></text:p>
      <text:p text:style-name="P48">Due the use of a sequence counter, the provisioning system MUST honor the order of objects as defined by the issuer.</text:p>
      <text:p text:style-name="P48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9"><text:tab/>Attestation</text:span> = <text:span text:style-name="CrossRef"><text:span text:style-name="T73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8"> ||</text:span> <text:span text:style-name="T87">"</text:span><text:span text:style-name="T85">Device Attestation"</text:span><text:span text:style-name="T48">, </text:span><text:span text:style-name="T64">Data</text:span><text:span text:style-name="T48">)</text:span></text:p>
      <text:p text:style-name="Text_20_body"><text:span text:style-name="T64">Data</text:span><text:span text:style-name="T62"> represents the data to be attested. <text:s/>Also see </text:span><text:span text:style-name="CrossRef"><text:span text:style-name="T73"><text:reference-ref text:reference-format="text" text:ref-name="sign.prov.sess.data">signProvisioningSessionData</text:reference-ref></text:span></text:span><text:span text:style-name="T62">.</text:span></text:p>
      <text:p text:style-name="Text_20_body"><text:span text:style-name="T62">Individual elements featured in </text:span><text:span text:style-name="T64">Data</text:span><text:span text:style-name="T62"> MUST use the representation described in </text:span><text:span text:style-name="CrossRef"><text:span text:style-name="T73"><text:reference-ref text:reference-format="text" text:ref-name="datatypes">Data Types</text:reference-ref></text:span></text:span><text:span text:style-name="T62">.</text:span></text:p>
      <text:p text:style-name="P49"/>
      <text:h text:style-name="Heading_20_2" text:outline-level="2"><text:reference-mark-start text:name="ppmac"/><text:span text:style-name="T73">Post Provisioning MAC</text:span><text:reference-mark-end text:name="ppmac"/><text:span text:style-name="T73"> Operations</text:span></text:h>
      <text:p text:style-name="P48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9"><text:tab/>MAC</text:span> = <text:span text:style-name="CrossRef"><text:span text:style-name="T73"><text:reference-ref text:reference-format="text" text:ref-name="HMAC_SHA256">HMAC-SHA256</text:reference-ref></text:span></text:span> (<text:span text:style-name="T1">OriginalSessionKey</text:span><text:span text:style-name="T64"> || </text:span><text:span text:style-name="T85">"Proof Of Ownership"</text:span>, <text:span text:style-name="CrossRef"><text:span text:style-name="T73"><text:reference-ref text:reference-format="text" text:ref-name="eecert">End-Entity Certificate</text:reference-ref></text:span></text:span>)</text:p>
      <text:p text:style-name="Text_20_body"><text:span text:style-name="T64">OriginalSessionKey</text:span><text:span text:style-name="T62"> is the </text:span><text:span text:style-name="CrossRef"><text:span text:style-name="T73"><text:reference-ref text:reference-format="text" text:ref-name="sess.key">SessionKey</text:reference-ref></text:span></text:span><text:span text:style-name="T62"> of the </text:span><text:span text:style-name="T64">original</text:span><text:span text:style-name="T62"> provisioning session while </text:span><text:span text:style-name="CrossRef"><text:span text:style-name="T73"><text:reference-ref text:reference-format="text" text:ref-name="eecert">End-Entity Certificate</text:reference-ref></text:span></text:span><text:span text:style-name="T62"> points to the </text:span><text:span text:style-name="T64">target key</text:span><text:span text:style-name="T62">. <text:s/>Note that post provisioning operations require that the </text:span><text:span text:style-name="CrossRef"><text:span text:style-name="T73"><text:reference-ref text:reference-format="text" text:ref-name="sess.updatable">Updatable</text:reference-ref></text:span></text:span><text:span text:style-name="T62"> flag of the target key's provisioning session is set.</text:span></text:p>
      <text:p text:style-name="Text_20_body"><text:span text:style-name="CrossRef"><text:span text:style-name="T73"><text:reference-ref text:reference-format="text" text:ref-name="eecert">End-Entity Certificate</text:reference-ref></text:span></text:span><text:span text:style-name="T62"> MUST be represented as described in </text:span><text:span text:style-name="CrossRef"><text:span text:style-name="T73"><text:reference-ref text:reference-format="text" text:ref-name="datatypes">Data Types</text:reference-ref></text:span></text:span><text:span text:style-name="T62">.</text:span></text:p>
      <text:p text:style-name="Text_20_body"><text:span text:style-name="T62">If </text:span><text:span text:style-name="CrossRef"><text:span text:style-name="T73"><text:reference-ref text:reference-format="text" text:ref-name="sess.key.op">SessionKeyLimit</text:reference-ref></text:span></text:span><text:span text:style-name="T62"> for the </text:span><text:span text:style-name="T64">OriginalSessionKey</text:span><text:span text:style-name="T62"> is exceeded (use count is incremented for each post provisioning MAC), the post provisioning operation MUST be aborted.</text:span></text:p>
      <text:p text:style-name="P58"/>
      <text:h text:style-name="P109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90"><text:span text:style-name="T79">ProvisioningHandle</text:span><text:span text:style-name="T66">, ...</text:span> = <text:span text:style-name="CrossRef"><text:reference-ref text:reference-format="text" text:ref-name="createProvisioningSession">createProvisioningSession</text:reference-ref></text:span> (…)</text:p>
      <text:p text:style-name="P91"><text:span text:style-name="T79">PUKPolicyHandle</text:span> = <text:span text:style-name="CrossRef"><text:reference-ref text:reference-format="text" text:ref-name="createPUKPolicy">createPUKPolicy</text:reference-ref></text:span> (<text:span text:style-name="T79">ProvisioningHandle</text:span><text:span text:style-name="T66">, ...)</text:span></text:p>
      <text:p text:style-name="P91"><text:span text:style-name="T79">PINPolicyHandle</text:span><text:span text:style-name="T66"> = </text:span><text:span text:style-name="CrossRef"><text:reference-ref text:reference-format="text" text:ref-name="createPINPolicy">createPINPolicy</text:reference-ref></text:span><text:span text:style-name="T66"> (</text:span><text:span text:style-name="T79">ProvisioningHandle</text:span><text:span text:style-name="T66">, , </text:span><text:span text:style-name="T79">PUKPolicyHandle</text:span><text:span text:style-name="T66">, ...)</text:span></text:p>
      <text:p text:style-name="P91"><text:span text:style-name="T79">KeyHandle</text:span><text:span text:style-name="T66">, ...</text:span> = <text:span text:style-name="CrossRef"><text:reference-ref text:reference-format="text" text:ref-name="createKeyPair">createKeyPair</text:reference-ref></text:span> (<text:span text:style-name="T79">ProvisioningHandle</text:span><text:span text:style-name="T66">, , </text:span><text:span text:style-name="T79">PINPolicyHandle</text:span><text:span text:style-name="T66">, …)</text:span></text:p>
      <text:p text:style-name="P92">External certification of the generated public key happens here...</text:p>
      <text:p text:style-name="P90"><text:span text:style-name="CrossRef"><text:reference-ref text:reference-format="text" text:ref-name="setCertificatePath">setCertificatePath</text:reference-ref></text:span><text:span text:style-name="T66"> (</text:span><text:span text:style-name="T79">KeyHandle</text:span><text:span text:style-name="T66">, ...)</text:span></text:p>
      <text:p text:style-name="P91"><text:span text:style-name="CrossRef"><text:reference-ref text:reference-format="text" text:ref-name="closeProvisioningSession">closeProvisioningSession</text:reference-ref></text:span><text:span text:style-name="T66"> (</text:span><text:span text:style-name="T79">ProvisioningHandle</text:span><text:span text:style-name="T66">, ...)</text:span></text:p>
      <text:p text:style-name="Text_20_body"><text:span text:style-name="T66"><text:line-break/>Note that </text:span><text:span text:style-name="T79">Handle</text:span><text:span text:style-name="T66"> variables are only used by local middleware, while (not shown) variables like </text:span><text:span text:style-name="T79">SessionKey</text:span><text:span text:style-name="T66">, </text:span><text:span text:style-name="T79">MAC</text:span><text:span text:style-name="T66">, </text:span><text:span text:style-name="T79">ID</text:span><text:span text:style-name="T66">, etc. are primarily used in the communication between an issuer and the SKS.</text:span></text:p>
      <text:p text:style-name="P46">If keys are to be created entirely locally, this requires local software emulation of an issuer.</text:p>
      <text:p text:style-name="P46"/>
      <text:h text:style-name="Heading_20_1" text:outline-level="1">Reference Implementation</text:h>
      <text:p text:style-name="P46">To further guide implementers, an open source SKS reference implementation in java<text:span text:style-name="T48">®</text:span> is available including a JUnit suite.</text:p>
      <text:p text:style-name="Text_20_body"><text:span text:style-name="T66">URL: </text:span><text:a xlink:type="simple" xlink:href="http://code.google.com/p/openkeystore">http://code.google.com/p/openkeystore</text:a></text:p>
      <text:p text:style-name="Text_20_body"/>
      <text:h text:style-name="P109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p_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6">&lt;</text:span><text:span text:style-name="T30">CredentialDiscoveryRequest</text:span><text:span text:style-name="T10">  </text:span><text:span text:style-name="T97">…</text:span><text:span text:style-name="T96"> <text:s/>&gt;<text:line-break/></text:span></text:p>
            <text:p text:style-name="P64"><text:span text:style-name="T96">    &lt;</text:span><text:span text:style-name="T30">LookupSpecifier</text:span><text:span text:style-name="T96"> </text:span><text:span text:style-name="T39">ID</text:span><text:span text:style-name="T96">="Lookup.1" </text:span><text:span text:style-name="T39">Nonce</text:span><text:span text:style-name="T96">="nSgmg4cznqE ... WrH2421w9SYA="&gt;<text:line-break/> <text:s text:c="3"/>    &lt;</text:span><text:span text:style-name="T30">SearchFilter</text:span><text:span text:style-name="T96"> </text:span><text:span text:style-name="T39">Email</text:span><text:span text:style-name="T96">="john.doe@example.com"/&gt;<text:line-break/>        &lt;</text:span><text:span text:style-name="T104">ds</text:span><text:span text:style-name="T96">:</text:span><text:span text:style-name="T30">Signature</text:span><text:span text:style-name="T96">&gt;<text:line-break/>            &lt;</text:span><text:span text:style-name="T104">ds</text:span><text:span text:style-name="T96">:</text:span><text:span text:style-name="T30">SignedInfo</text:span><text:span text:style-name="T96">&gt;<text:line-break/>                &lt;</text:span><text:span text:style-name="T104">ds</text:span><text:span text:style-name="T96">:</text:span><text:span text:style-name="T30">CanonicalizationMethod</text:span><text:span text:style-name="T96"> </text:span><text:span text:style-name="T39">Algorithm</text:span><text:span text:style-name="T96">="http://www.w3.org/2001/10/xml-exc-c14n#"/&gt;<text:line-break/>                &lt;</text:span><text:span text:style-name="T104">ds</text:span><text:span text:style-name="T96">:</text:span><text:span text:style-name="T30">SignatureMethod</text:span><text:span text:style-name="T96"> </text:span><text:span text:style-name="T39">Algorithm</text:span><text:span text:style-name="T96">="http://www.w3.org/2001/04/xmldsig-more#rsa-sha256"/&gt;<text:line-break/>                &lt;</text:span><text:span text:style-name="T104">ds</text:span><text:span text:style-name="T96">:</text:span><text:span text:style-name="T30">Reference</text:span><text:span text:style-name="T96"> </text:span><text:span text:style-name="T39">URI</text:span><text:span text:style-name="T96">="#Lookup.1"&gt;<text:line-break/>                    &lt;</text:span><text:span text:style-name="T104">ds</text:span><text:span text:style-name="T96">:</text:span><text:span text:style-name="T30">Transforms</text:span><text:span text:style-name="T96">&gt;<text:line-break/>                        &lt;</text:span><text:span text:style-name="T104">ds</text:span><text:span text:style-name="T96">:</text:span><text:span text:style-name="T30">Transform</text:span><text:span text:style-name="T96"> </text:span><text:span text:style-name="T39">Algorithm</text:span><text:span text:style-name="T96">="http://www.w3.org/2000/09/xmldsig#enveloped-signature"/&gt;<text:line-break/>                        &lt;</text:span><text:span text:style-name="T104">ds</text:span><text:span text:style-name="T96">:</text:span><text:span text:style-name="T30">Transform</text:span><text:span text:style-name="T96"> </text:span><text:span text:style-name="T39">Algorithm</text:span><text:span text:style-name="T96">="http://www.w3.org/2001/10/xml-exc-c14n#"/&gt;<text:line-break/>                    &lt;/</text:span><text:span text:style-name="T104">ds</text:span><text:span text:style-name="T96">:</text:span><text:span text:style-name="T30">Transforms</text:span><text:span text:style-name="T96">&gt;<text:line-break/>                    &lt;</text:span><text:span text:style-name="T104">ds</text:span><text:span text:style-name="T96">:</text:span><text:span text:style-name="T30">DigestMethod</text:span><text:span text:style-name="T96"> </text:span><text:span text:style-name="T39">Algorithm</text:span><text:span text:style-name="T96">="http://www.w3.org/2001/04/xmlenc#sha256"/&gt;<text:line-break/>                    &lt;</text:span><text:span text:style-name="T104">ds</text:span><text:span text:style-name="T96">:</text:span><text:span text:style-name="T30">DigestValue</text:span><text:span text:style-name="T96">&gt;JBfoi8iBKRyWxXYlTTU1cdyybMTyJr+WDW+qCJdxoGE=&lt;/</text:span><text:span text:style-name="T104">ds</text:span><text:span text:style-name="T96">:</text:span><text:span text:style-name="T30">DigestValue</text:span><text:span text:style-name="T96">&gt;<text:line-break/>                &lt;/</text:span><text:span text:style-name="T104">ds</text:span><text:span text:style-name="T96">:</text:span><text:span text:style-name="T30">Reference</text:span><text:span text:style-name="T96">&gt;<text:line-break/>            &lt;/</text:span><text:span text:style-name="T104">ds</text:span><text:span text:style-name="T96">:</text:span><text:span text:style-name="T30">SignedInfo</text:span><text:span text:style-name="T96">&gt;<text:line-break/>            &lt;</text:span><text:span text:style-name="T104">ds</text:span><text:span text:style-name="T96">:</text:span><text:span text:style-name="T30">SignatureValue</text:span><text:span text:style-name="T96">&gt;mSMaH6wChPQRDT... JKrW3n/dL7seGbg==&lt;/</text:span><text:span text:style-name="T104">ds</text:span><text:span text:style-name="T96">:</text:span><text:span text:style-name="T30">SignatureValue</text:span><text:span text:style-name="T96">&gt;<text:line-break/>            &lt;</text:span><text:span text:style-name="T104">ds</text:span><text:span text:style-name="T96">:</text:span><text:span text:style-name="T30">KeyInfo</text:span><text:span text:style-name="T96">&gt;<text:line-break/>                &lt;</text:span><text:span text:style-name="T104">ds</text:span><text:span text:style-name="T96">:</text:span><text:span text:style-name="T30">X509Data</text:span><text:span text:style-name="T96">&gt;<text:line-break/>                    &lt;</text:span><text:span text:style-name="T104">ds</text:span><text:span text:style-name="T96">:</text:span><text:span text:style-name="T30">X509IssuerSerial</text:span><text:span text:style-name="T96">&gt;<text:line-break/>                        &lt;</text:span><text:span text:style-name="T104">ds</text:span><text:span text:style-name="T96">:</text:span><text:span text:style-name="T30">X509IssuerName</text:span><text:span text:style-name="T96">&gt;CN=Root CA,O=example.com,C=us&lt;/</text:span><text:span text:style-name="T104">ds</text:span><text:span text:style-name="T96">:</text:span><text:span text:style-name="T30">X509IssuerName</text:span><text:span text:style-name="T96">&gt;<text:line-break/>                        &lt;</text:span><text:span text:style-name="T104">ds</text:span><text:span text:style-name="T96">:</text:span><text:span text:style-name="T30">X509SerialNumber</text:span><text:span text:style-name="T96">&gt;2&lt;/</text:span><text:span text:style-name="T104">ds</text:span><text:span text:style-name="T96">:</text:span><text:span text:style-name="T30">X509SerialNumber</text:span><text:span text:style-name="T96">&gt;<text:line-break/>                    &lt;/</text:span><text:span text:style-name="T104">ds</text:span><text:span text:style-name="T96">:</text:span><text:span text:style-name="T30">X509IssuerSerial</text:span><text:span text:style-name="T96">&gt;<text:line-break/>                    </text:span><text:span text:style-name="T117">&lt;!-- The Issuer's Certificate: --&gt;</text:span><text:span text:style-name="T96"><text:line-break/>                    &lt;</text:span><text:span text:style-name="T104">ds</text:span><text:span text:style-name="T96">:</text:span><text:span text:style-name="T30">X509Certificate</text:span><text:span text:style-name="T96">&gt;MIIDbzCCAlegAw … gtzO/rITZcbKHyCZvQ==&lt;/</text:span><text:span text:style-name="T104">ds</text:span><text:span text:style-name="T96">:</text:span><text:span text:style-name="T30">X509Certificate</text:span><text:span text:style-name="T96">&gt;<text:line-break/>                &lt;/</text:span><text:span text:style-name="T104">ds</text:span><text:span text:style-name="T96">:</text:span><text:span text:style-name="T30">X509Data</text:span><text:span text:style-name="T96">&gt;<text:line-break/>            &lt;/</text:span><text:span text:style-name="T104">ds</text:span><text:span text:style-name="T96">:</text:span><text:span text:style-name="T30">KeyInfo</text:span><text:span text:style-name="T96">&gt;<text:line-break/>        &lt;/</text:span><text:span text:style-name="T104">ds</text:span><text:span text:style-name="T96">:</text:span><text:span text:style-name="T30">Signature</text:span><text:span text:style-name="T96">&gt;<text:line-break/>    &lt;/</text:span><text:span text:style-name="T30">LookupSpecifier</text:span><text:span text:style-name="T96">&gt;<text:line-break/></text:span></text:p>
            <text:p text:style-name="Standard"><text:span text:style-name="T96">&lt;/</text:span><text:span text:style-name="T30">CredentialDiscoveryRequest</text:span><text:span text:style-name="T96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962809548" text:style-name="L4">
        <text:list-item>
          <text:p text:style-name="P131">Verify that the <text:span text:style-name="T85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31">Verify that the freshness <text:span text:style-name="T79">Nonce</text:span> matches <text:span text:style-name="CrossRef"><text:reference-ref text:reference-format="text" text:ref-name="SHA256">SHA256</text:reference-ref></text:span> (<text:span text:style-name="T79">ClientSessionID</text:span> || <text:span text:style-name="T79">ServerSessionID</text:span> || I<text:span text:style-name="T79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31">Enumerate all SKS keys and related certificates. <text:s/>See <text:span text:style-name="CrossRef"><text:reference-ref text:reference-format="text" text:ref-name="enum.keys">enumerateKeys</text:reference-ref></text:span></text:p>
        </text:list-item>
        <text:list-item>
          <text:p text:style-name="P131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9">X509Certificate</text:span> element which (together with the <text:span text:style-name="T85">Signature</text:span><text:span text:style-name="T63">),</text:span><text:span text:style-name="T66"> serv</text:span>es as an <text:span text:style-name="T1">Issuer Filter</text:span></text:p>
        </text:list-item>
        <text:list-item>
          <text:p text:style-name="P131">Collect the keys from step #4 that also feature the e-mail addresss <text:span text:style-name="T116">"</text:span><text:span text:style-name="T23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09" text:outline-level="1"><text:reference-mark-start text:name="sec.cons"/>Security Considerations<text:reference-mark-end text:name="sec.cons"/></text:h>
      <text:p text:style-name="P46">This document does not cover the security of the actual key-store since SKS does not differ from other systems like smart cards in this respect.</text:p>
      <text:p text:style-name="P46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6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6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6">Missing or repeated object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6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<text:span text:style-name="T1">issuer</text:span>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12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109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3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09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44, WebPKI.org, 2010-06-19<text:tab/>Page <text:page-number text:select-page="current">31</text:page-number> of <text:page-count>5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6-19T00:04:51</meta:creation-date>
    <meta:editing-cycles>2</meta:editing-cycles>
    <meta:editing-duration>PT00H01M31S</meta:editing-duration>
    <dc:title>Secure Key Store - API and Architecture</dc:title>
    <meta:document-statistic meta:table-count="95" meta:image-count="0" meta:object-count="4" meta:page-count="57" meta:paragraph-count="1891" meta:word-count="12081" meta:character-count="90264"/>
    <dc:date>2010-06-19T00:04:53</dc:date>
    <dc:creator>Anders Rundgren</dc:creator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